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130000425B0000036BB849DAC25AB5A799.svm" manifest:media-type=""/>
  <manifest:file-entry manifest:full-path="Pictures/2000007100005A5600002B59DA760BD654ED0223.svm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104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ext-properties fo:font-style="normal" style:font-style-asian="normal" style:font-style-complex="normal"/>
    </style:style>
    <style:style style:name="ce21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24" style:family="table-cell" style:parent-style-name="Default">
      <style:text-properties style:text-underline-style="solid" style:text-underline-width="auto" style:text-underline-color="font-color"/>
    </style:style>
    <style:style style:name="ce29" style:family="table-cell" style:parent-style-name="Default">
      <style:text-properties fo:color="#000000" style:text-outline="false" style:text-line-through-style="none" style:text-line-through-type="none" style:font-name="Consolas" fo:font-size="9.5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1"/>
    <style:style style:name="ce26" style:family="table-cell" style:parent-style-name="Default">
      <style:text-properties fo:color="#32cd32" fo:font-style="italic" style:font-style-asian="italic" style:font-style-complex="italic"/>
    </style:style>
    <style:style style:name="ce27" style:family="table-cell" style:parent-style-name="Default">
      <style:text-properties fo:color="#32cd32"/>
    </style:style>
    <style:style style:name="ce32" style:family="table-cell" style:parent-style-name="Default" style:data-style-name="N61">
      <style:table-cell-properties fo:background-color="#ff69b4"/>
    </style:style>
    <style:style style:name="ce33" style:family="table-cell" style:parent-style-name="Default">
      <style:table-cell-properties fo:background-color="#ff69b4"/>
    </style:style>
    <style:style style:name="ce3" style:family="table-cell" style:parent-style-name="Default" style:data-style-name="N61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61">
      <style:table-cell-properties fo:background-color="#ffff00"/>
    </style:style>
    <style:style style:name="ce20" style:family="table-cell" style:parent-style-name="Default">
      <style:table-cell-properties fo:background-color="#ffff00"/>
    </style:style>
    <style:style style:name="ce15" style:family="table-cell" style:parent-style-name="Default" style:data-style-name="N1"/>
    <style:style style:name="ce16" style:family="table-cell" style:parent-style-name="Default" style:data-style-name="N1">
      <style:table-cell-properties fo:background-color="#ffff00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b6c1"/>
    </style:style>
    <style:style style:name="ce46" style:family="table-cell" style:parent-style-name="Default" style:data-style-name="N61"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481.49pt" svg:height="24.77pt" svg:x="63.98pt" svg:y="772.53pt">
            <draw:image xlink:href="Pictures/200000130000425B0000036BB849DAC25AB5A799.svm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8" table:default-cell-style-name="Default"/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3"/>
          <table:table-cell table:formula="of:=88211-73728" office:value-type="float" office:value="14483" calcext:value-type="float">
            <text:p>14483</text:p>
          </table:table-cell>
          <table:table-cell table:number-columns-repeated="4"/>
          <table:table-cell office:value-type="string" calcext:value-type="string">
            <text:p>n0</text:p>
          </table:table-cell>
          <table:table-cell table:style-name="ce4" office:value-type="float" office:value="9.8676E+017" calcext:value-type="float">
            <text:p>9.87E+17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There must be more vertices than that</text:p>
          </table:table-cell>
          <table:table-cell table:number-columns-repeated="4"/>
          <table:table-cell office:value-type="string" calcext:value-type="string">
            <text:p>n1</text:p>
          </table:table-cell>
          <table:table-cell table:style-name="ce4" office:value-type="float" office:value="9.8676E+017" calcext:value-type="float">
            <text:p>9.87E+17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T0</text:p>
          </table:table-cell>
          <table:table-cell table:style-name="ce4" office:value-type="float" office:value="0.00000000000477821696" calcext:value-type="float">
            <text:p>4.78E-12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T1</text:p>
          </table:table-cell>
          <table:table-cell table:style-name="ce4" office:value-type="float" office:value="0.000000000004745278376" calcext:value-type="float">
            <text:p>4.75E-12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edge_normal.x</text:p>
          </table:table-cell>
          <table:table-cell table:style-name="ce4" office:value-type="float" office:value="-0.00271291323979" calcext:value-type="float">
            <text:p>-2.71E-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ebugging log</text:p>
          </table:table-cell>
          <table:table-cell table:number-columns-repeated="21"/>
        </table:table-row>
        <table:table-row table:style-name="ro1">
          <table:table-cell table:number-columns-repeated="7"/>
          <table:table-cell office:value-type="string" calcext:value-type="string">
            <text:p>over_m_n rough</text:p>
          </table:table-cell>
          <table:table-cell table:style-name="ce3" table:formula="of:=1/3.34E-024" office:value-type="float" office:value="2.9940119760479E+023" calcext:value-type="float">
            <text:p>2.99E+23</text:p>
          </table:table-cell>
          <table:table-cell/>
          <table:table-cell table:formula="of:=[.I13]*(-0.5)*([.J7]*[.J9]+[.J8]*[.J10])*[.J11]" office:value-type="float" office:value="3.81651832792104E+027" calcext:value-type="float">
            <text:p>3.81651832792104E+02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outine: pressure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IMinor = 88211, different results, why? →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n0, n1, T0, T1 completely different from CPU to GPU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Now ask why that i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…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Bug found: vertex code was looking at triangle shared data for own data T</text:p>
          </table:table-cell>
          <table:table-cell table:number-columns-repeated="4"/>
          <table:table-cell office:value-type="string" calcext:value-type="string">
            <text:p>(bug fixed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Bug found: lack of 1/3 in simple average of n from shards on GPU</text:p>
          </table:table-cell>
          <table:table-cell table:number-columns-repeated="4"/>
          <table:table-cell office:value-type="string" calcext:value-type="string">
            <text:p>(bug fixed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Now we still do not get agreement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IMinor = 29737, ~25% different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T values same, edge_normal same; n values re-ordered but same values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Fri 4<text:span text:style-name="T1">th</text:span></text:p>
          </table:table-cell>
          <table:table-cell office:value-type="string" calcext:value-type="string">
            <text:p>Turns out to be bad geometry in setting up n_array on GPU</text:p>
          </table:table-cell>
          <table:table-cell table:number-columns-repeated="4"/>
          <table:table-cell office:value-type="string" calcext:value-type="string">
            <text:p>(bug fixed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till disagreement: 23163, 46255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I pick the latter. Is it a CROSSING_INS?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Looks like FP error. Try 23163 which has bigger values, for y direction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23163 is same summands and is a CROSSING_INS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We were missing a bit of code setting the into-ins component to 0 on GPU</text:p>
          </table:table-cell>
          <table:table-cell table:number-columns-repeated="4"/>
          <table:table-cell office:value-type="string" calcext:value-type="string">
            <text:p>(bug fixed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29428 has a difference of 9e18 in context that we ignored 8e10 as FP error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>
            <text:p>Again it seems to be FP error: e.g. to get error at 10<text:span text:style-name="T1">th</text:span> place we are subtracting things 4 places higher than the result.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Sat 5<text:span text:style-name="T1">th</text:span></text:p>
          </table:table-cell>
          <table:table-cell office:value-type="string" calcext:value-type="string">
            <text:p>Neutral pressure has big diff at 2979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heck over code for similar bugs?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Yep, bug found for n_array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29428: GPU does not replicate n or T from CPU – values very different except first T; investigate T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orrected T; n still does not match yet result matches;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alculation on spreadsheet –&gt; cpu n is probably reported incorrectly because result matches GPU n; yep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still see big difference at 23308; surmise this is due to same bug as e-i where GPU is missing correction for a_r = 0 at ins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Agreement for pressure;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Testing n_shards we get some differences near the insulator and within ins where one value came out as zero</text:p>
          </table:table-cell>
          <table:table-cell table:number-columns-repeated="21"/>
        </table:table-row>
        <table:table-row table:style-name="ro1">
          <table:table-cell/>
          <table:table-cell table:style-name="ce1" office:value-type="string" calcext:value-type="string">
            <text:p>Change to “debug” routine and output changes compared to not “debug”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There seem to be significant problems with the n_shards routine still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We are seeing a flat shardmodel returned (CPU) which we should not be seeing, whatever right now is being reported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HOSEN : Switch1 n_avg 0.000000000000E+000</text:p>
          </table:table-cell>
          <table:table-cell table:number-columns-repeated="21"/>
        </table:table-row>
        <table:table-row table:style-name="ro1">
          <table:table-cell/>
          <table:table-cell table:style-name="ce1" office:value-type="string" calcext:value-type="string">
            <text:p>Bugfix: change n_shards to work with n_major which is what has been populated, for GPU.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We further need to pass n_minor which needs to be populated for tris. Think it is.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Mon 7<text:span text:style-name="T1">th</text:span></text:p>
          </table:table-cell>
          <table:table-cell office:value-type="string" calcext:value-type="string">
            <text:p>Debug Pop Ohms. .. the Ez calculated is not equal, different by factor of 4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Tues 8<text:span text:style-name="T1">th</text:span></text:p>
          </table:table-cell>
          <table:table-cell office:value-type="string" calcext:value-type="string">
            <text:p>vxy0 comes out different: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MAR_elec the x component comes through as 0 on GPU</text:p>
          </table:table-cell>
          <table:table-cell table:number-columns-repeated="21"/>
        </table:table-row>
        <table:table-row table:style-name="ro1">
          <table:table-cell/>
          <table:table-cell table:style-name="ce2" office:value-type="string" calcext:value-type="string">
            <text:p>There is another difference on top of that in the very first summand of vxy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The MAR_elec.x difference is FP (1e7 on summands 1e23) and GPU is actually correct that it should be 0 !!!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The differences are fully accounted for by FP differences in Mom Addition Rates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Now assess subsequent component to see if it is equal, and assess what is giving rise to large difference in z results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sigma_e_zz does match! (So what is wrong with our Iz arith?)</text:p>
          </table:table-cell>
          <table:table-cell table:number-columns-repeated="21"/>
        </table:table-row>
        <table:table-row table:style-name="ro1">
          <table:table-cell/>
          <table:table-cell table:style-name="ce7" office:value-type="string" calcext:value-type="string">
            <text:p>Sigma_zz is 5 orders different, higher for CPU</text:p>
          </table:table-cell>
          <table:table-cell table:number-columns-repeated="21"/>
        </table:table-row>
        <table:table-row table:style-name="ro1">
          <table:table-cell/>
          <table:table-cell table:style-name="ce7" office:value-type="string" calcext:value-type="string">
            <text:p>The Iz0, sigmaIzz totals for GPU seem to be just random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ound was missing area_minor in output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ound a bug: setting Iz=sigma_zz=0 in case of non-domain was needed</text:p>
          </table:table-cell>
          <table:table-cell table:number-columns-repeated="21"/>
        </table:table-row>
        <table:table-row table:style-name="ro2">
          <table:table-cell/>
          <table:table-cell table:style-name="ce10" office:value-type="string" calcext:value-type="string">
            <text:p>. sigma_zz[88000] is different now at 6<text:span text:style-name="T1">th</text:span> place even though sigma_izz and sigma_ezz seem to show total agreement</text:p>
          </table:table-cell>
          <table:table-cell table:number-columns-repeated="21"/>
        </table:table-row>
        <table:table-row table:style-name="ro2">
          <table:table-cell/>
          <table:table-cell table:style-name="ce8" office:value-type="string" calcext:value-type="string">
            <text:p>. SigmaIzz is now different at 3<text:span text:style-name="T1">rd</text:span> place, the total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office:value-type="float" office:value="1000000000000" calcext:value-type="float">
            <text:p>1.00E+12</text:p>
          </table:table-cell>
          <table:table-cell office:value-type="string" calcext:value-type="string">
            <text:p>Te1</text:p>
          </table:table-cell>
          <table:table-cell table:style-name="ce4" office:value-type="float" office:value="0.00000000000004" calcext:value-type="float">
            <text:p>4.00E-14</text:p>
          </table:table-cell>
          <table:table-cell office:value-type="string" calcext:value-type="string">
            <text:p>edge_normal.x</text:p>
          </table:table-cell>
          <table:table-cell table:style-name="ce4" office:value-type="float" office:value="0.002430486393" calcext:value-type="float">
            <text:p>2.43E-0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office:value-type="float" office:value="1000000000000" calcext:value-type="float">
            <text:p>1.00E+12</text:p>
          </table:table-cell>
          <table:table-cell office:value-type="string" calcext:value-type="string">
            <text:p>Te1</text:p>
          </table:table-cell>
          <table:table-cell table:style-name="ce4" office:value-type="float" office:value="0.00000000000004" calcext:value-type="float">
            <text:p>4.00E-14</text:p>
          </table:table-cell>
          <table:table-cell office:value-type="string" calcext:value-type="string">
            <text:p>edge_normal.x</text:p>
          </table:table-cell>
          <table:table-cell table:style-name="ce4" office:value-type="float" office:value="-0.000493457012" calcext:value-type="float">
            <text:p>-4.93E-0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office:value-type="float" office:value="1000000000000" calcext:value-type="float">
            <text:p>1.00E+12</text:p>
          </table:table-cell>
          <table:table-cell office:value-type="string" calcext:value-type="string">
            <text:p>Te1</text:p>
          </table:table-cell>
          <table:table-cell table:style-name="ce4" office:value-type="float" office:value="0.00000000000004" calcext:value-type="float">
            <text:p>4.00E-14</text:p>
          </table:table-cell>
          <table:table-cell office:value-type="string" calcext:value-type="string">
            <text:p>edge_normal.x</text:p>
          </table:table-cell>
          <table:table-cell table:style-name="ce4" office:value-type="float" office:value="-0.002923198416" calcext:value-type="float">
            <text:p>-2.92E-0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he n value is a bit less than 1e12 for the CPU vers. AreaMinor is the same. Don’t know why this is. 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office:value-type="float" office:value="1000000000000" calcext:value-type="float">
            <text:p>1.00E+12</text:p>
          </table:table-cell>
          <table:table-cell office:value-type="string" calcext:value-type="string">
            <text:p>Te1</text:p>
          </table:table-cell>
          <table:table-cell table:style-name="ce4" office:value-type="float" office:value="0.00000000000004" calcext:value-type="float">
            <text:p>4.00E-14</text:p>
          </table:table-cell>
          <table:table-cell office:value-type="string" calcext:value-type="string">
            <text:p>edge_normal.x</text:p>
          </table:table-cell>
          <table:table-cell table:style-name="ce4" office:value-type="float" office:value="-0.002430816945" calcext:value-type="float">
            <text:p>-2.43E-0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It could have something to do with the 3<text:span text:style-name="T1">rd</text:span> place difference in sigma total … not sure though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office:value-type="float" office:value="1000000000000" calcext:value-type="float">
            <text:p>1.00E+12</text:p>
          </table:table-cell>
          <table:table-cell office:value-type="string" calcext:value-type="string">
            <text:p>Te1</text:p>
          </table:table-cell>
          <table:table-cell table:style-name="ce4" office:value-type="float" office:value="0.00000000000004" calcext:value-type="float">
            <text:p>4.00E-14</text:p>
          </table:table-cell>
          <table:table-cell office:value-type="string" calcext:value-type="string">
            <text:p>edge_normal.x</text:p>
          </table:table-cell>
          <table:table-cell table:style-name="ce4" office:value-type="float" office:value="0.000492712023" calcext:value-type="float">
            <text:p>4.93E-04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For some reason using half-time data on GPU and full-time on CPU [we also aimed for Iz at half-time on GPU --- why this change?]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office:value-type="float" office:value="1000000000000" calcext:value-type="float">
            <text:p>1.00E+12</text:p>
          </table:table-cell>
          <table:table-cell office:value-type="string" calcext:value-type="string">
            <text:p>Te1</text:p>
          </table:table-cell>
          <table:table-cell table:style-name="ce4" office:value-type="float" office:value="0.00000000000004" calcext:value-type="float">
            <text:p>4.00E-14</text:p>
          </table:table-cell>
          <table:table-cell office:value-type="string" calcext:value-type="string">
            <text:p>edge_normal.x</text:p>
          </table:table-cell>
          <table:table-cell table:style-name="ce4" office:value-type="float" office:value="0.002924273957" calcext:value-type="float">
            <text:p>2.92E-03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Established that the only thing that changed is that I changed what time to evaluate Iz so this should be fine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Thurs 10<text:span text:style-name="T1">th</text:span></text:p>
          </table:table-cell>
          <table:table-cell office:value-type="string" calcext:value-type="string">
            <text:p>1. Put it on Github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2. Change CPU version to use same eval time for Iz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What we now see:</text:p>
          </table:table-cell>
          <table:table-cell/>
          <table:table-cell table:style-name="ce4" table:number-columns-repeated="2"/>
          <table:table-cell table:number-columns-repeated="18"/>
        </table:table-row>
        <table:table-row table:style-name="ro1">
          <table:table-cell/>
          <table:table-cell office:value-type="string" calcext:value-type="string">
            <text:p>sigma_Izz is still different overall</text:p>
          </table:table-cell>
          <table:table-cell/>
          <table:table-cell table:style-name="ce4"/>
          <table:table-cell/>
          <table:table-cell table:style-name="ce4"/>
          <table:table-cell table:number-columns-repeated="17"/>
        </table:table-row>
        <table:table-row table:style-name="ro1">
          <table:table-cell/>
          <table:table-cell office:value-type="string" calcext:value-type="string">
            <text:p>We attain 0 from Ez == 0 unsurprisingly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office:value-type="float" office:value="1000000000000" calcext:value-type="float">
            <text:p>1.00E+12</text:p>
          </table:table-cell>
          <table:table-cell office:value-type="string" calcext:value-type="string">
            <text:p>Te1</text:p>
          </table:table-cell>
          <table:table-cell table:style-name="ce4" office:value-type="float" office:value="0.00000000000004" calcext:value-type="float">
            <text:p>4.00E-14</text:p>
          </table:table-cell>
          <table:table-cell office:value-type="string" calcext:value-type="string">
            <text:p>edge_normal.x</text:p>
          </table:table-cell>
          <table:table-cell table:style-name="ce4" office:value-type="float" office:value="0.002430486393" calcext:value-type="float">
            <text:p>2.43E-0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or cell 88000:</text:p>
          </table:table-cell>
          <table:table-cell/>
          <table:table-cell office:value-type="string" calcext:value-type="string">
            <text:p>sigma_zz 2.427445078825E+08</text:p>
          </table:table-cell>
          <table:table-cell table:style-name="ce4"/>
          <table:table-cell/>
          <table:table-cell table:style-name="ce4" office:value-type="string" calcext:value-type="string">
            <text:p>sigma_zz/Area 2.427445078825E+008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4" office:value-type="float" office:value="1000000000000" calcext:value-type="float">
            <text:p>1.00E+12</text:p>
          </table:table-cell>
          <table:table-cell office:value-type="string" calcext:value-type="string">
            <text:p>Te1</text:p>
          </table:table-cell>
          <table:table-cell table:style-name="ce4" office:value-type="float" office:value="0.00000000000004" calcext:value-type="float">
            <text:p>4.00E-14</text:p>
          </table:table-cell>
          <table:table-cell office:value-type="string" calcext:value-type="string">
            <text:p>edge_normal.x</text:p>
          </table:table-cell>
          <table:table-cell table:style-name="ce4" office:value-type="float" office:value="-0.000493457012" calcext:value-type="float">
            <text:p>-4.93E-04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So we have to now do the thing where CPU reports Sigma_zz for each tile.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office:value-type="float" office:value="1000000000000" calcext:value-type="float">
            <text:p>1.00E+12</text:p>
          </table:table-cell>
          <table:table-cell office:value-type="string" calcext:value-type="string">
            <text:p>Te1</text:p>
          </table:table-cell>
          <table:table-cell table:style-name="ce4" office:value-type="float" office:value="0.00000000000004" calcext:value-type="float">
            <text:p>4.00E-14</text:p>
          </table:table-cell>
          <table:table-cell office:value-type="string" calcext:value-type="string">
            <text:p>edge_normal.x</text:p>
          </table:table-cell>
          <table:table-cell table:style-name="ce4" office:value-type="float" office:value="-0.002923198416" calcext:value-type="float">
            <text:p>-2.92E-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o track down the cells that have the discrepancy.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office:value-type="float" office:value="1000000000000" calcext:value-type="float">
            <text:p>1.00E+12</text:p>
          </table:table-cell>
          <table:table-cell office:value-type="string" calcext:value-type="string">
            <text:p>Te1</text:p>
          </table:table-cell>
          <table:table-cell table:style-name="ce4" office:value-type="float" office:value="0.00000000000004" calcext:value-type="float">
            <text:p>4.00E-14</text:p>
          </table:table-cell>
          <table:table-cell office:value-type="string" calcext:value-type="string">
            <text:p>edge_normal.x</text:p>
          </table:table-cell>
          <table:table-cell table:style-name="ce4" office:value-type="float" office:value="-0.002430816945" calcext:value-type="float">
            <text:p>-2.43E-0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e tracked the problem to a cell such as 87172 which is highly conductive.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office:value-type="float" office:value="1000000000000" calcext:value-type="float">
            <text:p>1.00E+12</text:p>
          </table:table-cell>
          <table:table-cell office:value-type="string" calcext:value-type="string">
            <text:p>Te1</text:p>
          </table:table-cell>
          <table:table-cell table:style-name="ce4" office:value-type="float" office:value="0.00000000000004" calcext:value-type="float">
            <text:p>4.00E-14</text:p>
          </table:table-cell>
          <table:table-cell office:value-type="string" calcext:value-type="string">
            <text:p>edge_normal.x</text:p>
          </table:table-cell>
          <table:table-cell table:style-name="ce4" office:value-type="float" office:value="0.000492712023" calcext:value-type="float">
            <text:p>4.93E-0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he output shows a suspicious n value difference. So this is only for vertices; tris showed same n !!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office:value-type="float" office:value="1000000000000" calcext:value-type="float">
            <text:p>1.00E+12</text:p>
          </table:table-cell>
          <table:table-cell office:value-type="string" calcext:value-type="string">
            <text:p>Te1</text:p>
          </table:table-cell>
          <table:table-cell table:style-name="ce4" office:value-type="float" office:value="0.00000000000004" calcext:value-type="float">
            <text:p>4.00E-14</text:p>
          </table:table-cell>
          <table:table-cell office:value-type="string" calcext:value-type="string">
            <text:p>edge_normal.x</text:p>
          </table:table-cell>
          <table:table-cell table:style-name="ce4" office:value-type="float" office:value="0.002924273957" calcext:value-type="float">
            <text:p>2.92E-03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I should now look in the code and make sure that we actually expected these two values to be equal as inputted to the routines?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The answer seems to be that we have for GPU replaced n_minor at vertex with n_cent from shard model.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However, it is disturbing that this is giving us a very different value --- n should be modelled pretty well as having n_cent being close to the n we assigned</text:p>
          </table:table-cell>
          <table:table-cell table:number-columns-repeated="21"/>
        </table:table-row>
        <table:table-row table:style-name="ro1">
          <table:table-cell/>
          <table:table-cell table:style-name="ce1" office:value-type="string" calcext:value-type="string">
            <text:p>Therefore this needs to be investigated.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PU 87172 n 4.8762325505E+14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5"/>
        </table:table-row>
        <table:table-row table:style-name="ro1">
          <table:table-cell/>
          <table:table-cell office:value-type="string" calcext:value-type="string">
            <text:p>GPU 87172 n 3.6942762901E+014</text:p>
          </table:table-cell>
          <table:table-cell table:number-columns-repeated="2"/>
          <table:table-cell table:style-name="ce7" office:value-type="string" calcext:value-type="string">
            <text:p>This is not the same as 3.68995e14 ! What gives?!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his is a much too dramatic difference.</text:p>
          </table:table-cell>
          <table:table-cell/>
          <table:table-cell table:style-name="ce4"/>
          <table:table-cell table:style-name="ce7" office:value-type="string" calcext:value-type="string">
            <text:p>Maybe in that it’s pX not pXhalf ??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HOSEN : Switch2 n_C_need 3.694276290117E+014 low_n 3.075952320897E+014 high_n 8.537986813176E+014</text:p>
          </table:table-cell>
          <table:table-cell table:number-columns-repeated="21"/>
        </table:table-row>
        <table:table-row table:style-name="ro1">
          <table:table-cell/>
          <table:table-cell table:style-name="ce21" office:value-type="string" calcext:value-type="string">
            <text:p>This is the shard centre we get for pX which is what is used by Pop Ohms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……………….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21<text:span text:style-name="T1">st</text:span> Jan</text:p>
          </table:table-cell>
          <table:table-cell table:style-name="ce24" office:value-type="string" calcext:value-type="string">
            <text:p>Trying to finish this bugger off -----------------</text:p>
          </table:table-cell>
          <table:table-cell table:number-columns-repeated="5"/>
          <table:table-cell table:style-name="ce1"/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‘n: 23163:</text:p>
          </table:table-cell>
          <table:table-cell office:value-type="string" calcext:value-type="string">
            <text:p><text:s/>1.819225590245E+14 2.360837302568E+1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GPU</text:p>
          </table:table-cell>
          <table:table-cell office:value-type="float" office:value="23163" calcext:value-type="float">
            <text:p>23163</text:p>
          </table:table-cell>
          <table:table-cell office:value-type="string" calcext:value-type="string">
            <text:p>edge_normal0</text:p>
          </table:table-cell>
          <table:table-cell table:style-name="ce4" office:value-type="float" office:value="-0.0000031108742057917" calcext:value-type="float">
            <text:p>-3.11E-06</text:p>
          </table:table-cell>
          <table:table-cell table:style-name="ce4" office:value-type="float" office:value="-0.0046263165542163" calcext:value-type="float">
            <text:p>-4.63E-03</text:p>
          </table:table-cell>
          <table:table-cell office:value-type="string" calcext:value-type="string">
            <text:p>dot0</text:p>
          </table:table-cell>
          <table:table-cell table:style-name="ce4" office:value-type="float" office:value="5.01586245868697E-022" calcext:value-type="float">
            <text:p>5.02E-2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GPU</text:p>
          </table:table-cell>
          <table:table-cell table:style-name="ce4"/>
          <table:table-cell table:style-name="ce4" office:value-type="string" calcext:value-type="string">
            <text:p>edge_normal1</text:p>
          </table:table-cell>
          <table:table-cell table:style-name="ce4" office:value-type="float" office:value="-0.0000031108742057917" calcext:value-type="float">
            <text:p>-3.11E-06</text:p>
          </table:table-cell>
          <table:table-cell table:style-name="ce4" office:value-type="float" office:value="0.0046263165542163" calcext:value-type="float">
            <text:p>4.63E-03</text:p>
          </table:table-cell>
          <table:table-cell office:value-type="string" calcext:value-type="string">
            <text:p>dot1</text:p>
          </table:table-cell>
          <table:table-cell table:style-name="ce4" office:value-type="float" office:value="-5.01586245868697E-022" calcext:value-type="float">
            <text:p>-5.02E-2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GPU</text:p>
          </table:table-cell>
          <table:table-cell table:style-name="ce4"/>
          <table:table-cell table:style-name="ce4" office:value-type="string" calcext:value-type="string">
            <text:p>edge_normal2</text:p>
          </table:table-cell>
          <table:table-cell table:style-name="ce4" office:value-type="float" office:value="-0.00675316887700328" calcext:value-type="float">
            <text:p>-6.75E-03</text:p>
          </table:table-cell>
          <table:table-cell table:style-name="ce4" office:value-type="float" office:value="0" calcext:value-type="float">
            <text:p>0.00E+00</text:p>
          </table:table-cell>
          <table:table-cell office:value-type="string" calcext:value-type="string">
            <text:p>dot2</text:p>
          </table:table-cell>
          <table:table-cell table:style-name="ce4" office:value-type="float" office:value="-0" calcext:value-type="float">
            <text:p>-0.00E+0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greement: </text:p>
          </table:table-cell>
          <table:table-cell table:style-name="ce4" office:value-type="string" calcext:value-type="string">
            <text:p>n0 0.00000000000000E+00 n1 0.00000000000000E+00 n2 1.81922559024512E+14</text:p>
          </table:table-cell>
          <table:table-cell table:style-name="ce4" table:number-columns-repeated="3"/>
          <table:table-cell table:number-columns-repeated="17"/>
        </table:table-row>
        <table:table-row table:style-name="ro1">
          <table:table-cell table:style-name="ce5"/>
          <table:table-cell table:style-name="ce1"/>
          <table:table-cell table:style-name="ce4" table:number-columns-repeated="4"/>
          <table:table-cell/>
          <table:table-cell table:style-name="ce4" table:number-columns-repeated="2"/>
          <table:table-cell table:number-columns-repeated="14"/>
        </table:table-row>
        <table:table-row table:style-name="ro1">
          <table:table-cell table:number-columns-repeated="2"/>
          <table:table-cell table:style-name="ce4" table:number-columns-repeated="3"/>
          <table:table-cell table:style-name="ce1"/>
          <table:table-cell table:style-name="ce4"/>
          <table:table-cell table:number-columns-repeated="16"/>
        </table:table-row>
        <table:table-row table:style-name="ro1">
          <table:table-cell/>
          <table:table-cell office:value-type="string" calcext:value-type="string">
            <text:p>CPU thinks:</text:p>
          </table:table-cell>
          <table:table-cell table:style-name="ce4" table:number-columns-repeated="2"/>
          <table:table-cell table:number-columns-repeated="19"/>
        </table:table-row>
        <table:table-row table:style-name="ro1">
          <table:table-cell/>
          <table:table-cell office:value-type="string" calcext:value-type="string">
            <text:p>dot0</text:p>
          </table:table-cell>
          <table:table-cell table:style-name="ce4" office:value-type="float" office:value="8.57223292908812E-022" calcext:value-type="float">
            <text:p>8.57E-22</text:p>
          </table:table-cell>
          <table:table-cell office:value-type="string" calcext:value-type="string">
            <text:p>dot1</text:p>
          </table:table-cell>
          <table:table-cell table:style-name="ce4" office:value-type="float" office:value="-1.45949198828581E-022" calcext:value-type="float">
            <text:p>-1.46E-22</text:p>
          </table:table-cell>
          <table:table-cell table:style-name="ce4" office:value-type="string" calcext:value-type="string">
            <text:p>dot2</text:p>
          </table:table-cell>
          <table:table-cell table:style-name="ce4" office:value-type="float" office:value="7.72026407485458E-019" calcext:value-type="float">
            <text:p>7.72E-19</text:p>
          </table:table-cell>
          <table:table-cell table:style-name="ce4"/>
          <table:table-cell/>
          <table:table-cell table:style-name="ce4"/>
          <table:table-cell table:number-columns-repeated="13"/>
        </table:table-row>
        <table:table-row table:style-name="ro1">
          <table:table-cell/>
          <table:table-cell office:value-type="string" calcext:value-type="string">
            <text:p>relv</text:p>
          </table:table-cell>
          <table:table-cell table:style-name="ce4" office:value-type="float" office:value="-1.1432061326274E-016" calcext:value-type="float">
            <text:p>-1.14E-16</text:p>
          </table:table-cell>
          <table:table-cell table:style-name="ce4" office:value-type="float" office:value="-1.0842021724855E-019" calcext:value-type="float">
            <text:p>-1.08E-19</text:p>
          </table:table-cell>
          <table:table-cell table:style-name="ce4"/>
          <table:table-cell/>
          <table:table-cell table:style-name="ce4" table:number-columns-repeated="3"/>
          <table:table-cell table:number-columns-repeated="14"/>
        </table:table-row>
        <table:table-row table:style-name="ro1">
          <table:table-cell/>
          <table:table-cell office:value-type="string" calcext:value-type="string">
            <text:p>whereas GPU thinks relv.x = 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which we know from experience is probably right.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This explains why it gives a lot of weight to n=0 points, it looks at a horizontal move even though the horizontal side is within the insulato.r</text:p>
          </table:table-cell>
          <table:table-cell table:number-columns-repeated="21"/>
        </table:table-row>
        <table:table-row table:style-name="ro1">
          <table:table-cell table:style-name="ce5" office:value-type="string" calcext:value-type="string">
            <text:p>&gt;&gt;&gt;&gt;</text:p>
          </table:table-cell>
          <table:table-cell office:value-type="string" calcext:value-type="string">
            <text:p>. Ask how we get these edge_normal – figured it out, these are correct for major cells, if we cared</text:p>
          </table:table-cell>
          <table:table-cell table:number-columns-repeated="21"/>
        </table:table-row>
        <table:table-row table:style-name="ro1">
          <table:table-cell table:style-name="ce5" office:value-type="string" calcext:value-type="string">
            <text:p>&gt;&gt;&gt;&gt; .</text:p>
          </table:table-cell>
          <table:table-cell office:value-type="string" calcext:value-type="string">
            <text:p>. For CROSSING_INS we want to use only data within the domain, for both GPU and CPU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We now get agreement for n, disagreement for n_n at 29734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BUG: v_n not used in CPU vers to create relv ; - need to change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26"/>
          <table:table-cell table:style-name="ce1"/>
          <table:table-cell/>
          <table:table-cell table:style-name="ce1"/>
          <table:table-cell/>
          <table:table-cell table:style-name="ce2"/>
          <table:table-cell table:number-columns-repeated="14"/>
        </table:table-row>
        <table:table-row table:style-name="ro2">
          <table:table-cell office:value-type="string" calcext:value-type="string">
            <text:p>22<text:span text:style-name="T1">nd</text:span></text:p>
          </table:table-cell>
          <table:table-cell office:value-type="string" calcext:value-type="string">
            <text:p>Next experience: there is a difference found for advective rates calc at 14638.</text:p>
          </table:table-cell>
          <table:table-cell/>
          <table:table-cell table:style-name="ce26"/>
          <table:table-cell table:number-columns-repeated="19"/>
        </table:table-row>
        <table:table-row table:style-name="ro1">
          <table:table-cell/>
          <table:table-cell office:value-type="string" calcext:value-type="string">
            <text:p>* A difference is that GPU has factor h but CPU does not.. ---→ correct which one is wrong and then go again</text:p>
          </table:table-cell>
          <table:table-cell/>
          <table:table-cell table:style-name="ce27"/>
          <table:table-cell table:number-columns-repeated="19"/>
        </table:table-row>
        <table:table-row table:style-name="ro1">
          <table:table-cell/>
          <table:table-cell office:value-type="string" calcext:value-type="string">
            <text:p>Ionisation rate contrib to Ntrates does not have factor h</text:p>
          </table:table-cell>
          <table:table-cell/>
          <table:table-cell table:style-name="ce27"/>
          <table:table-cell table:number-columns-repeated="19"/>
        </table:table-row>
        <table:table-row table:style-name="ro1">
          <table:table-cell/>
          <table:table-cell office:value-type="string" calcext:value-type="string">
            <text:p>AdvanceDensityAndTemperature does have factor h on it</text:p>
          </table:table-cell>
          <table:table-cell/>
          <table:table-cell table:style-name="ce27"/>
          <table:table-cell table:number-columns-repeated="19"/>
        </table:table-row>
        <table:table-row table:style-name="ro1">
          <table:table-cell/>
          <table:table-cell office:value-type="string" calcext:value-type="string">
            <text:p>Hence h did not belong in advective calc routine</text:p>
          </table:table-cell>
          <table:table-cell table:number-columns-repeated="3"/>
          <table:table-cell office:value-type="string" calcext:value-type="string">
            <text:p>FIXED BUG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GPU and CPU now both give results for 14638 that for different reasons look suspect</text:p>
          </table:table-cell>
          <table:table-cell table:number-columns-repeated="2"/>
          <table:table-cell table:style-name="ce1"/>
          <table:table-cell/>
          <table:table-cell table:style-name="ce7"/>
          <table:table-cell table:style-name="ce1"/>
          <table:table-cell table:number-columns-repeated="2"/>
          <table:table-cell table:style-name="ce2"/>
          <table:table-cell table:number-columns-repeated="12"/>
        </table:table-row>
        <table:table-row table:style-name="ro1">
          <table:table-cell table:style-name="ce5" office:value-type="string" calcext:value-type="string">
            <text:p>&gt;&gt;&gt;&gt;</text:p>
          </table:table-cell>
          <table:table-cell office:value-type="string" calcext:value-type="string">
            <text:p>For GPU we are getting a strange n that is e+11 on one side and e+17 on the other. Inexplicable.</text:p>
          </table:table-cell>
          <table:table-cell table:number-columns-repeated="21"/>
        </table:table-row>
        <table:table-row table:style-name="ro1">
          <table:table-cell table:style-name="ce5" office:value-type="string" calcext:value-type="string">
            <text:p>&gt;&gt;&gt;&gt;</text:p>
          </table:table-cell>
          <table:table-cell office:value-type="string" calcext:value-type="string">
            <text:p>For CPU we are getting relvnormal as positive on every side – that shouldn’t be possible unless this is the central point of filament.</text:p>
          </table:table-cell>
          <table:table-cell/>
          <table:table-cell table:style-name="ce2"/>
          <table:table-cell table:number-columns-repeated="19"/>
        </table:table-row>
        <table:table-row table:style-name="ro2">
          <table:table-cell office:value-type="string" calcext:value-type="string">
            <text:p>23<text:span text:style-name="T1">rd</text:span></text:p>
          </table:table-cell>
          <table:table-cell office:value-type="string" calcext:value-type="string">
            <text:p>Found a bug: using blockDim.x in place of blockIdx.x on n loading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orrected v to be relv in GPU advection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ebuilt CPU routine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Now we see a difference at 36667 [good agreement at 14638]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 office:value-type="string" calcext:value-type="string">
            <text:p>diff</text:p>
          </table:table-cell>
          <table:table-cell/>
          <table:table-cell table:style-name="ce32" office:value-type="float" office:value="3892000000000" calcext:value-type="float">
            <text:p>3.89E+12</text:p>
          </table:table-cell>
          <table:table-cell table:style-name="ce33" office:value-type="string" calcext:value-type="string">
            <text:p>at</text:p>
          </table:table-cell>
          <table:table-cell table:style-name="ce33" office:value-type="float" office:value="36667" calcext:value-type="float">
            <text:p>36667</text:p>
          </table:table-cell>
          <table:table-cell table:style-name="ce33" table:number-columns-repeated="2"/>
          <table:table-cell table:style-name="ce32" office:value-type="float" office:value="3852393964221" calcext:value-type="float">
            <text:p>3.85E+12</text:p>
          </table:table-cell>
          <table:table-cell table:style-name="ce32" office:value-type="float" office:value="-39574698101.94" calcext:value-type="float">
            <text:p>-3.96E+1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diff</text:p>
          </table:table-cell>
          <table:table-cell/>
          <table:table-cell table:style-name="ce4" office:value-type="float" office:value="-1538000" calcext:value-type="float">
            <text:p>-1.54E+06</text:p>
          </table:table-cell>
          <table:table-cell office:value-type="string" calcext:value-type="string">
            <text:p>at</text:p>
          </table:table-cell>
          <table:table-cell office:value-type="float" office:value="14640" calcext:value-type="float">
            <text:p>14640</text:p>
          </table:table-cell>
          <table:table-cell table:number-columns-repeated="2"/>
          <table:table-cell table:style-name="ce4" office:value-type="float" office:value="-1.134634576862E+017" calcext:value-type="float">
            <text:p>-1.13E+17</text:p>
          </table:table-cell>
          <table:table-cell table:style-name="ce4" office:value-type="float" office:value="-1.134634576846E+017" calcext:value-type="float">
            <text:p>-1.13E+1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 office:value-type="string" calcext:value-type="string">
            <text:p>rel</text:p>
          </table:table-cell>
          <table:table-cell office:value-type="string" calcext:value-type="string">
            <text:p>diff</text:p>
          </table:table-cell>
          <table:table-cell table:style-name="ce4" office:value-type="float" office:value="3192000" calcext:value-type="float">
            <text:p>3.19E+06</text:p>
          </table:table-cell>
          <table:table-cell office:value-type="string" calcext:value-type="string">
            <text:p>at</text:p>
          </table:table-cell>
          <table:table-cell office:value-type="float" office:value="27949" calcext:value-type="float">
            <text:p>27949</text:p>
          </table:table-cell>
          <table:table-cell table:number-columns-repeated="2"/>
          <table:table-cell table:style-name="ce4" office:value-type="float" office:value="0.000000003266161716954" calcext:value-type="float">
            <text:p>3.27E-09</text:p>
          </table:table-cell>
          <table:table-cell table:style-name="ce4" office:value-type="float" office:value="-0.01042608721554" calcext:value-type="float">
            <text:p>-1.04E-0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n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 office:value-type="string" calcext:value-type="string">
            <text:p>diff</text:p>
          </table:table-cell>
          <table:table-cell/>
          <table:table-cell table:style-name="ce32" office:value-type="float" office:value="1.946E+018" calcext:value-type="float">
            <text:p>1.95E+18</text:p>
          </table:table-cell>
          <table:table-cell table:style-name="ce32" office:value-type="string" calcext:value-type="string">
            <text:p>at</text:p>
          </table:table-cell>
          <table:table-cell table:style-name="ce33" office:value-type="float" office:value="36667" calcext:value-type="float">
            <text:p>36667</text:p>
          </table:table-cell>
          <table:table-cell table:style-name="ce32"/>
          <table:table-cell table:style-name="ce33"/>
          <table:table-cell table:style-name="ce32" office:value-type="float" office:value="1.926656287281E+018" calcext:value-type="float">
            <text:p>1.93E+18</text:p>
          </table:table-cell>
          <table:table-cell table:style-name="ce32" office:value-type="float" office:value="-1.979206738032E+016" calcext:value-type="float">
            <text:p>-1.98E+16</text:p>
          </table:table-cell>
          <table:table-cell table:style-name="ce4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diff</text:p>
          </table:table-cell>
          <table:table-cell/>
          <table:table-cell table:style-name="ce4" office:value-type="float" office:value="-1177000" calcext:value-type="float">
            <text:p>-1.18E+06</text:p>
          </table:table-cell>
          <table:table-cell office:value-type="string" calcext:value-type="string">
            <text:p>at</text:p>
          </table:table-cell>
          <table:table-cell office:value-type="float" office:value="26415" calcext:value-type="float">
            <text:p>26415</text:p>
          </table:table-cell>
          <table:table-cell/>
          <table:table-cell table:style-name="ce4"/>
          <table:table-cell table:style-name="ce4" office:value-type="float" office:value="-1179459.308466" calcext:value-type="float">
            <text:p>-1.18E+06</text:p>
          </table:table-cell>
          <table:table-cell table:style-name="ce17" office:value-type="float" office:value="-2018.332859011" calcext:value-type="float">
            <text:p>-2.02E+03</text:p>
          </table:table-cell>
          <table:table-cell/>
          <table:table-cell table:style-name="ce17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 office:value-type="string" calcext:value-type="string">
            <text:p>rel</text:p>
          </table:table-cell>
          <table:table-cell office:value-type="string" calcext:value-type="string">
            <text:p>diff</text:p>
          </table:table-cell>
          <table:table-cell table:style-name="ce4" office:value-type="float" office:value="127800" calcext:value-type="float">
            <text:p>1.28E+05</text:p>
          </table:table-cell>
          <table:table-cell table:style-name="ce4" office:value-type="string" calcext:value-type="string">
            <text:p>at</text:p>
          </table:table-cell>
          <table:table-cell office:value-type="float" office:value="28190" calcext:value-type="float">
            <text:p>28190</text:p>
          </table:table-cell>
          <table:table-cell table:style-name="ce4"/>
          <table:table-cell/>
          <table:table-cell table:style-name="ce4" office:value-type="float" office:value="0.0382977453511" calcext:value-type="float">
            <text:p>3.83E-02</text:p>
          </table:table-cell>
          <table:table-cell table:style-name="ce4" office:value-type="float" office:value="4894.125491271" calcext:value-type="float">
            <text:p>4.89E+03</text:p>
          </table:table-cell>
          <table:table-cell table:style-name="ce4"/>
          <table:table-cell table:style-name="ce20"/>
          <table:table-cell table:number-columns-repeated="9"/>
        </table:table-row>
        <table:table-row table:style-name="ro1">
          <table:table-cell/>
          <table:table-cell office:value-type="string" calcext:value-type="string">
            <text:p>NiTi</text:p>
          </table:table-cell>
          <table:table-cell table:number-columns-repeated="7"/>
          <table:table-cell table:style-name="ce4"/>
          <table:table-cell/>
          <table:table-cell table:style-name="ce17"/>
          <table:table-cell/>
          <table:table-cell table:style-name="ce17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 office:value-type="string" calcext:value-type="string">
            <text:p>diff</text:p>
          </table:table-cell>
          <table:table-cell/>
          <table:table-cell table:style-name="ce32" office:value-type="float" office:value="0.1557" calcext:value-type="float">
            <text:p>1.56E-01</text:p>
          </table:table-cell>
          <table:table-cell table:style-name="ce32" office:value-type="string" calcext:value-type="string">
            <text:p>at</text:p>
          </table:table-cell>
          <table:table-cell table:style-name="ce33" office:value-type="float" office:value="36667" calcext:value-type="float">
            <text:p>36667</text:p>
          </table:table-cell>
          <table:table-cell table:style-name="ce32"/>
          <table:table-cell table:style-name="ce33"/>
          <table:table-cell table:style-name="ce32" office:value-type="float" office:value="0.1540957732516" calcext:value-type="float">
            <text:p>1.54E-01</text:p>
          </table:table-cell>
          <table:table-cell table:style-name="ce32" office:value-type="float" office:value="-0.001582988038489" calcext:value-type="float">
            <text:p>-1.58E-03</text:p>
          </table:table-cell>
          <table:table-cell table:style-name="ce4"/>
          <table:table-cell table:style-name="ce20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diff</text:p>
          </table:table-cell>
          <table:table-cell/>
          <table:table-cell table:style-name="ce4" office:value-type="float" office:value="-0.000006336" calcext:value-type="float">
            <text:p>-6.34E-06</text:p>
          </table:table-cell>
          <table:table-cell office:value-type="string" calcext:value-type="string">
            <text:p>at</text:p>
          </table:table-cell>
          <table:table-cell office:value-type="float" office:value="14640" calcext:value-type="float">
            <text:p>14640</text:p>
          </table:table-cell>
          <table:table-cell/>
          <table:table-cell table:style-name="ce4"/>
          <table:table-cell table:style-name="ce4" office:value-type="float" office:value="-373963.7494093" calcext:value-type="float">
            <text:p>-3.74E+05</text:p>
          </table:table-cell>
          <table:table-cell table:style-name="ce17" office:value-type="float" office:value="-373963.749403" calcext:value-type="float">
            <text:p>-3.74E+05</text:p>
          </table:table-cell>
          <table:table-cell/>
          <table:table-cell table:style-name="ce17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 office:value-type="string" calcext:value-type="string">
            <text:p>rel</text:p>
          </table:table-cell>
          <table:table-cell office:value-type="string" calcext:value-type="string">
            <text:p>diff</text:p>
          </table:table-cell>
          <table:table-cell table:style-name="ce4" office:value-type="float" office:value="3192000" calcext:value-type="float">
            <text:p>3.19E+06</text:p>
          </table:table-cell>
          <table:table-cell table:style-name="ce4" office:value-type="string" calcext:value-type="string">
            <text:p>at</text:p>
          </table:table-cell>
          <table:table-cell office:value-type="float" office:value="27949" calcext:value-type="float">
            <text:p>27949</text:p>
          </table:table-cell>
          <table:table-cell table:style-name="ce4"/>
          <table:table-cell/>
          <table:table-cell table:style-name="ce4" office:value-type="float" office:value="1.306464873396E-022" calcext:value-type="float">
            <text:p>1.31E-22</text:p>
          </table:table-cell>
          <table:table-cell table:style-name="ce4" office:value-type="float" office:value="-4.170435480922E-016" calcext:value-type="float">
            <text:p>-4.17E-16</text:p>
          </table:table-cell>
          <table:table-cell table:style-name="ce4"/>
          <table:table-cell table:style-name="ce20"/>
          <table:table-cell table:number-columns-repeated="9"/>
        </table:table-row>
        <table:table-row table:style-name="ro1">
          <table:table-cell/>
          <table:table-cell office:value-type="string" calcext:value-type="string">
            <text:p>NeTe</text:p>
          </table:table-cell>
          <table:table-cell table:number-columns-repeated="7"/>
          <table:table-cell table:style-name="ce4"/>
          <table:table-cell/>
          <table:table-cell table:style-name="ce17"/>
          <table:table-cell/>
          <table:table-cell table:style-name="ce17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 office:value-type="string" calcext:value-type="string">
            <text:p>diff</text:p>
          </table:table-cell>
          <table:table-cell/>
          <table:table-cell table:style-name="ce32" office:value-type="float" office:value="0.1557" calcext:value-type="float">
            <text:p>1.56E-01</text:p>
          </table:table-cell>
          <table:table-cell table:style-name="ce32" office:value-type="string" calcext:value-type="string">
            <text:p>at</text:p>
          </table:table-cell>
          <table:table-cell table:style-name="ce33" office:value-type="float" office:value="36667" calcext:value-type="float">
            <text:p>36667</text:p>
          </table:table-cell>
          <table:table-cell table:style-name="ce32"/>
          <table:table-cell table:style-name="ce33"/>
          <table:table-cell table:style-name="ce32" office:value-type="float" office:value="0.1541011022837" calcext:value-type="float">
            <text:p>1.54E-01</text:p>
          </table:table-cell>
          <table:table-cell table:style-name="ce32" office:value-type="float" office:value="-0.001583029563589" calcext:value-type="float">
            <text:p>-1.58E-03</text:p>
          </table:table-cell>
          <table:table-cell table:style-name="ce4"/>
          <table:table-cell table:style-name="ce20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diff</text:p>
          </table:table-cell>
          <table:table-cell/>
          <table:table-cell table:style-name="ce4" office:value-type="float" office:value="-0.000006339" calcext:value-type="float">
            <text:p>-6.34E-06</text:p>
          </table:table-cell>
          <table:table-cell office:value-type="string" calcext:value-type="string">
            <text:p>at</text:p>
          </table:table-cell>
          <table:table-cell office:value-type="float" office:value="14640" calcext:value-type="float">
            <text:p>14640</text:p>
          </table:table-cell>
          <table:table-cell/>
          <table:table-cell table:style-name="ce4"/>
          <table:table-cell table:style-name="ce4" office:value-type="float" office:value="-374227.891648" calcext:value-type="float">
            <text:p>-3.74E+05</text:p>
          </table:table-cell>
          <table:table-cell table:style-name="ce17" office:value-type="float" office:value="-374227.8916417" calcext:value-type="float">
            <text:p>-3.74E+05</text:p>
          </table:table-cell>
          <table:table-cell/>
          <table:table-cell table:style-name="ce17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 office:value-type="string" calcext:value-type="string">
            <text:p>rel</text:p>
          </table:table-cell>
          <table:table-cell office:value-type="string" calcext:value-type="string">
            <text:p>diff</text:p>
          </table:table-cell>
          <table:table-cell table:style-name="ce4" office:value-type="float" office:value="3192000" calcext:value-type="float">
            <text:p>3.19E+06</text:p>
          </table:table-cell>
          <table:table-cell table:style-name="ce4" office:value-type="string" calcext:value-type="string">
            <text:p>at</text:p>
          </table:table-cell>
          <table:table-cell office:value-type="float" office:value="27949" calcext:value-type="float">
            <text:p>27949</text:p>
          </table:table-cell>
          <table:table-cell table:style-name="ce4"/>
          <table:table-cell/>
          <table:table-cell table:style-name="ce4" office:value-type="float" office:value="1.306532491101E-022" calcext:value-type="float">
            <text:p>1.31E-22</text:p>
          </table:table-cell>
          <table:table-cell table:style-name="ce4" office:value-type="float" office:value="-4.170651326533E-016" calcext:value-type="float">
            <text:p>-4.17E-16</text:p>
          </table:table-cell>
          <table:table-cell table:style-name="ce4"/>
          <table:table-cell table:style-name="ce20"/>
          <table:table-cell table:number-columns-repeated="9"/>
        </table:table-row>
        <table:table-row table:style-name="ro1">
          <table:table-cell/>
          <table:table-cell office:value-type="string" calcext:value-type="string">
            <text:p>NnTn</text:p>
          </table:table-cell>
          <table:table-cell table:number-columns-repeated="7"/>
          <table:table-cell table:style-name="ce4"/>
          <table:table-cell/>
          <table:table-cell table:style-name="ce17"/>
          <table:table-cell/>
          <table:table-cell table:style-name="ce17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 office:value-type="string" calcext:value-type="string">
            <text:p>diff</text:p>
          </table:table-cell>
          <table:table-cell/>
          <table:table-cell table:style-name="ce32" office:value-type="float" office:value="77860" calcext:value-type="float">
            <text:p>7.79E+04</text:p>
          </table:table-cell>
          <table:table-cell table:style-name="ce33" office:value-type="string" calcext:value-type="string">
            <text:p>at</text:p>
          </table:table-cell>
          <table:table-cell table:style-name="ce32" office:value-type="float" office:value="36667" calcext:value-type="float">
            <text:p>3.67E+04</text:p>
          </table:table-cell>
          <table:table-cell table:style-name="ce33" table:number-columns-repeated="2"/>
          <table:table-cell table:style-name="ce32" office:value-type="float" office:value="77066.25149125" calcext:value-type="float">
            <text:p>7.71E+04</text:p>
          </table:table-cell>
          <table:table-cell table:style-name="ce32" office:value-type="float" office:value="-791.6826952129" calcext:value-type="float">
            <text:p>-7.92E+0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diff</text:p>
          </table:table-cell>
          <table:table-cell/>
          <table:table-cell table:style-name="ce4" office:value-type="float" office:value="-0.0000004471" calcext:value-type="float">
            <text:p>-4.47E-07</text:p>
          </table:table-cell>
          <table:table-cell office:value-type="string" calcext:value-type="string">
            <text:p>at</text:p>
          </table:table-cell>
          <table:table-cell office:value-type="float" office:value="15101" calcext:value-type="float">
            <text:p>15101</text:p>
          </table:table-cell>
          <table:table-cell table:number-columns-repeated="2"/>
          <table:table-cell table:style-name="ce4" office:value-type="float" office:value="-123642.7513889" calcext:value-type="float">
            <text:p>-1.24E+05</text:p>
          </table:table-cell>
          <table:table-cell table:style-name="ce4" office:value-type="float" office:value="-123642.7513885" calcext:value-type="float">
            <text:p>-1.24E+0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 office:value-type="string" calcext:value-type="string">
            <text:p>rel</text:p>
          </table:table-cell>
          <table:table-cell office:value-type="string" calcext:value-type="string">
            <text:p>diff</text:p>
          </table:table-cell>
          <table:table-cell table:style-name="ce4" office:value-type="float" office:value="127800" calcext:value-type="float">
            <text:p>1.28E+05</text:p>
          </table:table-cell>
          <table:table-cell office:value-type="string" calcext:value-type="string">
            <text:p>at</text:p>
          </table:table-cell>
          <table:table-cell office:value-type="float" office:value="28190" calcext:value-type="float">
            <text:p>28190</text:p>
          </table:table-cell>
          <table:table-cell table:number-columns-repeated="2"/>
          <table:table-cell table:style-name="ce4" office:value-type="float" office:value="1.531909814038E-015" calcext:value-type="float">
            <text:p>1.53E-15</text:p>
          </table:table-cell>
          <table:table-cell table:style-name="ce4" office:value-type="float" office:value="0.0000000001957650196509" calcext:value-type="float">
            <text:p>1.96E-1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table:number-columns-repeated="7"/>
          <table:table-cell table:style-name="ce17"/>
          <table:table-cell/>
          <table:table-cell table:style-name="ce4"/>
          <table:table-cell/>
          <table:table-cell table:style-name="ce4"/>
          <table:table-cell table:number-columns-repeated="9"/>
        </table:table-row>
        <table:table-row table:style-name="ro1" table:number-rows-repeated="2">
          <table:table-cell table:number-columns-repeated="9"/>
          <table:table-cell table:style-name="ce17"/>
          <table:table-cell/>
          <table:table-cell table:style-name="ce4"/>
          <table:table-cell/>
          <table:table-cell table:style-name="ce4"/>
          <table:table-cell table:number-columns-repeated="9"/>
        </table:table-row>
        <table:table-row table:style-name="ro1">
          <table:table-cell/>
          <table:table-cell office:value-type="string" calcext:value-type="string">
            <text:p>Aim tomorrow:</text:p>
          </table:table-cell>
          <table:table-cell table:number-columns-repeated="7"/>
          <table:table-cell table:style-name="ce17"/>
          <table:table-cell/>
          <table:table-cell table:style-name="ce4"/>
          <table:table-cell/>
          <table:table-cell table:style-name="ce4"/>
          <table:table-cell table:number-columns-repeated="9"/>
        </table:table-row>
        <table:table-row table:style-name="ro1">
          <table:table-cell/>
          <table:table-cell office:value-type="string" calcext:value-type="string">
            <text:p>Get to end of fiddling with advective, diffusive AND get through at least to subcycle, preferably through it.</text:p>
          </table:table-cell>
          <table:table-cell table:number-columns-repeated="7"/>
          <table:table-cell table:style-name="ce17"/>
          <table:table-cell/>
          <table:table-cell table:style-name="ce4"/>
          <table:table-cell/>
          <table:table-cell table:style-name="ce4"/>
          <table:table-cell table:number-columns-repeated="9"/>
        </table:table-row>
        <table:table-row table:style-name="ro1">
          <table:table-cell table:number-columns-repeated="9"/>
          <table:table-cell table:style-name="ce17"/>
          <table:table-cell/>
          <table:table-cell table:style-name="ce4"/>
          <table:table-cell/>
          <table:table-cell table:style-name="ce4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We see that the difference is caused because GPU has not only got vnext wrong but even edge_normal too on some of the tris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24<text:span text:style-name="T1">th</text:span></text:p>
          </table:table-cell>
          <table:table-cell office:value-type="string" calcext:value-type="string">
            <text:p>Found 2 PBC related bugs in GPU --- good thing we built CPU vers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Agreement.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Turns out AreaMajor comes through as 0 in diffusive calcs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ound error without finding what ??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ound error in loading PBC flag set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Agreement.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25<text:span text:style-name="T1">th</text:span></text:p>
          </table:table-cell>
          <table:table-cell office:value-type="string" calcext:value-type="string">
            <text:p>Got agreement on n,T advance … basically after improving CPU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There seems to be an issue where CPU gives a nonzero value on some verts where GPU says = 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Sorted it but there is still a disparity on outer frill maybe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Now looking at last piece of code before the subcycle.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>
            <text:p>Establish why there is difference at 8<text:span text:style-name="T1">th</text:span> place for MAR_ion at 29120.</text:p>
          </table:table-cell>
          <table:table-cell table:number-columns-repeated="4"/>
          <table:table-cell office:value-type="string" calcext:value-type="string">
            <text:p>(set up debug output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Thermal pressure is at no discrepancy 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Differences in advective contributions are for every contrib, and relvnormal is also different, and this explains the total difference in mar_ion.x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--&gt; ?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ound that v_overall was unset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Still a few % out on advective contributions to 29120. 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el v normal is not the cause, as it’s equal to 11 places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ound error that we had not got right order for n around minor of tri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>
            <text:p>Tracking further error we find for a certain vertex, we have discrepancy of advective contrib just for 1<text:span text:style-name="T1">st</text:span> tri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dge normal was same, relvnormal is different.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ound a bug: opp_v_overall was mis-set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>
            <text:p>Getting to differences at 9<text:span text:style-name="T1">th</text:span>, 10<text:span text:style-name="T1">th</text:span> place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>
            <text:p>Doing one last check on 30347 on neutral to see why difference at 9<text:span text:style-name="T1">th</text:span> place: is it just FP error?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ound similar bug for neutral: our_v_overall not set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>
            <text:p>That resolved that cell. There is now still a 9<text:span text:style-name="T1">th</text:span> place difference for a vertex, minor 8821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ound similar bug for neutral: iprev instead of [I] for opp_v_overall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>
            <text:p>Differences for neutral now relatively small. Max difference for ion, electron is at 10<text:span text:style-name="T1">th</text:span> or 11<text:span text:style-name="T1">th</text:span> place.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Pressing on for now. This is <text:span text:style-name="T2">probably</text:span> caused by pressure summands at magnitude 1e4 higher than the result.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Debugged the GetLapMinor which turned out to have the problem that Interpolate did not include neigh_len.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ind then that SigmaIzz is different on Accelerate.</text:p>
          </table:table-cell>
          <table:table-cell table:number-columns-repeated="21"/>
        </table:table-row>
        <table:table-row table:style-name="ro1">
          <table:table-cell/>
          <table:table-cell table:style-name="ce29" office:value-type="string" calcext:value-type="string">
            <text:p>Investigated pattern of difference per tile, most tiles show a difference especially for vertices. Pick tile 350.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iMinor:</text:p>
          </table:table-cell>
          <table:table-cell table:number-columns-repeated="21"/>
        </table:table-row>
        <table:table-row table:style-name="ro1">
          <table:table-cell/>
          <table:table-cell table:formula="of:=350*256" office:value-type="float" office:value="89600" calcext:value-type="float">
            <text:p>89600</text:p>
          </table:table-cell>
          <table:table-cell table:number-columns-repeated="21"/>
        </table:table-row>
        <table:table-row table:style-name="ro1">
          <table:table-cell/>
          <table:table-cell table:style-name="ce4" office:value-type="string" calcext:value-type="string">
            <text:p>Next we spit out for 89600 what leads to sigma_e_zz.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n that is spat out is different. 1.919 vs 1.968 and this seems to explain other things.</text:p>
          </table:table-cell>
          <table:table-cell/>
          <table:table-cell table:style-name="ce4"/>
          <table:table-cell table:number-columns-repeated="19"/>
        </table:table-row>
        <table:table-row table:style-name="ro1">
          <table:table-cell/>
          <table:table-cell office:value-type="string" calcext:value-type="string">
            <text:p>This seems to be because we interpolated from n in target that is just 0 for 88592 (which is in the middle of a filament!)</text:p>
          </table:table-cell>
          <table:table-cell/>
          <table:table-cell table:style-name="ce4"/>
          <table:table-cell table:number-columns-repeated="19"/>
        </table:table-row>
        <table:table-row table:style-name="ro1">
          <table:table-cell/>
          <table:table-cell office:value-type="string" calcext:value-type="string">
            <text:p>Probably I never set n_minor on vert = n_major for the GPU vers.</text:p>
          </table:table-cell>
          <table:table-cell/>
          <table:table-cell table:style-name="ce4"/>
          <table:table-cell table:number-columns-repeated="19"/>
        </table:table-row>
        <table:table-row table:style-name="ro1">
          <table:table-cell/>
          <table:table-cell office:value-type="string" calcext:value-type="string">
            <text:p>Now we still see a difference in sigma. It’s due to a difference in collision frequency:</text:p>
          </table:table-cell>
          <table:table-cell/>
          <table:table-cell table:style-name="ce4"/>
          <table:table-cell table:number-columns-repeated="19"/>
        </table:table-row>
        <table:table-row table:style-name="ro1">
          <table:table-cell table:number-columns-repeated="3"/>
          <table:table-cell table:style-name="ce4"/>
          <table:table-cell table:number-columns-repeated="19"/>
        </table:table-row>
        <table:table-row table:style-name="ro1">
          <table:table-cell/>
          <table:table-cell office:value-type="string" calcext:value-type="string">
            <text:p>GPU: s_in_MT 1.07346470228743E-014 ionneut_thermal 6.09980347305537E+005 s_en_MT 1.07346470228743E-014</text:p>
          </table:table-cell>
          <table:table-cell/>
          <table:table-cell table:style-name="ce4"/>
          <table:table-cell table:number-columns-repeated="19"/>
        </table:table-row>
        <table:table-row table:style-name="ro1">
          <table:table-cell/>
          <table:table-cell office:value-type="string" calcext:value-type="string">
            <text:p>u_in_MT 5.25923749889834E+009 nu_en_MT 2.25317762231115E+011 beta_ne 7.51662353849840E-007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PU: s_in_MT 1.07341536977776E-14 ionneut_thermal 6.10032932572234E+05 s_en_MT 1.07237415076853E-14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nu_in_MT 5.25944917179547E+09 nu_en_MT 2.25755293896383E+11 beta_ne 7.53121961873911E-07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Sorted that.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there is a difference that Azdot was countersigned for reverse triangle row, corrected sign on Jz</text:p>
          </table:table-cell>
          <table:table-cell table:number-columns-repeated="21"/>
        </table:table-row>
        <table:table-row table:style-name="ro2">
          <table:table-cell/>
          <table:table-cell table:style-name="ce1" office:value-type="string" calcext:value-type="string">
            <text:p>there is still difference at 10<text:span text:style-name="T1">th</text:span> place and this is not due to Iz_cell but to AreaMinor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2" office:value-type="string" calcext:value-type="string">
            <text:p>How close to the end am I? Depends how hard it is debugging the rest of the subcycle. It should be pretty straightforward. Be encouraged.</text:p>
          </table:table-cell>
          <table:table-cell table:number-columns-repeated="21"/>
        </table:table-row>
        <table:table-row table:style-name="ro1">
          <table:table-cell/>
          <table:table-cell table:style-name="ce2" office:value-type="string" calcext:value-type="string">
            <text:p>I will get this.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4" office:value-type="float" office:value="-18665331.80904" calcext:value-type="float">
            <text:p>-1.87E+07</text:p>
          </table:table-cell>
          <table:table-cell table:number-columns-repeated="21"/>
        </table:table-row>
        <table:table-row table:style-name="ro1">
          <table:table-cell/>
          <table:table-cell table:style-name="ce4" office:value-type="float" office:value="-37249766.40701" calcext:value-type="float">
            <text:p>-3.72E+07</text:p>
          </table:table-cell>
          <table:table-cell table:formula="of:=[.B200]-[.B199]" office:value-type="float" office:value="-18584434.59797" calcext:value-type="float">
            <text:p>-18584434.59797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JLS seemed to go very well.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Now seeing a difference in acceleration at cell 8670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Now debugging the accel step that happens once Lap Az is known</text:p>
          </table:table-cell>
          <table:table-cell table:number-columns-repeated="21"/>
        </table:table-row>
        <table:table-row table:style-name="ro1">
          <table:table-cell/>
          <table:table-cell table:style-name="ce1" office:value-type="string" calcext:value-type="string">
            <text:p>Seems like LapAz is coming through as 0 for GPU --- yet it tested as same as CPU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ound bug: LapAz vs Lap_Az : nasty!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Debugged an issue with debug output.</text:p>
          </table:table-cell>
          <table:table-cell table:number-columns-repeated="21"/>
        </table:table-row>
        <table:table-row table:style-name="ro1">
          <table:table-cell/>
          <table:table-cell table:style-name="ce2" office:value-type="string" calcext:value-type="string">
            <text:p>Still a difference at 8545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spotted a bug: Iz0 vs Iz_summands for array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e now agrees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Azdot is still different: 88366</text:p>
          </table:table-cell>
          <table:table-cell table:number-columns-repeated="2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office:value-type="string" calcext:value-type="string">
            <text:p>Azdot_intermed</text:p>
          </table:table-cell>
          <table:table-cell/>
          <table:table-cell table:style-name="ce4" office:value-type="float" office:value="96732.5051027007" calcext:value-type="float">
            <text:p>9.67E+04</text:p>
          </table:table-cell>
          <table:table-cell office:value-type="string" calcext:value-type="string">
            <text:p>contrib</text:p>
          </table:table-cell>
          <table:table-cell/>
          <table:table-cell table:style-name="ce4" office:value-type="float" office:value="-18673249.4560536" calcext:value-type="float">
            <text:p>-1.87E+07</text:p>
          </table:table-cell>
          <table:table-cell office:value-type="string" calcext:value-type="string">
            <text:p>n_use.n</text:p>
          </table:table-cell>
          <table:table-cell table:style-name="ce4" office:value-type="float" office:value="9.86758407889291E+017" calcext:value-type="float">
            <text:p>9.87E+17</text:p>
          </table:table-cell>
          <table:table-cell office:value-type="string" calcext:value-type="string">
            <text:p>v.vez</text:p>
          </table:table-cell>
          <table:table-cell table:style-name="ce4" office:value-type="float" office:value="4.18484035603391" calcext:value-type="float">
            <text:p>4.18E+00</text:p>
          </table:table-cell>
          <table:table-cell table:number-columns-repeated="1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2"/>
          <table:table-cell table:formula="of:=4.184*9.867584E+017*0.00000000048*0.5*4*PI()/30000000000" office:value-type="float" office:value="0.41505185479196" calcext:value-type="float">
            <text:p>0.41505185479196</text:p>
          </table:table-cell>
          <table:table-cell table:number-columns-repeated="20"/>
        </table:table-row>
        <table:table-row table:style-name="ro1">
          <table:table-cell table:number-columns-repeated="2"/>
          <table:table-cell table:formula="of:=[.C218]*9E+020*0.0000000000001" office:value-type="float" office:value="37354666.9312764" calcext:value-type="float">
            <text:p>37354666.931276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ug was with the timestep sent as parameter.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NOW GETTING AGREEMENT TO 10 OR 11 PLACES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Second substep:</text:p>
          </table:table-cell>
          <table:table-cell table:number-columns-repeated="21"/>
        </table:table-row>
        <table:table-row table:style-name="ro1">
          <table:table-cell/>
          <table:table-cell table:style-name="ce1" office:value-type="string" calcext:value-type="string">
            <text:p>Looks like on GPU we are collecting a contribution for Lap Az to Azdot0 whereas on CPU we are not.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xplanation?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Need to write out how each way is meant to work.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Finally found a bug in the reconstruction of vez0.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>
            <text:p>Now there is still an error at 6<text:span text:style-name="T1">th</text:span> place at the same cell.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Try n nix that.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>
            <text:p>Still vez1 that is different, at 5<text:span text:style-name="T1">th</text:span> place?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ez0 and denom are the same at the point they are reported!!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It’s what happens after this!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PU version never included LapAz contrib, did GPU version?</text:p>
          </table:table-cell>
          <table:table-cell table:number-columns-repeated="21"/>
        </table:table-row>
        <table:table-row table:style-name="ro1">
          <table:table-cell/>
          <table:table-cell table:style-name="ce2" office:value-type="string" calcext:value-type="string">
            <text:p>Then we remove it – when it was never added?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PU 88366 vez0 -1.05910098123732E+01 denom 8.88109049561683E+00 bFeint 1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GPU 88366 v0.vez -1.05910098123730E+001 denom 8.88109049561683E+000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CPU vez for Adot contrib</text:p>
          </table:table-cell>
          <table:table-cell table:style-name="ce4" office:value-type="float" office:value="3.83267534184" calcext:value-type="float">
            <text:p>3.83E+0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GPU vez for Adot contrib</text:p>
          </table:table-cell>
          <table:table-cell table:style-name="ce4" office:value-type="float" office:value="3.83265479023126" calcext:value-type="float">
            <text:p>3.83E+00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ce1" table:formula="of:=[.C239]-[.C238]" office:value-type="float" office:value="-0.0000205516087401492" calcext:value-type="float">
            <text:p>-2.05516087401492E-05</text:p>
          </table:table-cell>
          <table:table-cell table:number-columns-repeated="19"/>
        </table:table-row>
        <table:table-row table:style-name="ro1">
          <table:table-cell/>
          <table:table-cell table:style-name="ce4" office:value-type="float" office:value="-10.59100981237" calcext:value-type="float">
            <text:p>-1.06E+01</text:p>
          </table:table-cell>
          <table:table-cell office:value-type="string" calcext:value-type="string">
            <text:p>First pass CPU agrees with GPU end result pre subtract LapAz effect</text:p>
          </table:table-cell>
          <table:table-cell table:number-columns-repeated="20"/>
        </table:table-row>
        <table:table-row table:style-name="ro1">
          <table:table-cell/>
          <table:table-cell table:style-name="ce4" office:value-type="float" office:value="-10.60058176868" calcext:value-type="float">
            <text:p>-1.06E+01</text:p>
          </table:table-cell>
          <table:table-cell table:formula="of:=[.B242]-[.B241]" office:value-type="float" office:value="-0.00957195630999941" calcext:value-type="float">
            <text:p>-0.009571956309999</text:p>
          </table:table-cell>
          <table:table-cell/>
          <table:table-cell table:style-name="ce4" office:value-type="float" office:value="-10.60058176868" calcext:value-type="float">
            <text:p>-1.06E+01</text:p>
          </table:table-cell>
          <table:table-cell table:number-columns-repeated="18"/>
        </table:table-row>
        <table:table-row table:style-name="ro1">
          <table:table-cell/>
          <table:table-cell table:style-name="ce4" office:value-type="float" office:value="8.88109049561683" calcext:value-type="float">
            <text:p>8.88E+00</text:p>
          </table:table-cell>
          <table:table-cell table:number-columns-repeated="21"/>
        </table:table-row>
        <table:table-row table:style-name="ro2">
          <table:table-cell table:number-columns-repeated="2"/>
          <table:table-cell office:value-type="string" calcext:value-type="string">
            <text:p>2<text:span text:style-name="T1">nd</text:span> pass CPU</text:p>
          </table:table-cell>
          <table:table-cell table:style-name="ce4" office:value-type="float" office:value="-10.6005612170752" calcext:value-type="float">
            <text:p>-1.06E+01</text:p>
          </table:table-cell>
          <table:table-cell table:formula="of:=[.D244]-[.E242]" office:value-type="float" office:value="0.0000205516048001897" calcext:value-type="float">
            <text:p>2.05516048001897E-05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4" office:value-type="float" office:value="-0.00957195631012842" calcext:value-type="float">
            <text:p>-9.57E-03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Lap contrib found by CPU</text:p>
          </table:table-cell>
          <table:table-cell table:number-columns-repeated="20"/>
        </table:table-row>
        <table:table-row table:style-name="ro2">
          <table:table-cell table:number-columns-repeated="4"/>
          <table:table-cell table:style-name="ce4" office:value-type="float" office:value="0.00107629427169101" calcext:value-type="float">
            <text:p>1.08E-03</text:p>
          </table:table-cell>
          <table:table-cell office:value-type="string" calcext:value-type="string">
            <text:p>Lap Az GPU</text:p>
          </table:table-cell>
          <table:table-cell office:value-type="string" calcext:value-type="string">
            <text:p>different at about 11<text:span text:style-name="T1">th</text:span> place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Too much confusion.</text:p>
          </table:table-cell>
          <table:table-cell table:number-columns-repeated="2"/>
          <table:table-cell office:value-type="string" calcext:value-type="string">
            <text:p>Lap Az 1.07629427170998E-03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Got to write out the story for each vez.</text:p>
          </table:table-cell>
          <table:table-cell table:number-columns-repeated="2"/>
          <table:table-cell table:style-name="ce4" office:value-type="float" office:value="-0.0850094102103411" calcext:value-type="float">
            <text:p>-8.50E-02</text:p>
          </table:table-cell>
          <table:table-cell office:value-type="string" calcext:value-type="string">
            <text:p>Lapcontrib CPU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Lap contrib + and -</text:p>
          </table:table-cell>
          <table:table-cell table:number-columns-repeated="2"/>
          <table:table-cell table:style-name="ce4" office:value-type="float" office:value="-78.983427158152" calcext:value-type="float">
            <text:p>-7.90E+0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or no lap contrib included</text:p>
          </table:table-cell>
          <table:table-cell table:number-columns-repeated="3"/>
          <table:table-cell table:style-name="ce1" office:value-type="string" calcext:value-type="string">
            <text:p>Think the difference may be the knock-on effect of LapAz via viz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igma * Ez</text:p>
          </table:table-cell>
          <table:table-cell table:number-columns-repeated="3"/>
          <table:table-cell table:style-name="ce1" office:value-type="string" calcext:value-type="string">
            <text:p>Try viewing (viz, vez) as a pai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formula="of:=[.E250]*[.E247]" office:value-type="float" office:value="-0.0850094102088432" calcext:value-type="float">
            <text:p>-0.085009410208843</text:p>
          </table:table-cell>
          <table:table-cell office:value-type="string" calcext:value-type="string">
            <text:p>same thing if we just multiple what CPU thought was LapAz effect on vez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Establish whether vez0 used for Iz0 includes Lap Az contrib both ways.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Is Iz0 the same? Is sigma_Izz the same?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Not sure CPU is even reporting.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GPU: Iz0 = 6.70927273642025E+07 SigmaIzz 6.5289590610543E+10 EzStrength = -2.43809706961221E-03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EzStrength is same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ez0 before Ez contrib is slightly different</text:p>
          </table:table-cell>
          <table:table-cell table:number-columns-repeated="2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effect of LapAz on viz: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4" office:value-type="float" office:value="-0.0000231606564532553" calcext:value-type="float">
            <text:p>-2.32E-05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yes, viz0 appears with coeffs like hc2pi n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and in complicated ways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OH DEAR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We don’t save the dependence of vez on viz0 so what are we going to do?</text:p>
          </table:table-cell>
          <table:table-cell table:number-columns-repeated="20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office:value-type="string" calcext:value-type="string">
            <text:p>Finding errors about the knock-on effect of Lap Az → viz → vez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due to making an error like this for Azdot0 on GPU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>
            <text:p>The result of doing fixes is that it’s now completely wrong (Feb 9<text:span text:style-name="T1">th</text:span>)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Desperately need to see about valentine’s gift</text:p>
          </table:table-cell>
          <table:table-cell table:number-columns-repeated="21"/>
        </table:table-row>
        <table:table-row table:style-name="ro1">
          <table:table-cell/>
          <table:table-cell table:style-name="ce1" office:value-type="string" calcext:value-type="string">
            <text:p>Losing in struggle.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Get Fuerte hotel and car booked.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In ½ hour .. do that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2">
          <table:table-cell/>
          <table:table-cell office:value-type="string" calcext:value-type="string">
            <text:p>Get rid of output on 1<text:span text:style-name="T1">st</text:span> pass cpu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spit out viz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CPU pass 1 for vez = GPU pass for vez, that part is 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PU pass 2</text:p>
          </table:table-cell>
          <table:table-cell table:formula="of:=-14.378921985972" office:value-type="float" office:value="-14.378921985972" calcext:value-type="float">
            <text:p>-14.37892198597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PU pass</text:p>
          </table:table-cell>
          <table:table-cell office:value-type="float" office:value="-14.412740522" calcext:value-type="float">
            <text:p>-14.412740522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formula="of:=[.B286]-[.B285]" office:value-type="float" office:value="-0.0338185360280008" calcext:value-type="float">
            <text:p>-0.033818536028001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That is basically equal to the contrib due to Lap that is missed out: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PU Lap contrib</text:p>
          </table:table-cell>
          <table:table-cell table:style-name="ce4" office:value-type="float" office:value="0.033825262296274" calcext:value-type="float">
            <text:p>3.38E-02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GPU Lap contrib</text:p>
          </table:table-cell>
          <table:table-cell table:style-name="ce4" office:value-type="float" office:value="-0.0338252622997978" calcext:value-type="float">
            <text:p>-3.38E-02</text:p>
          </table:table-cell>
          <table:table-cell table:number-columns-repeated="20"/>
        </table:table-row>
        <table:table-row table:style-name="ro1">
          <table:table-cell table:number-columns-repeated="2"/>
          <table:table-cell table:formula="of:=[.C291]+[.C290]" office:value-type="float" office:value="-0.00000000000352379930790292" calcext:value-type="float">
            <text:p>-3.52379930790292E-12</text:p>
          </table:table-cell>
          <table:table-cell table:number-columns-repeated="20"/>
        </table:table-row>
        <table:table-row table:style-name="ro1">
          <table:table-cell/>
          <table:table-cell table:formula="of:=[.C291]-[.B288]" office:value-type="float" office:value="-0.00000672627179702096" calcext:value-type="float">
            <text:p>-6.72627179702096E-06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>
            <text:p>Different at 4<text:span text:style-name="T1">th</text:span> place from being just that.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Now ask what is the difference we go on to compute in CLR to try to re-compensate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4" office:value-type="float" office:value="2.82249447240218" calcext:value-type="float">
            <text:p>2.82E+00</text:p>
          </table:table-cell>
          <table:table-cell office:value-type="string" calcext:value-type="string">
            <text:p>what we now claim is effect via viz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e expected a correction of magnitude 1e-6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ound bug in calculation of vez(viz) coefficient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ESULT: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Now it is giving different Iz0 therefore different Ez_strength therefore different per-cell vez therefore different Azdot0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But we don’t know why different Iz0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2">
          <table:table-cell/>
          <table:table-cell office:value-type="string" calcext:value-type="string">
            <text:p>Is vez different on 1<text:span text:style-name="T1">st</text:span> pass for our cell?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PU</text:p>
          </table:table-cell>
          <table:table-cell table:style-name="ce4" office:value-type="float" office:value="-8.2945870006879" calcext:value-type="float">
            <text:p>-8.29E+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PU</text:p>
          </table:table-cell>
          <table:table-cell table:style-name="ce4" office:value-type="float" office:value="-8.42752279640403" calcext:value-type="float">
            <text:p>-8.43E+0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At least this is something we can investigate in terms of components.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&gt;&gt;&gt;&gt;&gt;&gt;</text:p>
          </table:table-cell>
          <table:table-cell office:value-type="string" calcext:value-type="string">
            <text:p>A few bugs later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[Significant bugs with the actual effect of Lap Az]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Feb 13<text:span text:style-name="T1">th</text:span></text:p>
          </table:table-cell>
          <table:table-cell office:value-type="string" calcext:value-type="string">
            <text:p>Bug was with iSubstep %2 in the CPU call … we stick at target system after 1<text:span text:style-name="T1">st</text:span> substep</text:p>
          </table:table-cell>
          <table:table-cell table:number-columns-repeated="2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4"/>
          <table:table-cell table:formula="of:=0.25*0.19+0.75*0.01" office:value-type="float" office:value="0.055" calcext:value-type="float">
            <text:p>0.05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Now we get a trajectory where it moves away over the course of 20 steps.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* Pick the worst place at step 20 and track where it went in-between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Also the difference in L2eps first go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WOOD FOR TREES is on my agenda</text:p>
          </table:table-cell>
          <table:table-cell table:number-columns-repeated="21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Iz</text:p>
          </table:table-cell>
          <table:table-cell office:value-type="string" calcext:value-type="string">
            <text:p>attained</text:p>
          </table:table-cell>
          <table:table-cell table:style-name="ce4" office:value-type="float" office:value="-920896321.79297" calcext:value-type="float">
            <text:p>-9.21E+0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z0</text:p>
          </table:table-cell>
          <table:table-cell table:number-columns-repeated="2"/>
          <table:table-cell table:style-name="ce4" office:value-type="float" office:value="-12778675680" calcext:value-type="float">
            <text:p>-1.28E+1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Jz0</text:p>
          </table:table-cell>
          <table:table-cell/>
          <table:table-cell table:style-name="ce4" office:value-type="float" office:value="0" calcext:value-type="float">
            <text:p>0.00E+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Jz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pare</text:p>
          </table:table-cell>
          <table:table-cell office:value-type="string" calcext:value-type="string">
            <text:p>v_e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mod</text:p>
          </table:table-cell>
          <table:table-cell/>
          <table:table-cell table:style-name="ce4" office:value-type="float" office:value="0.01889" calcext:value-type="float">
            <text:p>1.89E-02</text:p>
          </table:table-cell>
          <table:table-cell office:value-type="string" calcext:value-type="string">
            <text:p>at</text:p>
          </table:table-cell>
          <table:table-cell office:value-type="float" office:value="23454" calcext:value-type="float">
            <text:p>2345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4" office:value-type="float" office:value="-0.1705263079192" calcext:value-type="float">
            <text:p>-1.71E-01</text:p>
          </table:table-cell>
          <table:table-cell office:value-type="string" calcext:value-type="string">
            <text:p>diff</text:p>
          </table:table-cell>
          <table:table-cell table:style-name="ce4" office:value-type="float" office:value="-0.000000000001483" calcext:value-type="float">
            <text:p>-1.48E-12</text:p>
          </table:table-cell>
          <table:table-cell office:value-type="string" calcext:value-type="string">
            <text:p>y</text:p>
          </table:table-cell>
          <table:table-cell table:style-name="ce4" office:value-type="float" office:value="-4.607741294103" calcext:value-type="float">
            <text:p>-4.61E+00</text:p>
          </table:table-cell>
          <table:table-cell office:value-type="string" calcext:value-type="string">
            <text:p>diff</text:p>
          </table:table-cell>
          <table:table-cell table:style-name="ce4" office:value-type="float" office:value="0.000000000002136" calcext:value-type="float">
            <text:p>2.14E-12</text:p>
          </table:table-cell>
          <table:table-cell office:value-type="string" calcext:value-type="string">
            <text:p>z</text:p>
          </table:table-cell>
          <table:table-cell table:style-name="ce4" office:value-type="float" office:value="38104.01931268" calcext:value-type="float">
            <text:p>3.81E+04</text:p>
          </table:table-cell>
          <table:table-cell office:value-type="string" calcext:value-type="string">
            <text:p>diff</text:p>
          </table:table-cell>
          <table:table-cell table:style-name="ce4" office:value-type="float" office:value="-0.01889" calcext:value-type="float">
            <text:p>-1.89E-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rel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mod</text:p>
          </table:table-cell>
          <table:table-cell/>
          <table:table-cell table:style-name="ce4" office:value-type="float" office:value="0.000005416" calcext:value-type="float">
            <text:p>5.42E-06</text:p>
          </table:table-cell>
          <table:table-cell office:value-type="string" calcext:value-type="string">
            <text:p>at</text:p>
          </table:table-cell>
          <table:table-cell office:value-type="float" office:value="27593" calcext:value-type="float">
            <text:p>2759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4" office:value-type="float" office:value="-45.82162408782" calcext:value-type="float">
            <text:p>-4.58E+01</text:p>
          </table:table-cell>
          <table:table-cell office:value-type="string" calcext:value-type="string">
            <text:p>diff</text:p>
          </table:table-cell>
          <table:table-cell table:style-name="ce4" office:value-type="float" office:value="0.0000000001169" calcext:value-type="float">
            <text:p>1.17E-10</text:p>
          </table:table-cell>
          <table:table-cell office:value-type="string" calcext:value-type="string">
            <text:p>y</text:p>
          </table:table-cell>
          <table:table-cell table:style-name="ce4" office:value-type="float" office:value="-32.62970329295" calcext:value-type="float">
            <text:p>-3.26E+01</text:p>
          </table:table-cell>
          <table:table-cell office:value-type="string" calcext:value-type="string">
            <text:p>diff</text:p>
          </table:table-cell>
          <table:table-cell table:style-name="ce4" office:value-type="float" office:value="0.00000000006266" calcext:value-type="float">
            <text:p>6.27E-11</text:p>
          </table:table-cell>
          <table:table-cell office:value-type="string" calcext:value-type="string">
            <text:p>z</text:p>
          </table:table-cell>
          <table:table-cell table:style-name="ce4" office:value-type="float" office:value="153.2171633575" calcext:value-type="float">
            <text:p>1.53E+02</text:p>
          </table:table-cell>
          <table:table-cell office:value-type="string" calcext:value-type="string">
            <text:p>diff</text:p>
          </table:table-cell>
          <table:table-cell table:style-name="ce4" office:value-type="float" office:value="-0.0008839" calcext:value-type="float">
            <text:p>-8.84E-04</text:p>
          </table:table-cell>
        </table:table-row>
        <table:table-row table:style-name="ro1">
          <table:table-cell office:value-type="string" calcext:value-type="string">
            <text:p>Azdot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diff</text:p>
          </table:table-cell>
          <table:table-cell/>
          <table:table-cell table:style-name="ce4" office:value-type="float" office:value="250500" calcext:value-type="float">
            <text:p>2.51E+05</text:p>
          </table:table-cell>
          <table:table-cell office:value-type="string" calcext:value-type="string">
            <text:p>at</text:p>
          </table:table-cell>
          <table:table-cell office:value-type="float" office:value="2354" calcext:value-type="float">
            <text:p>2354</text:p>
          </table:table-cell>
          <table:table-cell table:number-columns-repeated="2"/>
          <table:table-cell table:style-name="ce4" office:value-type="float" office:value="5185244813.165" calcext:value-type="float">
            <text:p>5.19E+09</text:p>
          </table:table-cell>
          <table:table-cell table:style-name="ce4" office:value-type="float" office:value="5184994293.759" calcext:value-type="float">
            <text:p>5.18E+0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diff</text:p>
          </table:table-cell>
          <table:table-cell/>
          <table:table-cell table:style-name="ce4" office:value-type="float" office:value="-469800" calcext:value-type="float">
            <text:p>-4.70E+05</text:p>
          </table:table-cell>
          <table:table-cell office:value-type="string" calcext:value-type="string">
            <text:p>at</text:p>
          </table:table-cell>
          <table:table-cell office:value-type="float" office:value="74905" calcext:value-type="float">
            <text:p>74905</text:p>
          </table:table-cell>
          <table:table-cell table:number-columns-repeated="2"/>
          <table:table-cell table:style-name="ce4" office:value-type="float" office:value="4949674861.315" calcext:value-type="float">
            <text:p>4.95E+09</text:p>
          </table:table-cell>
          <table:table-cell table:style-name="ce4" office:value-type="float" office:value="4950144706.822" calcext:value-type="float">
            <text:p>4.95E+0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rel</text:p>
          </table:table-cell>
          <table:table-cell office:value-type="string" calcext:value-type="string">
            <text:p>diff</text:p>
          </table:table-cell>
          <table:table-cell table:style-name="ce4" office:value-type="float" office:value="0.008542" calcext:value-type="float">
            <text:p>8.54E-03</text:p>
          </table:table-cell>
          <table:table-cell office:value-type="string" calcext:value-type="string">
            <text:p>at</text:p>
          </table:table-cell>
          <table:table-cell office:value-type="float" office:value="12831" calcext:value-type="float">
            <text:p>12831</text:p>
          </table:table-cell>
          <table:table-cell table:number-columns-repeated="2"/>
          <table:table-cell table:style-name="ce4" office:value-type="float" office:value="2.638106739086E-023" calcext:value-type="float">
            <text:p>2.64E-23</text:p>
          </table:table-cell>
          <table:table-cell table:style-name="ce4" office:value-type="float" office:value="2.660640524456E-023" calcext:value-type="float">
            <text:p>2.66E-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The difference in LapAz grows a lot so we examine the inputs.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>
            <text:p>It seems that Az is different only at 10<text:span text:style-name="T1">th</text:span> place and the differences pointing nearly all the same way!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Positions seem to be nearly exactly equal.</text:p>
          </table:table-cell>
          <table:table-cell table:number-columns-repeated="21"/>
        </table:table-row>
      </table:table>
      <table:table table:name="Sheet2" table:style-name="ta1">
        <table:shapes>
          <draw:frame draw:z-index="0" draw:name="Image 2" draw:style-name="gr1" draw:text-style-name="P1" svg:width="655.51pt" svg:height="314.53pt" svg:x="104.17pt" svg:y="140.8pt">
            <draw:image xlink:href="Pictures/2000007100005A5600002B59DA760BD654ED0223.svm" xlink:type="simple" xlink:show="embed" xlink:actuate="onLoad">
              <text:p/>
            </draw:image>
          </draw:frame>
        </table:shapes>
        <table:table-column table:style-name="co4" table:default-cell-style-name="ce15"/>
        <table:table-column table:style-name="co1" table:number-columns-repeated="1023" table:default-cell-style-name="Default"/>
        <table:table-row table:style-name="ro1" table:number-rows-repeated="8">
          <table:table-cell/>
          <table:table-cell table:style-name="ce4" table:number-columns-repeated="3"/>
          <table:table-cell table:style-name="ce18"/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Done Advective calc <text:s text:c="410"/>N: <text:s text:c="213"/>Max diff: 3.025E+17 at 14638 : -3.144963316058E+06 -3.024788998678E+17 <text:s text:c="144"/>Min diff: -3.886E+16 at 14796 : -7.641967755662E+05 3.885528693265E+16 <text:s text:c="144"/>Max rel diff 1.183E+28 at 11656 : 5.235327007177E-16 6.191419577422E+12 <text:s text:c="142"/>Nn: <text:s text:c="212"/>Max diff: 3.346E+16 at 14796 : 3.577053281328E+05 -3.345939364297E+16 <text:s text:c="145"/>Min diff: -1.754E+17 at 14638 : 7.856082872330E+05 1.754143695181E+17 <text:s text:c="145"/>Max rel diff 2.019E+26 at 36490 : 9.752738417271E-11 -1.969192343208E+16 <text:s text:c="141"/>NiTi: <text:s text:c="210"/>Max diff: 1.428E+06 at 14638 : -1.469192934071E-05 -1.427590957030E+06 <text:s text:c="144"/>Min diff: -1.453E+05 at 14794 : 8.165348973390E-07 1.452836103475E+05 <text:s text:c="145"/>Max rel diff 1.188E+28 at 11656 : 2.094131101495E-29 2.486862411693E-01 <text:s text:c="142"/>NeTe: <text:s text:c="210"/>Max diff: 1.428E+06 at 14638 : -1.469488679839E-05 -1.427866596835E+06 <text:s text:c="144"/>Min diff: -1.440E+05 at 14794 : 8.115760844512E-07 1.440067962061E+05 <text:s text:c="145"/>Max rel diff 1.645E+28 at 11656 : 2.094239485621E-29 3.445127103045E-01 <text:s text:c="142"/>NnTn: <text:s text:c="210"/>Max diff: 1.253E+05 at 15092 : 6.432938685308E-07 -1.253259302163E+05 <text:s text:c="145"/>Min diff: -8.292E+05 at 14638 : 3.676063656276E-06 8.292286082670E+05 <text:s text:c="145"/>Max rel diff 2.019E+26 at 36490 : 3.901095366909E-24 -7.876769372832E+02 <text:s text:c="141"/>@@@ <text:s text:c="87"/></text:p>
          </table:table-cell>
          <table:table-cell table:style-name="ce4" table:number-columns-repeated="2"/>
          <table:table-cell table:style-name="ce18"/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Done Advective calc <text:s text:c="410"/>N: <text:s text:c="213"/>Max diff: 3.025E+17 at 14638 : -3.144963316058E+06 -3.024788998678E+17 <text:s text:c="144"/>Min diff: -3.886E+16 at 14796 : -7.641967755662E+05 3.885528693265E+16 <text:s text:c="144"/>Max rel diff 1.183E+28 at 11656 : 5.235327007177E-16 6.191419577422E+12 <text:s text:c="142"/>Nn: <text:s text:c="212"/>Max diff: 3.346E+16 at 14796 : 3.577053281328E+05 -3.345939364297E+16 <text:s text:c="145"/>Min diff: -1.754E+17 at 14638 : 7.856082872330E+05 1.754143695181E+17 <text:s text:c="145"/>Max rel diff 2.019E+26 at 36490 : 9.752738417271E-11 -1.969192343208E+16 <text:s text:c="141"/>NiTi: <text:s text:c="210"/>Max diff: 1.428E+06 at 14638 : -1.469192934071E-05 -1.427590957030E+06 <text:s text:c="144"/>Min diff: -1.453E+05 at 14794 : 8.165348973390E-07 1.452836103475E+05 <text:s text:c="145"/>Max rel diff 1.188E+28 at 11656 : 2.094131101495E-29 2.486862411693E-01 <text:s text:c="142"/>NeTe: <text:s text:c="210"/>Max diff: 1.428E+06 at 14638 : -1.469488679839E-05 -1.427866596835E+06 <text:s text:c="144"/>Min diff: -1.440E+05 at 14794 : 8.115760844512E-07 1.440067962061E+05 <text:s text:c="145"/>Max rel diff 1.645E+28 at 11656 : 2.094239485621E-29 3.445127103045E-01 <text:s text:c="142"/>NnTn: <text:s text:c="210"/>Max diff: 1.253E+05 at 15092 : 6.432938685308E-07 -1.253259302163E+05 <text:s text:c="145"/>Min diff: -8.292E+05 at 14638 : 3.676063656276E-06 8.292286082670E+05 <text:s text:c="145"/>Max rel diff 2.019E+26 at 36490 : 3.901095366909E-24 -7.876769372832E+02 <text:s text:c="141"/>@@@ <text:s text:c="87"/></text:p>
          </table:table-cell>
          <table:table-cell table:style-name="ce4" table:number-columns-repeated="2"/>
          <table:table-cell table:style-name="ce18"/>
          <table:table-cell/>
          <table:table-cell table:style-name="ce4" table:number-columns-repeated="2"/>
          <table:table-cell table:number-columns-repeated="1016"/>
        </table:table-row>
        <table:table-row table:style-name="ro1" table:number-rows-repeated="92">
          <table:table-cell/>
          <table:table-cell table:style-name="ce4" table:number-columns-repeated="3"/>
          <table:table-cell table:style-name="ce18"/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6"/>
          <table:table-cell table:style-name="ce17" table:number-columns-repeated="3"/>
          <table:table-cell table:style-name="ce19"/>
          <table:table-cell table:style-name="ce20"/>
          <table:table-cell table:style-name="ce17" table:number-columns-repeated="2"/>
          <table:table-cell table:style-name="ce20" table:number-columns-repeated="1016"/>
        </table:table-row>
        <table:table-row table:style-name="ro1" table:number-rows-repeated="29">
          <table:table-cell/>
          <table:table-cell table:style-name="ce4" table:number-columns-repeated="3"/>
          <table:table-cell table:style-name="ce18"/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6"/>
          <table:table-cell table:style-name="ce17" table:number-columns-repeated="3"/>
          <table:table-cell table:style-name="ce19"/>
          <table:table-cell table:style-name="ce20"/>
          <table:table-cell table:style-name="ce17" table:number-columns-repeated="2"/>
          <table:table-cell table:style-name="ce20" table:number-columns-repeated="3"/>
          <table:table-cell table:number-columns-repeated="1013"/>
        </table:table-row>
        <table:table-row table:style-name="ro1" table:number-rows-repeated="120">
          <table:table-cell/>
          <table:table-cell table:style-name="ce4" table:number-columns-repeated="3"/>
          <table:table-cell table:style-name="ce18"/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6"/>
          <table:table-cell table:style-name="ce17" table:number-columns-repeated="3"/>
          <table:table-cell table:style-name="ce19"/>
          <table:table-cell table:style-name="ce20"/>
          <table:table-cell table:style-name="ce17" table:number-columns-repeated="2"/>
          <table:table-cell table:style-name="ce20" table:number-columns-repeated="1016"/>
        </table:table-row>
        <table:table-row table:style-name="ro1" table:number-rows-repeated="2">
          <table:table-cell/>
          <table:table-cell table:style-name="ce4" table:number-columns-repeated="3"/>
          <table:table-cell table:style-name="ce18"/>
          <table:table-cell/>
          <table:table-cell table:style-name="ce4" table:number-columns-repeated="2"/>
          <table:table-cell table:number-columns-repeated="1016"/>
        </table:table-row>
        <table:table-row table:style-name="ro1" table:number-rows-repeated="5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 table:number-rows-repeated="10483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1" table:number-columns-repeated="23" table:default-cell-style-name="Default"/>
        <table:table-row table:style-name="ro1" table:number-rows-repeated="3">
          <table:table-cell table:number-columns-repeated="4"/>
          <table:table-cell table:style-name="ce4"/>
          <table:table-cell table:number-columns-repeated="4"/>
          <table:table-cell table:style-name="ce4" table:number-columns-repeated="2"/>
          <table:table-cell table:number-columns-repeated="12"/>
        </table:table-row>
        <table:table-row table:style-name="ro1">
          <table:table-cell/>
          <table:table-cell office:value-type="string" calcext:value-type="string">
            <text:p>GPU</text:p>
          </table:table-cell>
          <table:table-cell office:value-type="float" office:value="25454" calcext:value-type="float">
            <text:p>25454</text:p>
          </table:table-cell>
          <table:table-cell office:value-type="string" calcext:value-type="string">
            <text:p>Az</text:p>
          </table:table-cell>
          <table:table-cell table:style-name="ce4" office:value-type="float" office:value="-0.000000197233278602261" calcext:value-type="float">
            <text:p>-1.97E-07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GPU</text:p>
          </table:table-cell>
          <table:table-cell office:value-type="float" office:value="86529" calcext:value-type="float">
            <text:p>86529</text:p>
          </table:table-cell>
          <table:table-cell office:value-type="string" calcext:value-type="string">
            <text:p>Az</text:p>
          </table:table-cell>
          <table:table-cell table:style-name="ce4" office:value-type="float" office:value="-0.000000197221224919672" calcext:value-type="float">
            <text:p>-1.97E-07</text:p>
          </table:table-cell>
          <table:table-cell table:style-name="ce4"/>
          <table:table-cell table:number-columns-repeated="5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5"/>
        </table:table-row>
        <table:table-row table:style-name="ro1">
          <table:table-cell/>
          <table:table-cell office:value-type="string" calcext:value-type="string">
            <text:p>GPU</text:p>
          </table:table-cell>
          <table:table-cell office:value-type="string" calcext:value-type="string">
            <text:p>ourdata.pos</text:p>
          </table:table-cell>
          <table:table-cell table:style-name="ce4" office:value-type="float" office:value="-0.283432271781894" calcext:value-type="float">
            <text:p>-2.83E-01</text:p>
          </table:table-cell>
          <table:table-cell table:style-name="ce4" office:value-type="float" office:value="3.49494452153134" calcext:value-type="float">
            <text:p>3.49E+00</text:p>
          </table:table-cell>
          <table:table-cell office:value-type="string" calcext:value-type="string">
            <text:p>oppdata.pos</text:p>
          </table:table-cell>
          <table:table-cell table:style-name="ce4" office:value-type="float" office:value="-0.288278564548116" calcext:value-type="float">
            <text:p>-2.88E-01</text:p>
          </table:table-cell>
          <table:table-cell table:style-name="ce4" office:value-type="float" office:value="3.49727129781906" calcext:value-type="float">
            <text:p>3.50E+00</text:p>
          </table:table-cell>
          <table:table-cell office:value-type="string" calcext:value-type="string">
            <text:p>gradAz</text:p>
          </table:table-cell>
          <table:table-cell table:style-name="ce4" office:value-type="float" office:value="-0.000000000751379504997898" calcext:value-type="float">
            <text:p>-7.51E-10</text:p>
          </table:table-cell>
          <table:table-cell table:style-name="ce4" office:value-type="float" office:value="0.00000000361542172062412" calcext:value-type="float">
            <text:p>3.62E-09</text:p>
          </table:table-cell>
          <table:table-cell office:value-type="string" calcext:value-type="string">
            <text:p>edge_normal</text:p>
          </table:table-cell>
          <table:table-cell table:style-name="ce4" office:value-type="float" office:value="-0.00282964227421313" calcext:value-type="float">
            <text:p>-2.83E-03</text:p>
          </table:table-cell>
          <table:table-cell table:style-name="ce4" office:value-type="float" office:value="0.00132915221146318" calcext:value-type="float">
            <text:p>1.33E-03</text:p>
          </table:table-cell>
          <table:table-cell table:style-name="ce4" office:value-type="string" calcext:value-type="string">
            <text:p>contrib</text:p>
          </table:table-cell>
          <table:table-cell table:style-name="ce4" office:value-type="float" office:value="0.00000000000693158098665895" calcext:value-type="float">
            <text:p>6.93E-12</text:p>
          </table:table-cell>
          <table:table-cell table:style-name="ce4"/>
          <table:table-cell/>
          <table:table-cell table:style-name="ce4"/>
          <table:table-cell table:number-columns-repeated="4"/>
        </table:table-row>
        <table:table-row table:style-name="ro1">
          <table:table-cell/>
          <table:table-cell office:value-type="string" calcext:value-type="string">
            <text:p>GPU</text:p>
          </table:table-cell>
          <table:table-cell office:value-type="float" office:value="25453" calcext:value-type="float">
            <text:p>25453</text:p>
          </table:table-cell>
          <table:table-cell office:value-type="string" calcext:value-type="string">
            <text:p>Az</text:p>
          </table:table-cell>
          <table:table-cell table:style-name="ce4" office:value-type="float" office:value="-0.000000197238382213296" calcext:value-type="float">
            <text:p>-1.97E-07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GPU</text:p>
          </table:table-cell>
          <table:table-cell office:value-type="string" calcext:value-type="string">
            <text:p>ourdata.pos</text:p>
          </table:table-cell>
          <table:table-cell table:style-name="ce4" office:value-type="float" office:value="-0.283432271781894" calcext:value-type="float">
            <text:p>-2.83E-01</text:p>
          </table:table-cell>
          <table:table-cell table:style-name="ce4" office:value-type="float" office:value="3.49494452153134" calcext:value-type="float">
            <text:p>3.49E+00</text:p>
          </table:table-cell>
          <table:table-cell office:value-type="string" calcext:value-type="string">
            <text:p>oppdata.pos</text:p>
          </table:table-cell>
          <table:table-cell table:style-name="ce4" office:value-type="float" office:value="-0.287858187938353" calcext:value-type="float">
            <text:p>-2.88E-01</text:p>
          </table:table-cell>
          <table:table-cell table:style-name="ce4" office:value-type="float" office:value="3.49186166805733" calcext:value-type="float">
            <text:p>3.49E+00</text:p>
          </table:table-cell>
          <table:table-cell office:value-type="string" calcext:value-type="string">
            <text:p>gradAz</text:p>
          </table:table-cell>
          <table:table-cell table:style-name="ce4" office:value-type="float" office:value="-0.000000000495643027691921" calcext:value-type="float">
            <text:p>-4.96E-10</text:p>
          </table:table-cell>
          <table:table-cell table:style-name="ce4" office:value-type="float" office:value="0.00000000236705558023687" calcext:value-type="float">
            <text:p>2.37E-09</text:p>
          </table:table-cell>
          <table:table-cell office:value-type="string" calcext:value-type="string">
            <text:p>edge_normal</text:p>
          </table:table-cell>
          <table:table-cell table:style-name="ce4" office:value-type="float" office:value="-0.00257760860646115" calcext:value-type="float">
            <text:p>-2.58E-03</text:p>
          </table:table-cell>
          <table:table-cell table:style-name="ce4" office:value-type="float" office:value="-0.00175319449530803" calcext:value-type="float">
            <text:p>-1.75E-03</text:p>
          </table:table-cell>
          <table:table-cell office:value-type="string" calcext:value-type="string">
            <text:p>contrib</text:p>
          </table:table-cell>
          <table:table-cell table:style-name="ce4" office:value-type="float" office:value="-0.00000000000287233507944829" calcext:value-type="float">
            <text:p>-2.87E-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PU</text:p>
          </table:table-cell>
          <table:table-cell office:value-type="float" office:value="86381" calcext:value-type="float">
            <text:p>86381</text:p>
          </table:table-cell>
          <table:table-cell office:value-type="string" calcext:value-type="string">
            <text:p>Az</text:p>
          </table:table-cell>
          <table:table-cell table:style-name="ce4" office:value-type="float" office:value="-0.000000197242135824062" calcext:value-type="float">
            <text:p>-1.97E-07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GPU</text:p>
          </table:table-cell>
          <table:table-cell office:value-type="string" calcext:value-type="string">
            <text:p>ourdata.pos</text:p>
          </table:table-cell>
          <table:table-cell table:style-name="ce4" office:value-type="float" office:value="-0.283432271781894" calcext:value-type="float">
            <text:p>-2.83E-01</text:p>
          </table:table-cell>
          <table:table-cell table:style-name="ce4" office:value-type="float" office:value="3.49494452153134" calcext:value-type="float">
            <text:p>3.49E+00</text:p>
          </table:table-cell>
          <table:table-cell office:value-type="string" calcext:value-type="string">
            <text:p>oppdata.pos</text:p>
          </table:table-cell>
          <table:table-cell table:style-name="ce4" office:value-type="float" office:value="-0.283018981062191" calcext:value-type="float">
            <text:p>-2.83E-01</text:p>
          </table:table-cell>
          <table:table-cell table:style-name="ce4" office:value-type="float" office:value="3.48953847199968" calcext:value-type="float">
            <text:p>3.49E+00</text:p>
          </table:table-cell>
          <table:table-cell office:value-type="string" calcext:value-type="string">
            <text:p>gradAz</text:p>
          </table:table-cell>
          <table:table-cell table:style-name="ce4" office:value-type="float" office:value="-0.00000000046437459782499" calcext:value-type="float">
            <text:p>-4.64E-10</text:p>
          </table:table-cell>
          <table:table-cell table:style-name="ce4" office:value-type="float" office:value="0.00000000160288951075561" calcext:value-type="float">
            <text:p>1.60E-09</text:p>
          </table:table-cell>
          <table:table-cell office:value-type="string" calcext:value-type="string">
            <text:p>edge_normal</text:p>
          </table:table-cell>
          <table:table-cell table:style-name="ce4" office:value-type="float" office:value="0.000250489396997438" calcext:value-type="float">
            <text:p>2.50E-04</text:p>
          </table:table-cell>
          <table:table-cell table:style-name="ce4" office:value-type="float" office:value="-0.00308859573988596" calcext:value-type="float">
            <text:p>-3.09E-03</text:p>
          </table:table-cell>
          <table:table-cell office:value-type="string" calcext:value-type="string">
            <text:p>contrib</text:p>
          </table:table-cell>
          <table:table-cell table:style-name="ce4" office:value-type="float" office:value="-0.00000000000506699862741777" calcext:value-type="float">
            <text:p>-5.07E-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PU</text:p>
          </table:table-cell>
          <table:table-cell office:value-type="float" office:value="25455" calcext:value-type="float">
            <text:p>25455</text:p>
          </table:table-cell>
          <table:table-cell office:value-type="string" calcext:value-type="string">
            <text:p>Az</text:p>
          </table:table-cell>
          <table:table-cell table:style-name="ce4" office:value-type="float" office:value="-0.000000197241480489028" calcext:value-type="float">
            <text:p>-1.97E-07</text:p>
          </table:table-cell>
          <table:table-cell table:style-name="ce4"/>
          <table:table-cell table:number-columns-repeated="5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GPU</text:p>
          </table:table-cell>
          <table:table-cell office:value-type="string" calcext:value-type="string">
            <text:p>ourdata.pos</text:p>
          </table:table-cell>
          <table:table-cell table:style-name="ce4" office:value-type="float" office:value="-0.283432271781894" calcext:value-type="float">
            <text:p>-2.83E-01</text:p>
          </table:table-cell>
          <table:table-cell table:style-name="ce4" office:value-type="float" office:value="3.49494452153134" calcext:value-type="float">
            <text:p>3.49E+00</text:p>
          </table:table-cell>
          <table:table-cell office:value-type="string" calcext:value-type="string">
            <text:p>oppdata.pos</text:p>
          </table:table-cell>
          <table:table-cell table:style-name="ce4" office:value-type="float" office:value="-0.278592400718696" calcext:value-type="float">
            <text:p>-2.79E-01</text:p>
          </table:table-cell>
          <table:table-cell table:style-name="ce4" office:value-type="float" office:value="3.49261313624832" calcext:value-type="float">
            <text:p>3.49E+00</text:p>
          </table:table-cell>
          <table:table-cell office:value-type="string" calcext:value-type="string">
            <text:p>gradAz</text:p>
          </table:table-cell>
          <table:table-cell table:style-name="ce4" office:value-type="float" office:value="-0.000000000629206719145483" calcext:value-type="float">
            <text:p>-6.29E-10</text:p>
          </table:table-cell>
          <table:table-cell table:style-name="ce4" office:value-type="float" office:value="0.00000000221182119145796" calcext:value-type="float">
            <text:p>2.21E-09</text:p>
          </table:table-cell>
          <table:table-cell office:value-type="string" calcext:value-type="string">
            <text:p>edge_normal</text:p>
          </table:table-cell>
          <table:table-cell table:style-name="ce4" office:value-type="float" office:value="0.00282844092520113" calcext:value-type="float">
            <text:p>2.83E-03</text:p>
          </table:table-cell>
          <table:table-cell table:style-name="ce4" office:value-type="float" office:value="-0.00133990377560522" calcext:value-type="float">
            <text:p>-1.34E-03</text:p>
          </table:table-cell>
          <table:table-cell office:value-type="string" calcext:value-type="string">
            <text:p>contrib</text:p>
          </table:table-cell>
          <table:table-cell table:style-name="ce4" office:value-type="float" office:value="-0.00000000000474330160024077" calcext:value-type="float">
            <text:p>-4.74E-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PU</text:p>
          </table:table-cell>
          <table:table-cell office:value-type="float" office:value="86530" calcext:value-type="float">
            <text:p>86530</text:p>
          </table:table-cell>
          <table:table-cell office:value-type="string" calcext:value-type="string">
            <text:p>Az</text:p>
          </table:table-cell>
          <table:table-cell table:style-name="ce4" office:value-type="float" office:value="-0.000000197225897036706" calcext:value-type="float">
            <text:p>-1.97E-07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GPU</text:p>
          </table:table-cell>
          <table:table-cell office:value-type="string" calcext:value-type="string">
            <text:p>ourdata.pos</text:p>
          </table:table-cell>
          <table:table-cell table:style-name="ce4" office:value-type="float" office:value="-0.283432271781894" calcext:value-type="float">
            <text:p>-2.83E-01</text:p>
          </table:table-cell>
          <table:table-cell table:style-name="ce4" office:value-type="float" office:value="3.49494452153134" calcext:value-type="float">
            <text:p>3.49E+00</text:p>
          </table:table-cell>
          <table:table-cell table:style-name="ce4" office:value-type="string" calcext:value-type="string">
            <text:p>oppdata.pos</text:p>
          </table:table-cell>
          <table:table-cell table:style-name="ce4" office:value-type="float" office:value="-0.278999269735376" calcext:value-type="float">
            <text:p>-2.79E-01</text:p>
          </table:table-cell>
          <table:table-cell table:style-name="ce4" office:value-type="float" office:value="3.49802379477528" calcext:value-type="float">
            <text:p>3.50E+00</text:p>
          </table:table-cell>
          <table:table-cell office:value-type="string" calcext:value-type="string">
            <text:p>gradAz</text:p>
          </table:table-cell>
          <table:table-cell table:style-name="ce4" office:value-type="float" office:value="-0.000000000745866290969513" calcext:value-type="float">
            <text:p>-7.46E-10</text:p>
          </table:table-cell>
          <table:table-cell table:style-name="ce4" office:value-type="float" office:value="0.00000000347094638978774" calcext:value-type="float">
            <text:p>3.47E-09</text:p>
          </table:table-cell>
          <table:table-cell table:style-name="ce4" office:value-type="string" calcext:value-type="string">
            <text:p>edge_normal</text:p>
          </table:table-cell>
          <table:table-cell table:style-name="ce4" office:value-type="float" office:value="0.0025791528772155" calcext:value-type="float">
            <text:p>2.58E-03</text:p>
          </table:table-cell>
          <table:table-cell table:style-name="ce4" office:value-type="float" office:value="0.00175944352842278" calcext:value-type="float">
            <text:p>1.76E-03</text:p>
          </table:table-cell>
          <table:table-cell office:value-type="string" calcext:value-type="string">
            <text:p>contrib</text:p>
          </table:table-cell>
          <table:table-cell table:style-name="ce4" office:value-type="float" office:value="0.00000000000418323097264237" calcext:value-type="float">
            <text:p>4.18E-12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GPU</text:p>
          </table:table-cell>
          <table:table-cell office:value-type="float" office:value="25750" calcext:value-type="float">
            <text:p>25750</text:p>
          </table:table-cell>
          <table:table-cell office:value-type="string" calcext:value-type="string">
            <text:p>Az</text:p>
          </table:table-cell>
          <table:table-cell table:style-name="ce4" office:value-type="float" office:value="-0.000000197210687256068" calcext:value-type="float">
            <text:p>-1.97E-07</text:p>
          </table:table-cell>
          <table:table-cell/>
          <table:table-cell table:style-name="ce4"/>
          <table:table-cell table:number-columns-repeated="5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/>
          <table:table-cell office:value-type="string" calcext:value-type="string">
            <text:p>GPU</text:p>
          </table:table-cell>
          <table:table-cell office:value-type="string" calcext:value-type="string">
            <text:p>ourdata.pos</text:p>
          </table:table-cell>
          <table:table-cell table:style-name="ce4" office:value-type="float" office:value="-0.283432271781894" calcext:value-type="float">
            <text:p>-2.83E-01</text:p>
          </table:table-cell>
          <table:table-cell table:style-name="ce4" office:value-type="float" office:value="3.49494452153134" calcext:value-type="float">
            <text:p>3.49E+00</text:p>
          </table:table-cell>
          <table:table-cell office:value-type="string" calcext:value-type="string">
            <text:p>oppdata.pos</text:p>
          </table:table-cell>
          <table:table-cell table:style-name="ce4" office:value-type="float" office:value="-0.283870731303964" calcext:value-type="float">
            <text:p>-2.84E-01</text:p>
          </table:table-cell>
          <table:table-cell table:style-name="ce4" office:value-type="float" office:value="3.50035059487997" calcext:value-type="float">
            <text:p>3.50E+00</text:p>
          </table:table-cell>
          <table:table-cell office:value-type="string" calcext:value-type="string">
            <text:p>gradAz</text:p>
          </table:table-cell>
          <table:table-cell table:style-name="ce4" office:value-type="float" office:value="-0.000000000836878012610149" calcext:value-type="float">
            <text:p>-8.37E-10</text:p>
          </table:table-cell>
          <table:table-cell table:style-name="ce4" office:value-type="float" office:value="0.00000000411100768079753" calcext:value-type="float">
            <text:p>4.11E-09</text:p>
          </table:table-cell>
          <table:table-cell office:value-type="string" calcext:value-type="string">
            <text:p>edge_normal</text:p>
          </table:table-cell>
          <table:table-cell table:style-name="ce4" office:value-type="float" office:value="-0.000250832318740173" calcext:value-type="float">
            <text:p>-2.51E-04</text:p>
          </table:table-cell>
          <table:table-cell table:style-name="ce4" office:value-type="float" office:value="0.00309309827091325" calcext:value-type="float">
            <text:p>3.09E-03</text:p>
          </table:table-cell>
          <table:table-cell office:value-type="string" calcext:value-type="string">
            <text:p>contrib</text:p>
          </table:table-cell>
          <table:table-cell table:style-name="ce4" office:value-type="float" office:value="0.0000000000129256668015916" calcext:value-type="float">
            <text:p>1.29E-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PU</text:p>
          </table:table-cell>
          <table:table-cell office:value-type="string" calcext:value-type="string">
            <text:p>LapAz</text:p>
          </table:table-cell>
          <table:table-cell table:style-name="ce4" office:value-type="float" office:value="0.000000450192411226939" calcext:value-type="float">
            <text:p>4.50E-07</text:p>
          </table:table-cell>
          <table:table-cell office:value-type="string" calcext:value-type="string">
            <text:p>integralLap</text:p>
          </table:table-cell>
          <table:table-cell table:style-name="ce4" office:value-type="float" office:value="0.0000000000113578434537861" calcext:value-type="float">
            <text:p>1.14E-11</text:p>
          </table:table-cell>
          <table:table-cell office:value-type="string" calcext:value-type="string">
            <text:p>AreaMinor</text:p>
          </table:table-cell>
          <table:table-cell table:style-name="ce4" office:value-type="float" office:value="0.0000252288647488122" calcext:value-type="float">
            <text:p>2.52E-05</text:p>
          </table:table-cell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Success</text:p>
          </table:table-cell>
          <table:table-cell/>
          <table:table-cell office:value-type="string" calcext:value-type="string">
            <text:p>cudaTS</text:p>
          </table:table-cell>
          <table:table-cell office:value-type="string" calcext:value-type="string">
            <text:p>GetLapMinor</text:p>
          </table:table-cell>
          <table:table-cell office:value-type="string" calcext:value-type="string">
            <text:p>aaa</text:p>
          </table:table-cell>
          <table:table-cell table:style-name="ce4"/>
          <table:table-cell table:number-columns-repeated="5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float" office:value="25454" calcext:value-type="float">
            <text:p>25454</text:p>
          </table:table-cell>
          <table:table-cell office:value-type="string" calcext:value-type="string">
            <text:p>Az</text:p>
          </table:table-cell>
          <table:table-cell table:style-name="ce4" office:value-type="float" office:value="-0.000000197233278624517" calcext:value-type="float">
            <text:p>-1.97E-07</text:p>
          </table:table-cell>
          <table:table-cell/>
          <table:table-cell table:style-name="ce4"/>
          <table:table-cell table:number-columns-repeated="5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/>
          <table:table-cell office:value-type="float" office:value="86529" calcext:value-type="float">
            <text:p>86529</text:p>
          </table:table-cell>
          <table:table-cell office:value-type="string" calcext:value-type="string">
            <text:p>Az</text:p>
          </table:table-cell>
          <table:table-cell table:style-name="ce4" office:value-type="float" office:value="-0.00000019722122494215" calcext:value-type="float">
            <text:p>-1.97E-07</text:p>
          </table:table-cell>
          <table:table-cell table:number-columns-repeated="2"/>
          <table:table-cell table:style-name="ce4"/>
          <table:table-cell table:number-columns-repeated="5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/>
          <table:table-cell office:value-type="string" calcext:value-type="string">
            <text:p>ourdata.pos</text:p>
          </table:table-cell>
          <table:table-cell table:style-name="ce4" office:value-type="float" office:value="-0.283432271781894" calcext:value-type="float">
            <text:p>-2.83E-01</text:p>
          </table:table-cell>
          <table:table-cell table:style-name="ce4" office:value-type="float" office:value="3.49494452153134" calcext:value-type="float">
            <text:p>3.49E+00</text:p>
          </table:table-cell>
          <table:table-cell office:value-type="string" calcext:value-type="string">
            <text:p>oppdata.pos</text:p>
          </table:table-cell>
          <table:table-cell table:style-name="ce4" office:value-type="float" office:value="-0.288278564548116" calcext:value-type="float">
            <text:p>-2.88E-01</text:p>
          </table:table-cell>
          <table:table-cell table:style-name="ce4" office:value-type="float" office:value="3.49727129781906" calcext:value-type="float">
            <text:p>3.50E+00</text:p>
          </table:table-cell>
          <table:table-cell office:value-type="string" calcext:value-type="string">
            <text:p>gradAz</text:p>
          </table:table-cell>
          <table:table-cell table:style-name="ce4" office:value-type="float" office:value="-0.000000000751379494276458" calcext:value-type="float">
            <text:p>-7.51E-10</text:p>
          </table:table-cell>
          <table:table-cell table:style-name="ce4" office:value-type="float" office:value="0.00000000361542164702243" calcext:value-type="float">
            <text:p>3.62E-09</text:p>
          </table:table-cell>
          <table:table-cell office:value-type="string" calcext:value-type="string">
            <text:p>edge_normal</text:p>
          </table:table-cell>
          <table:table-cell table:style-name="ce4" office:value-type="float" office:value="-0.00282964227421312" calcext:value-type="float">
            <text:p>-2.83E-03</text:p>
          </table:table-cell>
          <table:table-cell table:style-name="ce4" office:value-type="float" office:value="0.00132915221146318" calcext:value-type="float">
            <text:p>1.33E-03</text:p>
          </table:table-cell>
          <table:table-cell office:value-type="string" calcext:value-type="string">
            <text:p>contrib</text:p>
          </table:table-cell>
          <table:table-cell table:style-name="ce4" office:value-type="float" office:value="0.00000000000693158085849326" calcext:value-type="float">
            <text:p>6.93E-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453" calcext:value-type="float">
            <text:p>25453</text:p>
          </table:table-cell>
          <table:table-cell office:value-type="string" calcext:value-type="string">
            <text:p>Az</text:p>
          </table:table-cell>
          <table:table-cell table:style-name="ce4" office:value-type="float" office:value="-0.000000197238382235609" calcext:value-type="float">
            <text:p>-1.97E-07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ourdata.pos</text:p>
          </table:table-cell>
          <table:table-cell table:style-name="ce4" office:value-type="float" office:value="-0.283432271781894" calcext:value-type="float">
            <text:p>-2.83E-01</text:p>
          </table:table-cell>
          <table:table-cell table:style-name="ce4" office:value-type="float" office:value="3.49494452153134" calcext:value-type="float">
            <text:p>3.49E+00</text:p>
          </table:table-cell>
          <table:table-cell office:value-type="string" calcext:value-type="string">
            <text:p>oppdata.pos</text:p>
          </table:table-cell>
          <table:table-cell table:style-name="ce4" office:value-type="float" office:value="-0.287858187938354" calcext:value-type="float">
            <text:p>-2.88E-01</text:p>
          </table:table-cell>
          <table:table-cell table:style-name="ce4" office:value-type="float" office:value="3.49186166805733" calcext:value-type="float">
            <text:p>3.49E+00</text:p>
          </table:table-cell>
          <table:table-cell office:value-type="string" calcext:value-type="string">
            <text:p>gradAz</text:p>
          </table:table-cell>
          <table:table-cell table:style-name="ce4" office:value-type="float" office:value="-0.000000000495643014016841" calcext:value-type="float">
            <text:p>-4.96E-10</text:p>
          </table:table-cell>
          <table:table-cell table:style-name="ce4" office:value-type="float" office:value="0.00000000236705557920398" calcext:value-type="float">
            <text:p>2.37E-09</text:p>
          </table:table-cell>
          <table:table-cell office:value-type="string" calcext:value-type="string">
            <text:p>edge_normal</text:p>
          </table:table-cell>
          <table:table-cell table:style-name="ce4" office:value-type="float" office:value="-0.00257760860646128" calcext:value-type="float">
            <text:p>-2.58E-03</text:p>
          </table:table-cell>
          <table:table-cell table:style-name="ce4" office:value-type="float" office:value="-0.00175319449530797" calcext:value-type="float">
            <text:p>-1.75E-03</text:p>
          </table:table-cell>
          <table:table-cell office:value-type="string" calcext:value-type="string">
            <text:p>contrib</text:p>
          </table:table-cell>
          <table:table-cell table:style-name="ce4" office:value-type="float" office:value="-0.00000000000287233511288623" calcext:value-type="float">
            <text:p>-2.87E-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381" calcext:value-type="float">
            <text:p>86381</text:p>
          </table:table-cell>
          <table:table-cell office:value-type="string" calcext:value-type="string">
            <text:p>Az</text:p>
          </table:table-cell>
          <table:table-cell table:style-name="ce4" office:value-type="float" office:value="-0.000000197242135846461" calcext:value-type="float">
            <text:p>-1.97E-07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ourdata.pos</text:p>
          </table:table-cell>
          <table:table-cell table:style-name="ce4" office:value-type="float" office:value="-0.283432271781894" calcext:value-type="float">
            <text:p>-2.83E-01</text:p>
          </table:table-cell>
          <table:table-cell table:style-name="ce4" office:value-type="float" office:value="3.49494452153134" calcext:value-type="float">
            <text:p>3.49E+00</text:p>
          </table:table-cell>
          <table:table-cell office:value-type="string" calcext:value-type="string">
            <text:p>oppdata.pos</text:p>
          </table:table-cell>
          <table:table-cell table:style-name="ce4" office:value-type="float" office:value="-0.283018981062191" calcext:value-type="float">
            <text:p>-2.83E-01</text:p>
          </table:table-cell>
          <table:table-cell table:style-name="ce4" office:value-type="float" office:value="3.48953847199968" calcext:value-type="float">
            <text:p>3.49E+00</text:p>
          </table:table-cell>
          <table:table-cell office:value-type="string" calcext:value-type="string">
            <text:p>gradAz</text:p>
          </table:table-cell>
          <table:table-cell table:style-name="ce4" office:value-type="float" office:value="-0.000000000464374600376774" calcext:value-type="float">
            <text:p>-4.64E-10</text:p>
          </table:table-cell>
          <table:table-cell table:style-name="ce4" office:value-type="float" office:value="0.00000000160288953707506" calcext:value-type="float">
            <text:p>1.60E-09</text:p>
          </table:table-cell>
          <table:table-cell office:value-type="string" calcext:value-type="string">
            <text:p>edge_normal</text:p>
          </table:table-cell>
          <table:table-cell table:style-name="ce4" office:value-type="float" office:value="0.000250489396998343" calcext:value-type="float">
            <text:p>2.50E-04</text:p>
          </table:table-cell>
          <table:table-cell table:style-name="ce4" office:value-type="float" office:value="-0.00308859573988596" calcext:value-type="float">
            <text:p>-3.09E-03</text:p>
          </table:table-cell>
          <table:table-cell office:value-type="string" calcext:value-type="string">
            <text:p>contrib</text:p>
          </table:table-cell>
          <table:table-cell table:style-name="ce4" office:value-type="float" office:value="-0.00000000000506699870934753" calcext:value-type="float">
            <text:p>-5.07E-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455" calcext:value-type="float">
            <text:p>25455</text:p>
          </table:table-cell>
          <table:table-cell office:value-type="string" calcext:value-type="string">
            <text:p>Az</text:p>
          </table:table-cell>
          <table:table-cell table:style-name="ce4" office:value-type="float" office:value="-0.000000197241480511345" calcext:value-type="float">
            <text:p>-1.97E-07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ourdata.pos</text:p>
          </table:table-cell>
          <table:table-cell table:style-name="ce4" office:value-type="float" office:value="-0.283432271781894" calcext:value-type="float">
            <text:p>-2.83E-01</text:p>
          </table:table-cell>
          <table:table-cell table:style-name="ce4" office:value-type="float" office:value="3.49494452153134" calcext:value-type="float">
            <text:p>3.49E+00</text:p>
          </table:table-cell>
          <table:table-cell office:value-type="string" calcext:value-type="string">
            <text:p>oppdata.pos</text:p>
          </table:table-cell>
          <table:table-cell table:style-name="ce4" office:value-type="float" office:value="-0.278592400718696" calcext:value-type="float">
            <text:p>-2.79E-01</text:p>
          </table:table-cell>
          <table:table-cell table:style-name="ce4" office:value-type="float" office:value="3.49261313624833" calcext:value-type="float">
            <text:p>3.49E+00</text:p>
          </table:table-cell>
          <table:table-cell office:value-type="string" calcext:value-type="string">
            <text:p>gradAz</text:p>
          </table:table-cell>
          <table:table-cell table:style-name="ce4" office:value-type="float" office:value="-0.000000000629206732740748" calcext:value-type="float">
            <text:p>-6.29E-10</text:p>
          </table:table-cell>
          <table:table-cell table:style-name="ce4" office:value-type="float" office:value="0.00000000221182118948413" calcext:value-type="float">
            <text:p>2.21E-09</text:p>
          </table:table-cell>
          <table:table-cell office:value-type="string" calcext:value-type="string">
            <text:p>edge_normal</text:p>
          </table:table-cell>
          <table:table-cell table:style-name="ce4" office:value-type="float" office:value="0.00282844092520085" calcext:value-type="float">
            <text:p>2.83E-03</text:p>
          </table:table-cell>
          <table:table-cell table:style-name="ce4" office:value-type="float" office:value="-0.00133990377560533" calcext:value-type="float">
            <text:p>-1.34E-03</text:p>
          </table:table-cell>
          <table:table-cell office:value-type="string" calcext:value-type="string">
            <text:p>contrib</text:p>
          </table:table-cell>
          <table:table-cell table:style-name="ce4" office:value-type="float" office:value="-0.00000000000474330163604951" calcext:value-type="float">
            <text:p>-4.74E-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530" calcext:value-type="float">
            <text:p>86530</text:p>
          </table:table-cell>
          <table:table-cell office:value-type="string" calcext:value-type="string">
            <text:p>Az</text:p>
          </table:table-cell>
          <table:table-cell table:style-name="ce4" office:value-type="float" office:value="-0.000000197225897059177" calcext:value-type="float">
            <text:p>-1.97E-07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ourdata.pos</text:p>
          </table:table-cell>
          <table:table-cell table:style-name="ce4" office:value-type="float" office:value="-0.283432271781894" calcext:value-type="float">
            <text:p>-2.83E-01</text:p>
          </table:table-cell>
          <table:table-cell table:style-name="ce4" office:value-type="float" office:value="3.49494452153134" calcext:value-type="float">
            <text:p>3.49E+00</text:p>
          </table:table-cell>
          <table:table-cell office:value-type="string" calcext:value-type="string">
            <text:p>oppdata.pos</text:p>
          </table:table-cell>
          <table:table-cell table:style-name="ce4" office:value-type="float" office:value="-0.278999269735376" calcext:value-type="float">
            <text:p>-2.79E-01</text:p>
          </table:table-cell>
          <table:table-cell table:style-name="ce4" office:value-type="float" office:value="3.49802379477528" calcext:value-type="float">
            <text:p>3.50E+00</text:p>
          </table:table-cell>
          <table:table-cell office:value-type="string" calcext:value-type="string">
            <text:p>gradAz</text:p>
          </table:table-cell>
          <table:table-cell table:style-name="ce4" office:value-type="float" office:value="-0.000000000745866288634026" calcext:value-type="float">
            <text:p>-7.46E-10</text:p>
          </table:table-cell>
          <table:table-cell table:style-name="ce4" office:value-type="float" office:value="0.00000000347094631665695" calcext:value-type="float">
            <text:p>3.47E-09</text:p>
          </table:table-cell>
          <table:table-cell office:value-type="string" calcext:value-type="string">
            <text:p>edge_normal</text:p>
          </table:table-cell>
          <table:table-cell table:style-name="ce4" office:value-type="float" office:value="0.00257915287721566" calcext:value-type="float">
            <text:p>2.58E-03</text:p>
          </table:table-cell>
          <table:table-cell table:style-name="ce4" office:value-type="float" office:value="0.00175944352842289" calcext:value-type="float">
            <text:p>1.76E-03</text:p>
          </table:table-cell>
          <table:table-cell office:value-type="string" calcext:value-type="string">
            <text:p>contrib</text:p>
          </table:table-cell>
          <table:table-cell table:style-name="ce4" office:value-type="float" office:value="0.00000000000418323084999671" calcext:value-type="float">
            <text:p>4.18E-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750" calcext:value-type="float">
            <text:p>25750</text:p>
          </table:table-cell>
          <table:table-cell office:value-type="string" calcext:value-type="string">
            <text:p>Az</text:p>
          </table:table-cell>
          <table:table-cell table:style-name="ce4" office:value-type="float" office:value="-0.000000197210687278964" calcext:value-type="float">
            <text:p>-1.97E-07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ourdata.pos</text:p>
          </table:table-cell>
          <table:table-cell table:style-name="ce4" office:value-type="float" office:value="-0.283432271781894" calcext:value-type="float">
            <text:p>-2.83E-01</text:p>
          </table:table-cell>
          <table:table-cell table:style-name="ce4" office:value-type="float" office:value="3.49494452153134" calcext:value-type="float">
            <text:p>3.49E+00</text:p>
          </table:table-cell>
          <table:table-cell office:value-type="string" calcext:value-type="string">
            <text:p>oppdata.pos</text:p>
          </table:table-cell>
          <table:table-cell table:style-name="ce4" office:value-type="float" office:value="-0.283870731303964" calcext:value-type="float">
            <text:p>-2.84E-01</text:p>
          </table:table-cell>
          <table:table-cell table:style-name="ce4" office:value-type="float" office:value="3.50035059487997" calcext:value-type="float">
            <text:p>3.50E+00</text:p>
          </table:table-cell>
          <table:table-cell office:value-type="string" calcext:value-type="string">
            <text:p>gradAz</text:p>
          </table:table-cell>
          <table:table-cell table:style-name="ce4" office:value-type="float" office:value="-0.000000000836878002186142" calcext:value-type="float">
            <text:p>-8.37E-10</text:p>
          </table:table-cell>
          <table:table-cell table:style-name="ce4" office:value-type="float" office:value="0.00000000411100756335765" calcext:value-type="float">
            <text:p>4.11E-09</text:p>
          </table:table-cell>
          <table:table-cell office:value-type="string" calcext:value-type="string">
            <text:p>edge_normal</text:p>
          </table:table-cell>
          <table:table-cell table:style-name="ce4" office:value-type="float" office:value="-0.000250832318740457" calcext:value-type="float">
            <text:p>-2.51E-04</text:p>
          </table:table-cell>
          <table:table-cell table:style-name="ce4" office:value-type="float" office:value="0.00309309827091331" calcext:value-type="float">
            <text:p>3.09E-03</text:p>
          </table:table-cell>
          <table:table-cell office:value-type="string" calcext:value-type="string">
            <text:p>contrib</text:p>
          </table:table-cell>
          <table:table-cell table:style-name="ce4" office:value-type="float" office:value="0.0000000000129256664357243" calcext:value-type="float">
            <text:p>1.29E-1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apAz</text:p>
          </table:table-cell>
          <table:table-cell table:style-name="ce4" office:value-type="float" office:value="0.00000045019238079329" calcext:value-type="float">
            <text:p>4.50E-07</text:p>
          </table:table-cell>
          <table:table-cell office:value-type="string" calcext:value-type="string">
            <text:p>integralLap</text:p>
          </table:table-cell>
          <table:table-cell table:style-name="ce4" office:value-type="float" office:value="0.000000000011357842685931" calcext:value-type="float">
            <text:p>1.14E-11</text:p>
          </table:table-cell>
          <table:table-cell office:value-type="string" calcext:value-type="string">
            <text:p>AreaMinor</text:p>
          </table:table-cell>
          <table:table-cell table:style-name="ce4" office:value-type="float" office:value="0.0000252288647487041" calcext:value-type="float">
            <text:p>2.52E-05</text:p>
          </table:table-cell>
          <table:table-cell table:number-columns-repeated="16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4"/>
          <table:table-cell office:value-type="string" calcext:value-type="string">
            <text:p>Grad Az difference</text:p>
          </table:table-cell>
          <table:table-cell table:number-columns-repeated="2"/>
          <table:table-cell office:value-type="string" calcext:value-type="string">
            <text:p>Edge_normal diff</text:p>
          </table:table-cell>
          <table:table-cell table:number-columns-repeated="15"/>
        </table:table-row>
        <table:table-row table:style-name="ro1">
          <table:table-cell table:number-columns-repeated="12"/>
          <table:table-cell table:style-name="ce45"/>
          <table:table-cell table:number-columns-repeated="10"/>
        </table:table-row>
        <table:table-row table:style-name="ro1">
          <table:table-cell table:number-columns-repeated="4"/>
          <table:table-cell table:style-name="ce45" table:formula="of:=[.I22]-[.J6]" office:value-type="float" office:value="1.0721439988048E-017" calcext:value-type="float">
            <text:p>1.0721439988048E-17</text:p>
          </table:table-cell>
          <table:table-cell table:style-name="ce45" table:formula="of:=[.J22]-[.K6]" office:value-type="float" office:value="-7.36016900758757E-017" calcext:value-type="float">
            <text:p>-7.36016900758757E-17</text:p>
          </table:table-cell>
          <table:table-cell table:formula="of:=[.E39]/[.I22]" office:value-type="float" office:value="-0.0000000142690079643074" calcext:value-type="float">
            <text:p>-1.42690079643074E-08</text:p>
          </table:table-cell>
          <table:table-cell table:formula="of:=[.L22]-[.M6]" office:value-type="float" office:value="1.04083408558608E-017" calcext:value-type="float">
            <text:p>1.04083408558608E-17</text:p>
          </table:table-cell>
          <table:table-cell table:formula="of:=[.M22]-[.N6]" office:value-type="float" office:value="0" calcext:value-type="float">
            <text:p>0</text:p>
          </table:table-cell>
          <table:table-cell table:style-name="ce20" table:formula="of:=[.H39]/[.L22]" office:value-type="float" office:value="-3.67832391773099E-015" calcext:value-type="float">
            <text:p>-3.67832391773099E-15</text:p>
          </table:table-cell>
          <table:table-cell/>
          <table:table-cell table:formula="of:=[.O22]-[.P6]" office:value-type="float" office:value="-1.28165690554439E-019" calcext:value-type="float">
            <text:p>-1.28165690554439E-19</text:p>
          </table:table-cell>
          <table:table-cell table:style-name="ce45" table:formula="of:=[.L39]/[.O22]" office:value-type="float" office:value="-0.000000018490109712476" calcext:value-type="float">
            <text:p>-1.8490109712476E-08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45" table:formula="of:=[.I24]-[.J8]" office:value-type="float" office:value="1.3675079960878E-017" calcext:value-type="float">
            <text:p>1.3675079960878E-17</text:p>
          </table:table-cell>
          <table:table-cell table:style-name="ce45" table:formula="of:=[.J24]-[.K8]" office:value-type="float" office:value="-1.032889677547E-018" calcext:value-type="float">
            <text:p>-1.032889677547E-18</text:p>
          </table:table-cell>
          <table:table-cell table:formula="of:=[.E40]/[.I24]" office:value-type="float" office:value="-0.000000027590583492847" calcext:value-type="float">
            <text:p>-2.7590583492847E-08</text:p>
          </table:table-cell>
          <table:table-cell table:formula="of:=[.L23]-[.M7]" office:value-type="float" office:value="0" calcext:value-type="float">
            <text:p>0</text:p>
          </table:table-cell>
          <table:table-cell table:formula="of:=[.M23]-[.N7]" office:value-type="float" office:value="0" calcext:value-type="float">
            <text:p>0</text:p>
          </table:table-cell>
          <table:table-cell table:style-name="ce20" table:formula="of:=[.H40]/[.L23]" office:value-type="string" office:string-value="" calcext:value-type="error">
            <text:p>#DIV/0!</text:p>
          </table:table-cell>
          <table:table-cell/>
          <table:table-cell table:formula="of:=[.O23]-[.P7]" office:value-type="float" office:value="0" calcext:value-type="float">
            <text:p>0</text:p>
          </table:table-cell>
          <table:table-cell table:style-name="ce45" table:formula="of:=[.L40]/[.O23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45" table:formula="of:=[.I26]-[.J10]" office:value-type="float" office:value="-2.55178405072313E-018" calcext:value-type="float">
            <text:p>-2.55178405072313E-18</text:p>
          </table:table-cell>
          <table:table-cell table:style-name="ce45" table:formula="of:=[.J26]-[.K10]" office:value-type="float" office:value="2.6319449865123E-017" calcext:value-type="float">
            <text:p>2.6319449865123E-17</text:p>
          </table:table-cell>
          <table:table-cell table:formula="of:=[.E41]/[.I26]" office:value-type="float" office:value="0.00000000549509824321296" calcext:value-type="float">
            <text:p>5.49509824321296E-09</text:p>
          </table:table-cell>
          <table:table-cell table:formula="of:=[.L24]-[.M8]" office:value-type="float" office:value="-1.30104260698261E-016" calcext:value-type="float">
            <text:p>-1.30104260698261E-16</text:p>
          </table:table-cell>
          <table:table-cell table:formula="of:=[.M24]-[.N8]" office:value-type="float" office:value="5.98479599211998E-017" calcext:value-type="float">
            <text:p>5.98479599211998E-17</text:p>
          </table:table-cell>
          <table:table-cell table:style-name="ce20" table:formula="of:=[.H41]/[.L24]" office:value-type="float" office:value="0.0000000000000504747929426247" calcext:value-type="float">
            <text:p>5.04747929426247E-14</text:p>
          </table:table-cell>
          <table:table-cell/>
          <table:table-cell table:formula="of:=[.O24]-[.P8]" office:value-type="float" office:value="-3.34379397922176E-020" calcext:value-type="float">
            <text:p>-3.34379397922176E-20</text:p>
          </table:table-cell>
          <table:table-cell table:style-name="ce45" table:formula="of:=[.L41]/[.O24]" office:value-type="float" office:value="0.0000000116413783483007" calcext:value-type="float">
            <text:p>1.16413783483007E-08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45" table:formula="of:=[.I28]-[.J12]" office:value-type="float" office:value="-1.359526499338E-017" calcext:value-type="float">
            <text:p>-1.359526499338E-17</text:p>
          </table:table-cell>
          <table:table-cell table:style-name="ce45" table:formula="of:=[.J28]-[.K12]" office:value-type="float" office:value="-1.97382995820261E-018" calcext:value-type="float">
            <text:p>-1.97382995820261E-18</text:p>
          </table:table-cell>
          <table:table-cell table:formula="of:=[.E42]/[.I28]" office:value-type="float" office:value="0.0000000216069922426937" calcext:value-type="float">
            <text:p>2.16069922426937E-08</text:p>
          </table:table-cell>
          <table:table-cell table:formula="of:=[.L25]-[.M9]" office:value-type="float" office:value="0" calcext:value-type="float">
            <text:p>0</text:p>
          </table:table-cell>
          <table:table-cell table:formula="of:=[.M25]-[.N9]" office:value-type="float" office:value="0" calcext:value-type="float">
            <text:p>0</text:p>
          </table:table-cell>
          <table:table-cell table:style-name="ce20" table:formula="of:=[.H42]/[.L25]" office:value-type="string" office:string-value="" calcext:value-type="error">
            <text:p>#DIV/0!</text:p>
          </table:table-cell>
          <table:table-cell/>
          <table:table-cell table:formula="of:=[.O25]-[.P9]" office:value-type="float" office:value="0" calcext:value-type="float">
            <text:p>0</text:p>
          </table:table-cell>
          <table:table-cell table:style-name="ce45" table:formula="of:=[.L42]/[.O25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45" table:formula="of:=[.I30]-[.J14]" office:value-type="float" office:value="2.3354869704909E-018" calcext:value-type="float">
            <text:p>2.3354869704909E-18</text:p>
          </table:table-cell>
          <table:table-cell table:style-name="ce45" table:formula="of:=[.J30]-[.K14]" office:value-type="float" office:value="-7.31307898016294E-017" calcext:value-type="float">
            <text:p>-7.31307898016294E-17</text:p>
          </table:table-cell>
          <table:table-cell/>
          <table:table-cell table:formula="of:=[.L26]-[.M10]" office:value-type="float" office:value="9.04983553373651E-016" calcext:value-type="float">
            <text:p>9.04983553373651E-16</text:p>
          </table:table-cell>
          <table:table-cell table:formula="of:=[.M26]-[.N10]" office:value-type="float" office:value="0" calcext:value-type="float">
            <text:p>0</text:p>
          </table:table-cell>
          <table:table-cell table:style-name="ce20" table:formula="of:=[.H43]/[.L26]" office:value-type="float" office:value="0.00000000000361286171877222" calcext:value-type="float">
            <text:p>3.61286171877222E-12</text:p>
          </table:table-cell>
          <table:table-cell/>
          <table:table-cell table:formula="of:=[.O26]-[.P10]" office:value-type="float" office:value="-8.19297597471269E-020" calcext:value-type="float">
            <text:p>-8.19297597471269E-20</text:p>
          </table:table-cell>
          <table:table-cell table:style-name="ce45" table:formula="of:=[.L43]/[.O26]" office:value-type="float" office:value="0.0000000161692876684543" calcext:value-type="float">
            <text:p>1.61692876684543E-08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45" table:formula="of:=[.I32]-[.J16]" office:value-type="float" office:value="1.0424006829482E-017" calcext:value-type="float">
            <text:p>1.0424006829482E-17</text:p>
          </table:table-cell>
          <table:table-cell table:style-name="ce45" table:formula="of:=[.J32]-[.K16]" office:value-type="float" office:value="-1.17439879847432E-016" calcext:value-type="float">
            <text:p>-1.17439879847432E-16</text:p>
          </table:table-cell>
          <table:table-cell/>
          <table:table-cell table:formula="of:=[.L27]-[.M11]" office:value-type="float" office:value="0" calcext:value-type="float">
            <text:p>0</text:p>
          </table:table-cell>
          <table:table-cell table:formula="of:=[.M27]-[.N11]" office:value-type="float" office:value="0" calcext:value-type="float">
            <text:p>0</text:p>
          </table:table-cell>
          <table:table-cell table:style-name="ce20" table:formula="of:=[.H44]/[.L27]" office:value-type="string" office:string-value="" calcext:value-type="error">
            <text:p>#DIV/0!</text:p>
          </table:table-cell>
          <table:table-cell/>
          <table:table-cell table:formula="of:=[.O27]-[.P11]" office:value-type="float" office:value="0" calcext:value-type="float">
            <text:p>0</text:p>
          </table:table-cell>
          <table:table-cell table:style-name="ce45" table:formula="of:=[.L44]/[.O27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45" table:number-columns-repeated="2"/>
          <table:table-cell/>
          <table:table-cell table:formula="of:=[.L28]-[.M12]" office:value-type="float" office:value="-2.80157841370254E-016" calcext:value-type="float">
            <text:p>-2.80157841370254E-16</text:p>
          </table:table-cell>
          <table:table-cell table:formula="of:=[.M28]-[.N12]" office:value-type="float" office:value="-1.0993810029003E-016" calcext:value-type="float">
            <text:p>-1.0993810029003E-16</text:p>
          </table:table-cell>
          <table:table-cell table:style-name="ce20" table:formula="of:=[.H45]/[.L28]" office:value-type="float" office:value="-0.0000000000000990502714319056" calcext:value-type="float">
            <text:p>-9.90502714319056E-14</text:p>
          </table:table-cell>
          <table:table-cell/>
          <table:table-cell table:formula="of:=[.O28]-[.P12]" office:value-type="float" office:value="-3.58087391903001E-020" calcext:value-type="float">
            <text:p>-3.58087391903001E-20</text:p>
          </table:table-cell>
          <table:table-cell table:style-name="ce45" table:formula="of:=[.L45]/[.O28]" office:value-type="float" office:value="0.0000000075493278601872" calcext:value-type="float">
            <text:p>7.5493278601872E-09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string" calcext:value-type="string">
            <text:p>Different at 8<text:span text:style-name="T1">th</text:span> place</text:p>
          </table:table-cell>
          <table:table-cell table:number-columns-repeated="2"/>
          <table:table-cell table:formula="of:=[.L29]-[.M13]" office:value-type="float" office:value="0" calcext:value-type="float">
            <text:p>0</text:p>
          </table:table-cell>
          <table:table-cell table:formula="of:=[.M29]-[.N13]" office:value-type="float" office:value="0" calcext:value-type="float">
            <text:p>0</text:p>
          </table:table-cell>
          <table:table-cell table:style-name="ce20" table:formula="of:=[.H46]/[.L29]" office:value-type="string" office:string-value="" calcext:value-type="error">
            <text:p>#DIV/0!</text:p>
          </table:table-cell>
          <table:table-cell/>
          <table:table-cell table:formula="of:=[.O29]-[.P13]" office:value-type="float" office:value="0" calcext:value-type="float">
            <text:p>0</text:p>
          </table:table-cell>
          <table:table-cell table:style-name="ce45" table:formula="of:=[.L46]/[.O29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7"/>
          <table:table-cell table:formula="of:=[.L30]-[.M14]" office:value-type="float" office:value="1.6002824065886E-016" calcext:value-type="float">
            <text:p>1.6002824065886E-16</text:p>
          </table:table-cell>
          <table:table-cell table:formula="of:=[.M30]-[.N14]" office:value-type="float" office:value="1.10154940724527E-016" calcext:value-type="float">
            <text:p>1.10154940724527E-16</text:p>
          </table:table-cell>
          <table:table-cell table:style-name="ce20" table:formula="of:=[.H47]/[.L30]" office:value-type="float" office:value="0.0000000000000620468224557592" calcext:value-type="float">
            <text:p>6.20468224557592E-14</text:p>
          </table:table-cell>
          <table:table-cell/>
          <table:table-cell table:formula="of:=[.O30]-[.P14]" office:value-type="float" office:value="-1.22645659871899E-019" calcext:value-type="float">
            <text:p>-1.22645659871899E-19</text:p>
          </table:table-cell>
          <table:table-cell table:style-name="ce45" table:formula="of:=[.L47]/[.O30]" office:value-type="float" office:value="-0.0000000293184058613441" calcext:value-type="float">
            <text:p>-2.93184058613441E-0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Why?</text:p>
          </table:table-cell>
          <table:table-cell table:number-columns-repeated="2"/>
          <table:table-cell table:formula="of:=[.L31]-[.M15]" office:value-type="float" office:value="0" calcext:value-type="float">
            <text:p>0</text:p>
          </table:table-cell>
          <table:table-cell table:formula="of:=[.M31]-[.N15]" office:value-type="float" office:value="0" calcext:value-type="float">
            <text:p>0</text:p>
          </table:table-cell>
          <table:table-cell table:style-name="ce20" table:formula="of:=[.H48]/[.L31]" office:value-type="string" office:string-value="" calcext:value-type="error">
            <text:p>#DIV/0!</text:p>
          </table:table-cell>
          <table:table-cell/>
          <table:table-cell table:formula="of:=[.O31]-[.P15]" office:value-type="float" office:value="0" calcext:value-type="float">
            <text:p>0</text:p>
          </table:table-cell>
          <table:table-cell table:style-name="ce45" table:formula="of:=[.L48]/[.O31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string" calcext:value-type="string">
            <text:p>Az is different at 10<text:span text:style-name="T1">th</text:span> place</text:p>
          </table:table-cell>
          <table:table-cell table:number-columns-repeated="2"/>
          <table:table-cell table:formula="of:=[.L32]-[.M16]" office:value-type="float" office:value="-2.84006759082578E-016" calcext:value-type="float">
            <text:p>-2.84006759082578E-16</text:p>
          </table:table-cell>
          <table:table-cell table:formula="of:=[.M32]-[.N16]" office:value-type="float" office:value="5.98479599211998E-017" calcext:value-type="float">
            <text:p>5.98479599211998E-17</text:p>
          </table:table-cell>
          <table:table-cell table:style-name="ce20" table:formula="of:=[.H49]/[.L32]" office:value-type="float" office:value="0.00000000000113225743998503" calcext:value-type="float">
            <text:p>1.13225743998503E-12</text:p>
          </table:table-cell>
          <table:table-cell/>
          <table:table-cell table:formula="of:=[.O32]-[.P16]" office:value-type="float" office:value="-3.65867301829462E-019" calcext:value-type="float">
            <text:p>-3.65867301829462E-19</text:p>
          </table:table-cell>
          <table:table-cell table:style-name="ce45" table:formula="of:=[.L49]/[.O32]" office:value-type="float" office:value="-0.0000000283054884364235" calcext:value-type="float">
            <text:p>-2.83054884364235E-0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and all the same direction</text:p>
          </table:table-cell>
          <table:table-cell table:number-columns-repeated="4"/>
          <table:table-cell table:style-name="ce20"/>
          <table:table-cell/>
          <table:table-cell table:formula="of:=[.O33]-[.P17]" office:value-type="float" office:value="0" calcext:value-type="float">
            <text:p>0</text:p>
          </table:table-cell>
          <table:table-cell table:style-name="ce45" table:formula="of:=[.L50]/[.O33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Basically equal</text:p>
          </table:table-cell>
          <table:table-cell table:number-columns-repeated="2"/>
          <table:table-cell table:style-name="ce45"/>
          <table:table-cell table:number-columns-repeated="10"/>
        </table:table-row>
        <table:table-row table:style-name="ro2">
          <table:table-cell table:number-columns-repeated="4"/>
          <table:table-cell office:value-type="string" calcext:value-type="string">
            <text:p>Pretty suspect</text:p>
          </table:table-cell>
          <table:table-cell table:number-columns-repeated="6"/>
          <table:table-cell office:value-type="string" calcext:value-type="string">
            <text:p>Different at 8<text:span text:style-name="T1">th</text:span> place</text:p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2">
          <table:table-cell table:number-columns-repeated="11"/>
          <table:table-cell office:value-type="string" calcext:value-type="string">
            <text:p>Result, Lap Az different at 8<text:span text:style-name="T1">th</text:span> place</text:p>
          </table:table-cell>
          <table:table-cell table:number-columns-repeated="11"/>
        </table:table-row>
      </table:table>
      <table:table table:name="Sheet3" table:style-name="ta1">
        <table:table-column table:style-name="co1" table:default-cell-style-name="ce18"/>
        <table:table-column table:style-name="co1" table:default-cell-style-name="Default"/>
        <table:table-column table:style-name="co1" table:number-columns-repeated="2" table:default-cell-style-name="ce4"/>
        <table:table-column table:style-name="co1" table:number-columns-repeated="18" table:default-cell-style-name="Default"/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table:style-name="ce4"/>
          <table:table-cell table:number-columns-repeated="2"/>
          <table:table-cell table:style-name="ce4" table:number-columns-repeated="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4"/>
        </table:table-row>
        <table:table-row table:style-name="ro1">
          <table:table-cell table:number-columns-repeated="4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GPU</text:p>
          </table:table-cell>
          <table:table-cell office:value-type="float" office:value="25454" calcext:value-type="float">
            <text:p>2.55E+04</text:p>
          </table:table-cell>
          <table:table-cell office:value-type="string" calcext:value-type="string">
            <text:p>Az</text:p>
          </table:table-cell>
          <table:table-cell table:style-name="ce4" office:value-type="float" office:value="-0.000000197233278602261" calcext:value-type="float">
            <text:p>-1.97E-07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GPU</text:p>
          </table:table-cell>
          <table:table-cell office:value-type="float" office:value="86529" calcext:value-type="float">
            <text:p>8.65E+04</text:p>
          </table:table-cell>
          <table:table-cell office:value-type="string" calcext:value-type="string">
            <text:p>Az</text:p>
          </table:table-cell>
          <table:table-cell table:style-name="ce4" office:value-type="float" office:value="-0.000000197221224919672" calcext:value-type="float">
            <text:p>-1.97E-07</text:p>
          </table:table-cell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GPU</text:p>
          </table:table-cell>
          <table:table-cell office:value-type="string" calcext:value-type="string">
            <text:p>our.pos</text:p>
          </table:table-cell>
          <table:table-cell office:value-type="float" office:value="-0.283432271781894" calcext:value-type="float">
            <text:p>-2.83E-01</text:p>
          </table:table-cell>
          <table:table-cell table:style-name="ce4" office:value-type="float" office:value="3.49494452153134" calcext:value-type="float">
            <text:p>3.49E+00</text:p>
          </table:table-cell>
          <table:table-cell office:value-type="string" calcext:value-type="string">
            <text:p>oppdata.pos</text:p>
          </table:table-cell>
          <table:table-cell table:style-name="ce4" office:value-type="float" office:value="-0.288278564548116" calcext:value-type="float">
            <text:p>-2.88E-01</text:p>
          </table:table-cell>
          <table:table-cell table:style-name="ce4" office:value-type="float" office:value="3.49727129781906" calcext:value-type="float">
            <text:p>3.50E+00</text:p>
          </table:table-cell>
          <table:table-cell table:style-name="ce4" office:value-type="string" calcext:value-type="string">
            <text:p>gradAz</text:p>
          </table:table-cell>
          <table:table-cell table:style-name="ce4" office:value-type="float" office:value="-0.000000000751379504997898" calcext:value-type="float">
            <text:p>-7.51E-10</text:p>
          </table:table-cell>
          <table:table-cell table:style-name="ce4" office:value-type="float" office:value="0.00000000361542172062412" calcext:value-type="float">
            <text:p>3.62E-09</text:p>
          </table:table-cell>
          <table:table-cell office:value-type="string" calcext:value-type="string">
            <text:p>edge_normal</text:p>
          </table:table-cell>
          <table:table-cell table:style-name="ce4" office:value-type="float" office:value="-0.00282964227421313" calcext:value-type="float">
            <text:p>-2.83E-03</text:p>
          </table:table-cell>
          <table:table-cell table:style-name="ce4" office:value-type="float" office:value="0.00132915221146318" calcext:value-type="float">
            <text:p>1.33E-03</text:p>
          </table:table-cell>
          <table:table-cell table:style-name="ce4"/>
          <table:table-cell/>
          <table:table-cell table:style-name="ce4" table:formula="of:=[.E9]-[.E44]" office:value-type="float" office:value="2.22560289171232E-017" calcext:value-type="float">
            <text:p>2.23E-17</text:p>
          </table:table-cell>
          <table:table-cell table:style-name="ce4" table:formula="of:=[.F9]-[.F44]" office:value-type="float" office:value="2.2896015248333E-017" calcext:value-type="float">
            <text:p>2.29E-17</text:p>
          </table:table-cell>
          <table:table-cell table:style-name="ce4" table:formula="of:=[.G9]-[.G44]" office:value-type="float" office:value="2.2478004488863E-017" calcext:value-type="float">
            <text:p>2.25E-17</text:p>
          </table:table-cell>
          <table:table-cell table:style-name="ce4" table:formula="of:=[.H9]-[.H44]" office:value-type="float" office:value="2.2312991882826E-017" calcext:value-type="float">
            <text:p>2.23E-17</text:p>
          </table:table-cell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contrib</text:p>
          </table:table-cell>
          <table:table-cell office:value-type="float" office:value="0.00000000000693158098665895" calcext:value-type="float">
            <text:p>6.93E-12</text:p>
          </table:table-cell>
          <table:table-cell office:value-type="string" calcext:value-type="string">
            <text:p>Area_quadrilateral</text:p>
          </table:table-cell>
          <table:table-cell table:style-name="ce4" office:value-type="float" office:value="0.0000252088720993841" calcext:value-type="float">
            <text:p>2.52E-05</text:p>
          </table:table-cell>
          <table:table-cell/>
          <table:table-cell table:style-name="ce4"/>
          <table:table-cell/>
          <table:table-cell table:style-name="ce4" table:number-columns-repeated="3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GradAz.x</text:p>
          </table:table-cell>
          <table:table-cell office:value-type="string" calcext:value-type="string">
            <text:p>comps</text:p>
          </table:table-cell>
          <table:table-cell/>
          <table:table-cell table:style-name="ce4" office:value-type="float" office:value="-0.000000197233278602261" calcext:value-type="float">
            <text:p>-1.97E-07</text:p>
          </table:table-cell>
          <table:table-cell table:style-name="ce4" office:value-type="float" office:value="-0.000000197210687256068" calcext:value-type="float">
            <text:p>-1.97E-07</text:p>
          </table:table-cell>
          <table:table-cell table:style-name="ce4" office:value-type="float" office:value="-0.000000197221224919672" calcext:value-type="float">
            <text:p>-1.97E-07</text:p>
          </table:table-cell>
          <table:table-cell table:style-name="ce4" office:value-type="float" office:value="-0.000000197238382213296" calcext:value-type="float">
            <text:p>-1.97E-07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table:number-columns-repeated="5"/>
          <table:table-cell/>
        </table:table-row>
        <table:table-row table:style-name="ro1">
          <table:table-cell/>
          <table:table-cell table:style-name="ce4" office:value-type="float" office:value="0.0084889268226398" calcext:value-type="float">
            <text:p>8.49E-03</text:p>
          </table:table-cell>
          <table:table-cell office:value-type="float" office:value="0.00232677628772393" calcext:value-type="float">
            <text:p>2.33E-03</text:p>
          </table:table-cell>
          <table:table-cell office:value-type="float" office:value="-0.0084889268226398" calcext:value-type="float">
            <text:p>-8.49E-03</text:p>
          </table:table-cell>
          <table:table-cell table:style-name="ce4" office:value-type="float" office:value="-0.00232677628772393" calcext:value-type="float">
            <text:p>-2.33E-03</text:p>
          </table:table-cell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table:number-columns-repeated="5"/>
          <table:table-cell/>
        </table:table-row>
        <table:table-row table:style-name="ro1">
          <table:table-cell/>
          <table:table-cell office:value-type="string" calcext:value-type="string">
            <text:p>GPU</text:p>
          </table:table-cell>
          <table:table-cell office:value-type="float" office:value="25453" calcext:value-type="float">
            <text:p>2.55E+04</text:p>
          </table:table-cell>
          <table:table-cell office:value-type="string" calcext:value-type="string">
            <text:p>Az</text:p>
          </table:table-cell>
          <table:table-cell table:style-name="ce4" office:value-type="float" office:value="-0.000000197238382213296" calcext:value-type="float">
            <text:p>-1.97E-07</text:p>
          </table:table-cell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GPU</text:p>
          </table:table-cell>
          <table:table-cell office:value-type="string" calcext:value-type="string">
            <text:p>our.pos</text:p>
          </table:table-cell>
          <table:table-cell office:value-type="float" office:value="-0.283432271781894" calcext:value-type="float">
            <text:p>-2.83E-01</text:p>
          </table:table-cell>
          <table:table-cell table:style-name="ce4" office:value-type="float" office:value="3.49494452153134" calcext:value-type="float">
            <text:p>3.49E+00</text:p>
          </table:table-cell>
          <table:table-cell office:value-type="string" calcext:value-type="string">
            <text:p>oppdata.pos</text:p>
          </table:table-cell>
          <table:table-cell table:style-name="ce4" office:value-type="float" office:value="-0.287858187938353" calcext:value-type="float">
            <text:p>-2.88E-01</text:p>
          </table:table-cell>
          <table:table-cell table:style-name="ce4" office:value-type="float" office:value="3.49186166805733" calcext:value-type="float">
            <text:p>3.49E+00</text:p>
          </table:table-cell>
          <table:table-cell office:value-type="string" calcext:value-type="string">
            <text:p>gradAz</text:p>
          </table:table-cell>
          <table:table-cell table:style-name="ce4" office:value-type="float" office:value="-0.000000000495643027691921" calcext:value-type="float">
            <text:p>-4.96E-10</text:p>
          </table:table-cell>
          <table:table-cell table:style-name="ce4" office:value-type="float" office:value="0.00000000236705558023687" calcext:value-type="float">
            <text:p>2.37E-09</text:p>
          </table:table-cell>
          <table:table-cell office:value-type="string" calcext:value-type="string">
            <text:p>edge_normal</text:p>
          </table:table-cell>
          <table:table-cell table:style-name="ce4" office:value-type="float" office:value="-0.00257760860646115" calcext:value-type="float">
            <text:p>-2.58E-03</text:p>
          </table:table-cell>
          <table:table-cell table:style-name="ce4" office:value-type="float" office:value="-0.00175319449530803" calcext:value-type="float">
            <text:p>-1.75E-03</text:p>
          </table:table-cell>
          <table:table-cell table:style-name="ce4"/>
          <table:table-cell office:value-type="string" calcext:value-type="string">
            <text:p>factordiff</text:p>
          </table:table-cell>
          <table:table-cell table:formula="of:=[.Q22]-[.Q16]" office:value-type="float" office:value="-4.49293380277993E-016" calcext:value-type="float">
            <text:p>-4.49293380277993E-16</text:p>
          </table:table-cell>
          <table:table-cell table:formula="of:=[.R22]-[.R16]" office:value-type="float" office:value="-2.66019845041043E-015" calcext:value-type="float">
            <text:p>-2.66019845041043E-15</text:p>
          </table:table-cell>
          <table:table-cell table:formula="of:=[.S22]-[.S16]" office:value-type="float" office:value="4.49293380277993E-016" calcext:value-type="float">
            <text:p>4.49293380277993E-16</text:p>
          </table:table-cell>
          <table:table-cell table:formula="of:=[.T22]-[.T16]" office:value-type="float" office:value="2.66019845041043E-015" calcext:value-type="float">
            <text:p>2.66019845041043E-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ntrib</text:p>
          </table:table-cell>
          <table:table-cell office:value-type="float" office:value="-0.00000000000287233507944829" calcext:value-type="float">
            <text:p>-2.87E-12</text:p>
          </table:table-cell>
          <table:table-cell office:value-type="string" calcext:value-type="string">
            <text:p>Area_quadrilateral</text:p>
          </table:table-cell>
          <table:table-cell table:style-name="ce4" office:value-type="float" office:value="0.0000252196819752493" calcext:value-type="float">
            <text:p>2.52E-05</text:p>
          </table:table-cell>
          <table:table-cell/>
          <table:table-cell table:style-name="ce4"/>
          <table:table-cell/>
          <table:table-cell table:style-name="ce4" table:number-columns-repeated="2"/>
          <table:table-cell table:number-columns-repeated="6"/>
          <table:table-cell table:style-name="ce2" table:formula="of:=[.Q12]/[.Q22]" office:value-type="float" office:value="-0.0000000000000529269941495738" calcext:value-type="float">
            <text:p>-5.29269941495738E-14</text:p>
          </table:table-cell>
          <table:table-cell table:style-name="ce2" table:formula="of:=[.R12]/[.R22]" office:value-type="float" office:value="-0.00000000000114329790296071" calcext:value-type="float">
            <text:p>-1.14329790296071E-12</text:p>
          </table:table-cell>
          <table:table-cell table:style-name="ce2" table:formula="of:=[.S12]/[.S22]" office:value-type="float" office:value="-0.0000000000000529269941495738" calcext:value-type="float">
            <text:p>-5.29269941495738E-14</text:p>
          </table:table-cell>
          <table:table-cell table:style-name="ce2" table:formula="of:=[.T12]/[.T22]" office:value-type="float" office:value="-0.00000000000114329790296071" calcext:value-type="float">
            <text:p>-1.14329790296071E-12</text:p>
          </table:table-cell>
          <table:table-cell table:style-name="ce8" office:value-type="string" calcext:value-type="string">
            <text:p>Different at 12<text:span text:style-name="T1">th</text:span> or 14<text:span text:style-name="T1">th</text:span> place, all same direction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dAz.x</text:p>
          </table:table-cell>
          <table:table-cell office:value-type="string" calcext:value-type="string">
            <text:p>comps</text:p>
          </table:table-cell>
          <table:table-cell/>
          <table:table-cell table:style-name="ce4" office:value-type="float" office:value="-0.000000197233278602261" calcext:value-type="float">
            <text:p>-1.97E-07</text:p>
          </table:table-cell>
          <table:table-cell table:style-name="ce4" office:value-type="float" office:value="-0.000000197221224919672" calcext:value-type="float">
            <text:p>-1.97E-07</text:p>
          </table:table-cell>
          <table:table-cell table:style-name="ce4" office:value-type="float" office:value="-0.000000197238382213296" calcext:value-type="float">
            <text:p>-1.97E-07</text:p>
          </table:table-cell>
          <table:table-cell table:style-name="ce4" office:value-type="float" office:value="-0.000000197242135824062" calcext:value-type="float">
            <text:p>-1.97E-07</text:p>
          </table:table-cell>
          <table:table-cell table:number-columns-repeated="14"/>
        </table:table-row>
        <table:table-row table:style-name="ro1">
          <table:table-cell/>
          <table:table-cell table:style-name="ce4" office:value-type="float" office:value="0.00773282581938251" calcext:value-type="float">
            <text:p>7.73E-03</text:p>
          </table:table-cell>
          <table:table-cell office:value-type="float" office:value="-0.00308285347400616" calcext:value-type="float">
            <text:p>-3.08E-03</text:p>
          </table:table-cell>
          <table:table-cell office:value-type="float" office:value="-0.00773282581938251" calcext:value-type="float">
            <text:p>-7.73E-03</text:p>
          </table:table-cell>
          <table:table-cell table:style-name="ce4" office:value-type="float" office:value="0.00308285347400616" calcext:value-type="float">
            <text:p>3.08E-03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office:value-type="string" calcext:value-type="string">
            <text:p>Az</text:p>
          </table:table-cell>
          <table:table-cell table:style-name="ce4" office:value-type="float" office:value="-0.000000197233278602261" calcext:value-type="float">
            <text:p>-1.97E-07</text:p>
          </table:table-cell>
          <table:table-cell table:style-name="ce4" office:value-type="float" office:value="-0.000000197210687256068" calcext:value-type="float">
            <text:p>-1.97E-07</text:p>
          </table:table-cell>
          <table:table-cell table:style-name="ce4" office:value-type="float" office:value="-0.000000197221224919672" calcext:value-type="float">
            <text:p>-1.97E-07</text:p>
          </table:table-cell>
          <table:table-cell table:style-name="ce4" office:value-type="float" office:value="-0.000000197238382213296" calcext:value-type="float">
            <text:p>-1.97E-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PU</text:p>
          </table:table-cell>
          <table:table-cell office:value-type="float" office:value="86381" calcext:value-type="float">
            <text:p>8.64E+04</text:p>
          </table:table-cell>
          <table:table-cell office:value-type="string" calcext:value-type="string">
            <text:p>Az</text:p>
          </table:table-cell>
          <table:table-cell table:style-name="ce4" office:value-type="float" office:value="-0.000000197242135824062" calcext:value-type="float">
            <text:p>-1.97E-07</text:p>
          </table:table-cell>
          <table:table-cell table:style-name="ce4" table:number-columns-repeated="3"/>
          <table:table-cell/>
          <table:table-cell table:style-name="ce4"/>
          <table:table-cell table:number-columns-repeated="5"/>
          <table:table-cell office:value-type="string" calcext:value-type="string">
            <text:p>factor</text:p>
          </table:table-cell>
          <table:table-cell table:style-name="ce4" office:value-type="float" office:value="0.0084889268226398" calcext:value-type="float">
            <text:p>8.49E-03</text:p>
          </table:table-cell>
          <table:table-cell table:style-name="ce4" office:value-type="float" office:value="0.00232677628772393" calcext:value-type="float">
            <text:p>2.33E-03</text:p>
          </table:table-cell>
          <table:table-cell table:style-name="ce4" office:value-type="float" office:value="-0.0084889268226398" calcext:value-type="float">
            <text:p>-8.49E-03</text:p>
          </table:table-cell>
          <table:table-cell table:style-name="ce4" office:value-type="float" office:value="-0.00232677628772393" calcext:value-type="float">
            <text:p>-2.33E-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PU</text:p>
          </table:table-cell>
          <table:table-cell office:value-type="string" calcext:value-type="string">
            <text:p>our.pos</text:p>
          </table:table-cell>
          <table:table-cell office:value-type="float" office:value="-0.283432271781894" calcext:value-type="float">
            <text:p>-2.83E-01</text:p>
          </table:table-cell>
          <table:table-cell table:style-name="ce4" office:value-type="float" office:value="3.49494452153134" calcext:value-type="float">
            <text:p>3.49E+00</text:p>
          </table:table-cell>
          <table:table-cell table:style-name="ce4" office:value-type="string" calcext:value-type="string">
            <text:p>oppdata.pos</text:p>
          </table:table-cell>
          <table:table-cell table:style-name="ce4" office:value-type="float" office:value="-0.283018981062191" calcext:value-type="float">
            <text:p>-2.83E-01</text:p>
          </table:table-cell>
          <table:table-cell table:style-name="ce4" office:value-type="float" office:value="3.48953847199968" calcext:value-type="float">
            <text:p>3.49E+00</text:p>
          </table:table-cell>
          <table:table-cell office:value-type="string" calcext:value-type="string">
            <text:p>gradAz</text:p>
          </table:table-cell>
          <table:table-cell table:style-name="ce4" office:value-type="float" office:value="-0.00000000046437459782499" calcext:value-type="float">
            <text:p>-4.64E-10</text:p>
          </table:table-cell>
          <table:table-cell table:style-name="ce4" office:value-type="float" office:value="0.00000000160288951075561" calcext:value-type="float">
            <text:p>1.60E-09</text:p>
          </table:table-cell>
          <table:table-cell table:style-name="ce4" office:value-type="string" calcext:value-type="string">
            <text:p>edge_normal</text:p>
          </table:table-cell>
          <table:table-cell table:style-name="ce4" office:value-type="float" office:value="0.000250489396997438" calcext:value-type="float">
            <text:p>2.50E-04</text:p>
          </table:table-cell>
          <table:table-cell table:style-name="ce4" office:value-type="float" office:value="-0.00308859573988596" calcext:value-type="float">
            <text:p>-3.09E-03</text:p>
          </table:table-cell>
          <table:table-cell table:style-name="ce4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contrib</text:p>
          </table:table-cell>
          <table:table-cell office:value-type="float" office:value="-0.00000000000506699862741777" calcext:value-type="float">
            <text:p>-5.07E-12</text:p>
          </table:table-cell>
          <table:table-cell office:value-type="string" calcext:value-type="string">
            <text:p>Area_quadrilateral</text:p>
          </table:table-cell>
          <table:table-cell table:style-name="ce4" office:value-type="float" office:value="0.0000252009397443842" calcext:value-type="float">
            <text:p>2.52E-05</text:p>
          </table:table-cell>
          <table:table-cell table:style-name="ce4" table:number-columns-repeated="5"/>
          <table:table-cell table:number-columns-repeated="5"/>
          <table:table-cell office:value-type="string" calcext:value-type="string">
            <text:p>multiply</text:p>
          </table:table-cell>
          <table:table-cell table:formula="of:=[.Q15]*[.Q16]" office:value-type="float" office:value="-0.00000000167429886904392" calcext:value-type="float">
            <text:p>-1.67429886904392E-09</text:p>
          </table:table-cell>
          <table:table-cell table:formula="of:=[.R15]*[.R16]" office:value-type="float" office:value="-0.000000000458865150793159" calcext:value-type="float">
            <text:p>-4.58865150793159E-10</text:p>
          </table:table-cell>
          <table:table-cell table:formula="of:=[.S15]*[.S16]" office:value-type="float" office:value="0.00000000167419654621448" calcext:value-type="float">
            <text:p>1.67419654621448E-09</text:p>
          </table:table-cell>
          <table:table-cell table:formula="of:=[.T15]*[.T16]" office:value-type="float" office:value="0.000000000458929590762927" calcext:value-type="float">
            <text:p>4.58929590762927E-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dAz.x</text:p>
          </table:table-cell>
          <table:table-cell office:value-type="string" calcext:value-type="string">
            <text:p>comps</text:p>
          </table:table-cell>
          <table:table-cell/>
          <table:table-cell table:style-name="ce4" office:value-type="float" office:value="-0.000000197233278602261" calcext:value-type="float">
            <text:p>-1.97E-07</text:p>
          </table:table-cell>
          <table:table-cell table:style-name="ce4" office:value-type="float" office:value="-0.000000197238382213296" calcext:value-type="float">
            <text:p>-1.97E-07</text:p>
          </table:table-cell>
          <table:table-cell table:style-name="ce4" office:value-type="float" office:value="-0.000000197242135824062" calcext:value-type="float">
            <text:p>-1.97E-07</text:p>
          </table:table-cell>
          <table:table-cell table:style-name="ce4" office:value-type="float" office:value="-0.000000197241480489028" calcext:value-type="float">
            <text:p>-1.97E-07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office:value-type="string" calcext:value-type="string">
            <text:p>sum</text:p>
          </table:table-cell>
          <table:table-cell table:formula="of:=SUM([.Q18:.T18])" office:value-type="float" office:value="-0.0000000000000378828596733908" calcext:value-type="float">
            <text:p>-3.78828596733908E-14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float" office:value="-0.00075146819099281" calcext:value-type="float">
            <text:p>-7.51E-04</text:p>
          </table:table-cell>
          <table:table-cell office:value-type="float" office:value="-0.00540604953165857" calcext:value-type="float">
            <text:p>-5.41E-03</text:p>
          </table:table-cell>
          <table:table-cell office:value-type="float" office:value="0.00075146819099281" calcext:value-type="float">
            <text:p>7.51E-04</text:p>
          </table:table-cell>
          <table:table-cell table:style-name="ce4" office:value-type="float" office:value="0.00540604953165857" calcext:value-type="float">
            <text:p>5.41E-03</text:p>
          </table:table-cell>
          <table:table-cell table:style-name="ce4"/>
          <table:table-cell/>
          <table:table-cell table:style-name="ce4"/>
          <table:table-cell table:number-columns-repeated="14"/>
        </table:table-row>
        <table:table-row table:style-name="ro1">
          <table:table-cell/>
          <table:table-cell office:value-type="string" calcext:value-type="string">
            <text:p>GPU</text:p>
          </table:table-cell>
          <table:table-cell office:value-type="float" office:value="25455" calcext:value-type="float">
            <text:p>2.55E+04</text:p>
          </table:table-cell>
          <table:table-cell office:value-type="string" calcext:value-type="string">
            <text:p>Az</text:p>
          </table:table-cell>
          <table:table-cell table:style-name="ce4" office:value-type="float" office:value="-0.000000197241480489028" calcext:value-type="float">
            <text:p>-1.97E-07</text:p>
          </table:table-cell>
          <table:table-cell table:style-name="ce4" table:number-columns-repeated="3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office:value-type="string" calcext:value-type="string">
            <text:p>Az</text:p>
          </table:table-cell>
          <table:table-cell table:style-name="ce4" office:value-type="float" office:value="-0.000000197233278624517" calcext:value-type="float">
            <text:p>-1.97E-07</text:p>
          </table:table-cell>
          <table:table-cell table:style-name="ce4" office:value-type="float" office:value="-0.000000197210687278964" calcext:value-type="float">
            <text:p>-1.97E-07</text:p>
          </table:table-cell>
          <table:table-cell table:style-name="ce4" office:value-type="float" office:value="-0.00000019722122494215" calcext:value-type="float">
            <text:p>-1.97E-07</text:p>
          </table:table-cell>
          <table:table-cell table:style-name="ce4" office:value-type="float" office:value="-0.000000197238382235609" calcext:value-type="float">
            <text:p>-1.97E-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PU</text:p>
          </table:table-cell>
          <table:table-cell office:value-type="string" calcext:value-type="string">
            <text:p>our.pos</text:p>
          </table:table-cell>
          <table:table-cell office:value-type="float" office:value="-0.283432271781894" calcext:value-type="float">
            <text:p>-2.83E-01</text:p>
          </table:table-cell>
          <table:table-cell table:style-name="ce4" office:value-type="float" office:value="3.49494452153134" calcext:value-type="float">
            <text:p>3.49E+00</text:p>
          </table:table-cell>
          <table:table-cell table:style-name="ce4" office:value-type="string" calcext:value-type="string">
            <text:p>oppdata.pos</text:p>
          </table:table-cell>
          <table:table-cell table:style-name="ce4" office:value-type="float" office:value="-0.278592400718696" calcext:value-type="float">
            <text:p>-2.79E-01</text:p>
          </table:table-cell>
          <table:table-cell table:style-name="ce4" office:value-type="float" office:value="3.49261313624832" calcext:value-type="float">
            <text:p>3.49E+00</text:p>
          </table:table-cell>
          <table:table-cell office:value-type="string" calcext:value-type="string">
            <text:p>gradAz</text:p>
          </table:table-cell>
          <table:table-cell table:style-name="ce4" office:value-type="float" office:value="-0.000000000629206719145483" calcext:value-type="float">
            <text:p>-6.29E-10</text:p>
          </table:table-cell>
          <table:table-cell table:style-name="ce4" office:value-type="float" office:value="0.00000000221182119145796" calcext:value-type="float">
            <text:p>2.21E-09</text:p>
          </table:table-cell>
          <table:table-cell office:value-type="string" calcext:value-type="string">
            <text:p>edge_normal</text:p>
          </table:table-cell>
          <table:table-cell table:style-name="ce4" office:value-type="float" office:value="0.00282844092520113" calcext:value-type="float">
            <text:p>2.83E-03</text:p>
          </table:table-cell>
          <table:table-cell table:style-name="ce4" office:value-type="float" office:value="-0.00133990377560522" calcext:value-type="float">
            <text:p>-1.34E-03</text:p>
          </table:table-cell>
          <table:table-cell table:style-name="ce4"/>
          <table:table-cell office:value-type="string" calcext:value-type="string">
            <text:p>factor</text:p>
          </table:table-cell>
          <table:table-cell table:style-name="ce4" office:value-type="float" office:value="0.00848892682263935" calcext:value-type="float">
            <text:p>8.49E-03</text:p>
          </table:table-cell>
          <table:table-cell table:style-name="ce4" office:value-type="float" office:value="0.00232677628772127" calcext:value-type="float">
            <text:p>2.33E-03</text:p>
          </table:table-cell>
          <table:table-cell table:style-name="ce4" office:value-type="float" office:value="-0.00848892682263935" calcext:value-type="float">
            <text:p>-8.49E-03</text:p>
          </table:table-cell>
          <table:table-cell table:style-name="ce4" office:value-type="float" office:value="-0.00232677628772127" calcext:value-type="float">
            <text:p>-2.33E-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trib</text:p>
          </table:table-cell>
          <table:table-cell office:value-type="float" office:value="-0.00000000000474330160024077" calcext:value-type="float">
            <text:p>-4.74E-12</text:p>
          </table:table-cell>
          <table:table-cell office:value-type="string" calcext:value-type="string">
            <text:p>Area_quadrilateral</text:p>
          </table:table-cell>
          <table:table-cell table:style-name="ce4" office:value-type="float" office:value="0.0000252196819964222" calcext:value-type="float">
            <text:p>2.52E-05</text:p>
          </table:table-cell>
          <table:table-cell table:style-name="ce4" table:number-columns-repeated="5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4"/>
        </table:table-row>
        <table:table-row table:style-name="ro1">
          <table:table-cell/>
          <table:table-cell office:value-type="string" calcext:value-type="string">
            <text:p>GradAz.x</text:p>
          </table:table-cell>
          <table:table-cell office:value-type="string" calcext:value-type="string">
            <text:p>comps</text:p>
          </table:table-cell>
          <table:table-cell/>
          <table:table-cell table:style-name="ce4" office:value-type="float" office:value="-0.000000197233278602261" calcext:value-type="float">
            <text:p>-1.97E-07</text:p>
          </table:table-cell>
          <table:table-cell table:style-name="ce4" office:value-type="float" office:value="-0.000000197242135824062" calcext:value-type="float">
            <text:p>-1.97E-07</text:p>
          </table:table-cell>
          <table:table-cell table:style-name="ce4" office:value-type="float" office:value="-0.000000197241480489028" calcext:value-type="float">
            <text:p>-1.97E-07</text:p>
          </table:table-cell>
          <table:table-cell table:style-name="ce4" office:value-type="float" office:value="-0.000000197225897036706" calcext:value-type="float">
            <text:p>-1.97E-07</text:p>
          </table:table-cell>
          <table:table-cell table:number-columns-repeated="7"/>
          <table:table-cell office:value-type="string" calcext:value-type="string">
            <text:p>multiply</text:p>
          </table:table-cell>
          <table:table-cell table:formula="of:=[.Q21]*[.Q22]" office:value-type="float" office:value="-0.00000000167429886923276" calcext:value-type="float">
            <text:p>-1.67429886923276E-09</text:p>
          </table:table-cell>
          <table:table-cell table:formula="of:=[.R21]*[.R22]" office:value-type="float" office:value="-0.000000000458865150845908" calcext:value-type="float">
            <text:p>-4.58865150845908E-10</text:p>
          </table:table-cell>
          <table:table-cell table:formula="of:=[.S21]*[.S22]" office:value-type="float" office:value="0.00000000167419654640521" calcext:value-type="float">
            <text:p>1.67419654640521E-09</text:p>
          </table:table-cell>
          <table:table-cell table:formula="of:=[.T21]*[.T22]" office:value-type="float" office:value="0.000000000458929590814319" calcext:value-type="float">
            <text:p>4.58929590814319E-1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-0.00848532277560388" calcext:value-type="float">
            <text:p>-8.49E-03</text:p>
          </table:table-cell>
          <table:table-cell office:value-type="float" office:value="-0.00233138528301335" calcext:value-type="float">
            <text:p>-2.33E-03</text:p>
          </table:table-cell>
          <table:table-cell office:value-type="float" office:value="0.00848532277560388" calcext:value-type="float">
            <text:p>8.49E-03</text:p>
          </table:table-cell>
          <table:table-cell table:style-name="ce4" office:value-type="float" office:value="0.00233138528301335" calcext:value-type="float">
            <text:p>2.33E-03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office:value-type="string" calcext:value-type="string">
            <text:p>sum</text:p>
          </table:table-cell>
          <table:table-cell table:formula="of:=SUM([.Q24:.T24])" office:value-type="float" office:value="-0.0000000000000378828591458564" calcext:value-type="float">
            <text:p>-3.78828591458564E-14</text:p>
          </table:table-cell>
          <table:table-cell table:style-name="ce4"/>
          <table:table-cell table:number-columns-repeated="4"/>
        </table:table-row>
        <table:table-row table:style-name="ro1">
          <table:table-cell/>
          <table:table-cell office:value-type="string" calcext:value-type="string">
            <text:p>GPU</text:p>
          </table:table-cell>
          <table:table-cell office:value-type="float" office:value="86530" calcext:value-type="float">
            <text:p>8.65E+04</text:p>
          </table:table-cell>
          <table:table-cell office:value-type="string" calcext:value-type="string">
            <text:p>Az</text:p>
          </table:table-cell>
          <table:table-cell table:style-name="ce4" office:value-type="float" office:value="-0.000000197225897036706" calcext:value-type="float">
            <text:p>-1.97E-07</text:p>
          </table:table-cell>
          <table:table-cell table:style-name="ce4" table:number-columns-repeated="4"/>
          <table:table-cell/>
          <table:table-cell table:style-name="ce4"/>
          <table:table-cell table:number-columns-repeated="11"/>
        </table:table-row>
        <table:table-row table:style-name="ro1">
          <table:table-cell/>
          <table:table-cell office:value-type="string" calcext:value-type="string">
            <text:p>GPU</text:p>
          </table:table-cell>
          <table:table-cell office:value-type="string" calcext:value-type="string">
            <text:p>our.pos</text:p>
          </table:table-cell>
          <table:table-cell office:value-type="float" office:value="-0.283432271781894" calcext:value-type="float">
            <text:p>-2.83E-01</text:p>
          </table:table-cell>
          <table:table-cell table:style-name="ce4" office:value-type="float" office:value="3.49494452153134" calcext:value-type="float">
            <text:p>3.49E+00</text:p>
          </table:table-cell>
          <table:table-cell office:value-type="string" calcext:value-type="string">
            <text:p>oppdata.pos</text:p>
          </table:table-cell>
          <table:table-cell table:style-name="ce4" office:value-type="float" office:value="-0.278999269735376" calcext:value-type="float">
            <text:p>-2.79E-01</text:p>
          </table:table-cell>
          <table:table-cell table:style-name="ce4" office:value-type="float" office:value="3.49802379477528" calcext:value-type="float">
            <text:p>3.50E+00</text:p>
          </table:table-cell>
          <table:table-cell office:value-type="string" calcext:value-type="string">
            <text:p>gradAz</text:p>
          </table:table-cell>
          <table:table-cell table:style-name="ce4" office:value-type="float" office:value="-0.000000000745866290969513" calcext:value-type="float">
            <text:p>-7.46E-10</text:p>
          </table:table-cell>
          <table:table-cell table:style-name="ce4" office:value-type="float" office:value="0.00000000347094638978774" calcext:value-type="float">
            <text:p>3.47E-09</text:p>
          </table:table-cell>
          <table:table-cell office:value-type="string" calcext:value-type="string">
            <text:p>edge_normal</text:p>
          </table:table-cell>
          <table:table-cell table:style-name="ce4" office:value-type="float" office:value="0.0025791528772155" calcext:value-type="float">
            <text:p>2.58E-03</text:p>
          </table:table-cell>
          <table:table-cell table:style-name="ce4" office:value-type="float" office:value="0.00175944352842278" calcext:value-type="float">
            <text:p>1.76E-03</text:p>
          </table:table-cell>
          <table:table-cell/>
          <table:table-cell table:style-name="ce4"/>
          <table:table-cell table:formula="of:=[.Q25]-[.Q19]" office:value-type="float" office:value="5.27534435655693E-022" calcext:value-type="float">
            <text:p>5.27534435655693E-22</text:p>
          </table:table-cell>
          <table:table-cell table:style-name="ce4" table:number-columns-repeated="2"/>
          <table:table-cell table:number-columns-repeated="3"/>
        </table:table-row>
        <table:table-row table:style-name="ro2">
          <table:table-cell/>
          <table:table-cell office:value-type="string" calcext:value-type="string">
            <text:p>contrib</text:p>
          </table:table-cell>
          <table:table-cell office:value-type="float" office:value="0.00000000000418323097264237" calcext:value-type="float">
            <text:p>4.18E-12</text:p>
          </table:table-cell>
          <table:table-cell office:value-type="string" calcext:value-type="string">
            <text:p>Area_quadrilateral</text:p>
          </table:table-cell>
          <table:table-cell table:style-name="ce4" office:value-type="float" office:value="0.0000252767960464286" calcext:value-type="float">
            <text:p>2.53E-05</text:p>
          </table:table-cell>
          <table:table-cell/>
          <table:table-cell table:style-name="ce4"/>
          <table:table-cell/>
          <table:table-cell table:style-name="ce4" table:number-columns-repeated="2"/>
          <table:table-cell table:number-columns-repeated="6"/>
          <table:table-cell table:style-name="ce1" table:formula="of:=[.Q27]/[.Q25]" office:value-type="float" office:value="-0.0000000139254123777876" calcext:value-type="float">
            <text:p>-1.39254123777876E-08</text:p>
          </table:table-cell>
          <table:table-cell office:value-type="string" calcext:value-type="string">
            <text:p>Different at 8<text:span text:style-name="T1">th</text:span> place which makes the rest diff at 8<text:span text:style-name="T1">th</text:span> plac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radAz.x</text:p>
          </table:table-cell>
          <table:table-cell office:value-type="string" calcext:value-type="string">
            <text:p>comps</text:p>
          </table:table-cell>
          <table:table-cell/>
          <table:table-cell table:style-name="ce4" office:value-type="float" office:value="-0.000000197233278602261" calcext:value-type="float">
            <text:p>-1.97E-07</text:p>
          </table:table-cell>
          <table:table-cell table:style-name="ce4" office:value-type="float" office:value="-0.000000197241480489028" calcext:value-type="float">
            <text:p>-1.97E-07</text:p>
          </table:table-cell>
          <table:table-cell table:style-name="ce4" office:value-type="float" office:value="-0.000000197225897036706" calcext:value-type="float">
            <text:p>-1.97E-07</text:p>
          </table:table-cell>
          <table:table-cell table:style-name="ce4" office:value-type="float" office:value="-0.000000197210687256068" calcext:value-type="float">
            <text:p>-1.97E-07</text:p>
          </table:table-cell>
          <table:table-cell table:number-columns-repeated="14"/>
        </table:table-row>
        <table:table-row table:style-name="ro1">
          <table:table-cell/>
          <table:table-cell table:style-name="ce4" office:value-type="float" office:value="-0.00773745863164699" calcext:value-type="float">
            <text:p>-7.74E-03</text:p>
          </table:table-cell>
          <table:table-cell office:value-type="float" office:value="0.0030792732439453" calcext:value-type="float">
            <text:p>3.08E-03</text:p>
          </table:table-cell>
          <table:table-cell office:value-type="float" office:value="0.00773745863164699" calcext:value-type="float">
            <text:p>7.74E-03</text:p>
          </table:table-cell>
          <table:table-cell table:style-name="ce4" office:value-type="float" office:value="-0.0030792732439453" calcext:value-type="float">
            <text:p>-3.08E-03</text:p>
          </table:table-cell>
          <table:table-cell table:number-columns-repeated="11"/>
          <table:table-cell office:value-type="string" calcext:value-type="string">
            <text:p>Let’s be careful about what’s what then – this is a nasty thing happening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PU</text:p>
          </table:table-cell>
          <table:table-cell office:value-type="float" office:value="25750" calcext:value-type="float">
            <text:p>2.58E+04</text:p>
          </table:table-cell>
          <table:table-cell office:value-type="string" calcext:value-type="string">
            <text:p>Az</text:p>
          </table:table-cell>
          <table:table-cell table:style-name="ce4" office:value-type="float" office:value="-0.000000197210687256068" calcext:value-type="float">
            <text:p>-1.97E-07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1"/>
        </table:table-row>
        <table:table-row table:style-name="ro1">
          <table:table-cell/>
          <table:table-cell office:value-type="string" calcext:value-type="string">
            <text:p>GPU</text:p>
          </table:table-cell>
          <table:table-cell office:value-type="string" calcext:value-type="string">
            <text:p>our.pos</text:p>
          </table:table-cell>
          <table:table-cell office:value-type="float" office:value="-0.283432271781894" calcext:value-type="float">
            <text:p>-2.83E-01</text:p>
          </table:table-cell>
          <table:table-cell table:style-name="ce4" office:value-type="float" office:value="3.49494452153134" calcext:value-type="float">
            <text:p>3.49E+00</text:p>
          </table:table-cell>
          <table:table-cell office:value-type="string" calcext:value-type="string">
            <text:p>oppdata.pos</text:p>
          </table:table-cell>
          <table:table-cell table:style-name="ce4" office:value-type="float" office:value="-0.283870731303964" calcext:value-type="float">
            <text:p>-2.84E-01</text:p>
          </table:table-cell>
          <table:table-cell table:style-name="ce4" office:value-type="float" office:value="3.50035059487997" calcext:value-type="float">
            <text:p>3.50E+00</text:p>
          </table:table-cell>
          <table:table-cell office:value-type="string" calcext:value-type="string">
            <text:p>gradAz</text:p>
          </table:table-cell>
          <table:table-cell table:style-name="ce4" office:value-type="float" office:value="-0.000000000836878012610149" calcext:value-type="float">
            <text:p>-8.37E-10</text:p>
          </table:table-cell>
          <table:table-cell table:style-name="ce4" office:value-type="float" office:value="0.00000000411100768079753" calcext:value-type="float">
            <text:p>4.11E-09</text:p>
          </table:table-cell>
          <table:table-cell office:value-type="string" calcext:value-type="string">
            <text:p>edge_normal</text:p>
          </table:table-cell>
          <table:table-cell table:style-name="ce4" office:value-type="float" office:value="-0.000250832318740173" calcext:value-type="float">
            <text:p>-2.51E-04</text:p>
          </table:table-cell>
          <table:table-cell table:style-name="ce4" office:value-type="float" office:value="0.00309309827091325" calcext:value-type="float">
            <text:p>3.09E-03</text:p>
          </table:table-cell>
          <table:table-cell/>
          <table:table-cell table:style-name="ce4"/>
          <table:table-cell table:formula="of:=[.E8]-[.E43]" office:value-type="float" office:value="7.7994793783176E-018" calcext:value-type="float">
            <text:p>7.7994793783176E-18</text:p>
          </table:table-cell>
          <table:table-cell table:style-name="ce4" office:value-type="string" calcext:value-type="string">
            <text:p>area_quadrilateral</text:p>
          </table:table-cell>
          <table:table-cell table:style-name="ce4"/>
          <table:table-cell table:number-columns-repeated="3"/>
        </table:table-row>
        <table:table-row table:style-name="ro2">
          <table:table-cell/>
          <table:table-cell office:value-type="string" calcext:value-type="string">
            <text:p>contrib</text:p>
          </table:table-cell>
          <table:table-cell office:value-type="float" office:value="0.0000000000129256668015916" calcext:value-type="float">
            <text:p>1.29E-11</text:p>
          </table:table-cell>
          <table:table-cell office:value-type="string" calcext:value-type="string">
            <text:p>Area_quadrilateral</text:p>
          </table:table-cell>
          <table:table-cell table:style-name="ce4" office:value-type="float" office:value="0.0000252472439185256" calcext:value-type="float">
            <text:p>2.52E-05</text:p>
          </table:table-cell>
          <table:table-cell/>
          <table:table-cell table:style-name="ce4"/>
          <table:table-cell/>
          <table:table-cell table:style-name="ce4" table:number-columns-repeated="2"/>
          <table:table-cell table:number-columns-repeated="6"/>
          <table:table-cell office:value-type="string" calcext:value-type="string">
            <text:p>Different at 13<text:span text:style-name="T1">th</text:span> plac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radAz.x</text:p>
          </table:table-cell>
          <table:table-cell office:value-type="string" calcext:value-type="string">
            <text:p>comps</text:p>
          </table:table-cell>
          <table:table-cell/>
          <table:table-cell table:style-name="ce4" office:value-type="float" office:value="-0.000000197233278602261" calcext:value-type="float">
            <text:p>-1.97E-07</text:p>
          </table:table-cell>
          <table:table-cell table:style-name="ce4" office:value-type="float" office:value="-0.000000197225897036706" calcext:value-type="float">
            <text:p>-1.97E-07</text:p>
          </table:table-cell>
          <table:table-cell table:style-name="ce4" office:value-type="float" office:value="-0.000000197210687256068" calcext:value-type="float">
            <text:p>-1.97E-07</text:p>
          </table:table-cell>
          <table:table-cell table:style-name="ce4" office:value-type="float" office:value="-0.000000197221224919672" calcext:value-type="float">
            <text:p>-1.97E-07</text:p>
          </table:table-cell>
          <table:table-cell table:number-columns-repeated="14"/>
        </table:table-row>
        <table:table-row table:style-name="ro1">
          <table:table-cell/>
          <table:table-cell table:style-name="ce4" office:value-type="float" office:value="0.000752496956221371" calcext:value-type="float">
            <text:p>7.52E-04</text:p>
          </table:table-cell>
          <table:table-cell office:value-type="float" office:value="0.00540607334863363" calcext:value-type="float">
            <text:p>5.41E-03</text:p>
          </table:table-cell>
          <table:table-cell office:value-type="float" office:value="-0.000752496956221371" calcext:value-type="float">
            <text:p>-7.52E-04</text:p>
          </table:table-cell>
          <table:table-cell table:style-name="ce4" office:value-type="float" office:value="-0.00540607334863363" calcext:value-type="float">
            <text:p>-5.41E-03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5"/>
          <table:table-cell office:value-type="string" calcext:value-type="string">
            <text:p>Mul rel diff</text:p>
          </table:table-cell>
          <table:table-cell table:formula="of:=([.Q24]-[.Q18])/[.Q24]" office:value-type="float" office:value="0.000000000112788225216522" calcext:value-type="float">
            <text:p>1.12788225216522E-10</text:p>
          </table:table-cell>
          <table:table-cell table:formula="of:=([.R24]-[.R18])/[.R24]" office:value-type="float" office:value="0.000000000114955899062015" calcext:value-type="float">
            <text:p>1.14955899062015E-10</text:p>
          </table:table-cell>
          <table:table-cell table:formula="of:=([.S24]-[.S18])/[.S24]" office:value-type="float" office:value="0.000000000113920624067533" calcext:value-type="float">
            <text:p>1.13920624067533E-10</text:p>
          </table:table-cell>
          <table:table-cell table:formula="of:=([.T24]-[.T18])/[.T24]" office:value-type="float" office:value="0.000000000111983687888054" calcext:value-type="float">
            <text:p>1.11983687888054E-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PU</text:p>
          </table:table-cell>
          <table:table-cell office:value-type="string" calcext:value-type="string">
            <text:p>LapAz</text:p>
          </table:table-cell>
          <table:table-cell office:value-type="float" office:value="0.000000450192411226939" calcext:value-type="float">
            <text:p>4.50E-07</text:p>
          </table:table-cell>
          <table:table-cell table:style-name="ce4" office:value-type="string" calcext:value-type="string">
            <text:p>integralLap</text:p>
          </table:table-cell>
          <table:table-cell table:style-name="ce4" office:value-type="float" office:value="0.0000000000113578434537861" calcext:value-type="float">
            <text:p>1.14E-11</text:p>
          </table:table-cell>
          <table:table-cell table:style-name="ce4" office:value-type="string" calcext:value-type="string">
            <text:p>AreaMinor</text:p>
          </table:table-cell>
          <table:table-cell table:style-name="ce4" office:value-type="float" office:value="0.0000252288647488122" calcext:value-type="float">
            <text:p>2.52E-05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/>
          <table:table-cell office:value-type="string" calcext:value-type="string">
            <text:p>cudaTS</text:p>
          </table:table-cell>
          <table:table-cell office:value-type="string" calcext:value-type="string">
            <text:p>GetLapMinor</text:p>
          </table:table-cell>
          <table:table-cell office:value-type="string" calcext:value-type="string">
            <text:p>aaa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5"/>
          <table:table-cell office:value-type="string" calcext:value-type="string">
            <text:p>These are all more and all at 10<text:span text:style-name="T1">th</text:span> place</text:p>
          </table:table-cell>
          <table:table-cell table:number-columns-repeated="5"/>
        </table:table-row>
        <table:table-row table:style-name="ro1">
          <table:table-cell table:number-columns-repeated="16"/>
          <table:table-cell office:value-type="string" calcext:value-type="string">
            <text:p>Sum is 4 places smaller.</text:p>
          </table:table-cell>
          <table:table-cell table:number-columns-repeated="5"/>
        </table:table-row>
        <table:table-row table:style-name="ro2">
          <table:table-cell table:number-columns-repeated="16"/>
          <table:table-cell office:value-type="string" calcext:value-type="string">
            <text:p>We’re doing well if that 10<text:span text:style-name="T1">th</text:span> place difference translates into an 8<text:span text:style-name="T1">th</text:span> place difference.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454" calcext:value-type="float">
            <text:p>25454</text:p>
          </table:table-cell>
          <table:table-cell office:value-type="string" calcext:value-type="string">
            <text:p>Az</text:p>
          </table:table-cell>
          <table:table-cell office:value-type="float" office:value="-0.000000197233278624517" calcext:value-type="float">
            <text:p>-1.97E-0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6529" calcext:value-type="float">
            <text:p>86529</text:p>
          </table:table-cell>
          <table:table-cell office:value-type="string" calcext:value-type="string">
            <text:p>Az</text:p>
          </table:table-cell>
          <table:table-cell office:value-type="float" office:value="-0.00000019722122494215" calcext:value-type="float">
            <text:p>-1.97E-07</text:p>
          </table:table-cell>
          <table:table-cell table:style-name="ce4" table:number-columns-repeated="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1" office:value-type="string" calcext:value-type="string">
            <text:p>Question. Do we really see then that FP error is expanding in at least one of CPU, GP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urdata.pos</text:p>
          </table:table-cell>
          <table:table-cell office:value-type="float" office:value="-0.283432271781894" calcext:value-type="float">
            <text:p>-2.83E-01</text:p>
          </table:table-cell>
          <table:table-cell office:value-type="float" office:value="3.49494452153134" calcext:value-type="float">
            <text:p>3.49E+00</text:p>
          </table:table-cell>
          <table:table-cell table:style-name="ce4" office:value-type="string" calcext:value-type="string">
            <text:p>oppdata.pos</text:p>
          </table:table-cell>
          <table:table-cell table:style-name="ce4" office:value-type="float" office:value="-0.288278564548116" calcext:value-type="float">
            <text:p>-2.88E-01</text:p>
          </table:table-cell>
          <table:table-cell table:style-name="ce4" office:value-type="float" office:value="3.49727129781906" calcext:value-type="float">
            <text:p>3.50E+00</text:p>
          </table:table-cell>
          <table:table-cell office:value-type="string" calcext:value-type="string">
            <text:p>gradAz</text:p>
          </table:table-cell>
          <table:table-cell table:style-name="ce4" office:value-type="float" office:value="-0.000000000751379494276458" calcext:value-type="float">
            <text:p>-7.51E-10</text:p>
          </table:table-cell>
          <table:table-cell table:style-name="ce4" office:value-type="float" office:value="0.00000000361542164702243" calcext:value-type="float">
            <text:p>3.62E-09</text:p>
          </table:table-cell>
          <table:table-cell office:value-type="string" calcext:value-type="string">
            <text:p>edge_normal</text:p>
          </table:table-cell>
          <table:table-cell table:style-name="ce4" office:value-type="float" office:value="-0.00282964227421312" calcext:value-type="float">
            <text:p>-2.83E-03</text:p>
          </table:table-cell>
          <table:table-cell table:style-name="ce4" office:value-type="float" office:value="0.00132915221146318" calcext:value-type="float">
            <text:p>1.33E-03</text:p>
          </table:table-cell>
          <table:table-cell table:number-columns-repeated="2"/>
          <table:table-cell office:value-type="string" calcext:value-type="string">
            <text:p>What can we possibly do to make the most of this?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trib</text:p>
          </table:table-cell>
          <table:table-cell office:value-type="float" office:value="0.00000000000693158085849326" calcext:value-type="float">
            <text:p>6.93E-12</text:p>
          </table:table-cell>
          <table:table-cell office:value-type="string" calcext:value-type="string">
            <text:p>Area_quadrilateral</text:p>
          </table:table-cell>
          <table:table-cell table:style-name="ce4" office:value-type="float" office:value="0.0000252088720993763" calcext:value-type="float">
            <text:p>2.52E-05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2"/>
          <table:table-cell/>
          <table:table-cell table:style-name="ce4" table:number-columns-repeated="2"/>
        </table:table-row>
        <table:table-row table:style-name="ro1">
          <table:table-cell/>
          <table:table-cell office:value-type="string" calcext:value-type="string">
            <text:p>GradAz.x</text:p>
          </table:table-cell>
          <table:table-cell office:value-type="string" calcext:value-type="string">
            <text:p>comps</text:p>
          </table:table-cell>
          <table:table-cell/>
          <table:table-cell table:style-name="ce4" office:value-type="float" office:value="-0.000000197233278624517" calcext:value-type="float">
            <text:p>-1.97E-07</text:p>
          </table:table-cell>
          <table:table-cell table:style-name="ce4" office:value-type="float" office:value="-0.000000197210687278964" calcext:value-type="float">
            <text:p>-1.97E-07</text:p>
          </table:table-cell>
          <table:table-cell table:style-name="ce4" office:value-type="float" office:value="-0.00000019722122494215" calcext:value-type="float">
            <text:p>-1.97E-07</text:p>
          </table:table-cell>
          <table:table-cell table:style-name="ce4" office:value-type="float" office:value="-0.000000197238382235609" calcext:value-type="float">
            <text:p>-1.97E-07</text:p>
          </table:table-cell>
          <table:table-cell table:number-columns-repeated="7"/>
          <table:table-cell table:style-name="ce8" office:value-type="string" calcext:value-type="string">
            <text:p>1 Why is it that we get trajectories diverging?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00848892682263935" calcext:value-type="float">
            <text:p>8.49E-03</text:p>
          </table:table-cell>
          <table:table-cell office:value-type="float" office:value="0.00232677628772127" calcext:value-type="float">
            <text:p>2.33E-03</text:p>
          </table:table-cell>
          <table:table-cell office:value-type="float" office:value="-0.00848892682263935" calcext:value-type="float">
            <text:p>-8.49E-03</text:p>
          </table:table-cell>
          <table:table-cell table:style-name="ce4" office:value-type="float" office:value="-0.00232677628772127" calcext:value-type="float">
            <text:p>-2.33E-03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table:number-columns-repeated="2"/>
          <table:table-cell table:style-name="ce46" office:value-type="string" calcext:value-type="string">
            <text:p>Is there actually a big negative feedback so that the two cross over repeatedly?</text:p>
          </table:table-cell>
          <table:table-cell/>
          <table:table-cell table:style-name="ce4" table:number-columns-repeated="2"/>
          <table:table-cell/>
          <table:table-cell table:style-name="ce4" table:number-columns-repeated="2"/>
        </table:table-row>
        <table:table-row table:style-name="ro1">
          <table:table-cell/>
          <table:table-cell office:value-type="float" office:value="25453" calcext:value-type="float">
            <text:p>25453</text:p>
          </table:table-cell>
          <table:table-cell office:value-type="string" calcext:value-type="string">
            <text:p>Az</text:p>
          </table:table-cell>
          <table:table-cell office:value-type="float" office:value="-0.000000197238382235609" calcext:value-type="float">
            <text:p>-1.97E-07</text:p>
          </table:table-cell>
          <table:table-cell table:style-name="ce4"/>
          <table:table-cell/>
          <table:table-cell table:style-name="ce4"/>
          <table:table-cell table:number-columns-repeated="8"/>
          <table:table-cell office:value-type="string" calcext:value-type="string">
            <text:p>There should be a negative feedback given an error in LapAz that overestimates i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urdata.pos</text:p>
          </table:table-cell>
          <table:table-cell office:value-type="float" office:value="-0.283432271781894" calcext:value-type="float">
            <text:p>-2.83E-01</text:p>
          </table:table-cell>
          <table:table-cell office:value-type="float" office:value="3.49494452153134" calcext:value-type="float">
            <text:p>3.49E+00</text:p>
          </table:table-cell>
          <table:table-cell office:value-type="string" calcext:value-type="string">
            <text:p>oppdata.pos</text:p>
          </table:table-cell>
          <table:table-cell table:style-name="ce4" office:value-type="float" office:value="-0.287858187938354" calcext:value-type="float">
            <text:p>-2.88E-01</text:p>
          </table:table-cell>
          <table:table-cell table:style-name="ce4" office:value-type="float" office:value="3.49186166805733" calcext:value-type="float">
            <text:p>3.49E+00</text:p>
          </table:table-cell>
          <table:table-cell table:style-name="ce4" office:value-type="string" calcext:value-type="string">
            <text:p>gradAz</text:p>
          </table:table-cell>
          <table:table-cell table:style-name="ce4" office:value-type="float" office:value="-0.000000000495643014016841" calcext:value-type="float">
            <text:p>-4.96E-10</text:p>
          </table:table-cell>
          <table:table-cell table:style-name="ce4" office:value-type="float" office:value="0.00000000236705557920398" calcext:value-type="float">
            <text:p>2.37E-09</text:p>
          </table:table-cell>
          <table:table-cell office:value-type="string" calcext:value-type="string">
            <text:p>edge_normal</text:p>
          </table:table-cell>
          <table:table-cell table:style-name="ce4" office:value-type="float" office:value="-0.00257760860646128" calcext:value-type="float">
            <text:p>-2.58E-03</text:p>
          </table:table-cell>
          <table:table-cell table:style-name="ce4" office:value-type="float" office:value="-0.00175319449530797" calcext:value-type="float">
            <text:p>-1.75E-03</text:p>
          </table:table-cell>
          <table:table-cell table:style-name="ce4" table:number-columns-repeated="3"/>
          <table:table-cell/>
          <table:table-cell table:style-name="ce4" table:number-columns-repeated="2"/>
          <table:table-cell/>
          <table:table-cell table:style-name="ce4" table:number-columns-repeated="2"/>
        </table:table-row>
        <table:table-row table:style-name="ro1">
          <table:table-cell/>
          <table:table-cell office:value-type="string" calcext:value-type="string">
            <text:p>contrib</text:p>
          </table:table-cell>
          <table:table-cell office:value-type="float" office:value="-0.00000000000287233511288623" calcext:value-type="float">
            <text:p>-2.87E-12</text:p>
          </table:table-cell>
          <table:table-cell office:value-type="string" calcext:value-type="string">
            <text:p>Area_quadrilateral</text:p>
          </table:table-cell>
          <table:table-cell table:style-name="ce4" office:value-type="float" office:value="0.0000252196819752464" calcext:value-type="float">
            <text:p>2.52E-05</text:p>
          </table:table-cell>
          <table:table-cell/>
          <table:table-cell table:style-name="ce4"/>
          <table:table-cell table:number-columns-repeated="15"/>
        </table:table-row>
        <table:table-row table:style-name="ro1">
          <table:table-cell/>
          <table:table-cell office:value-type="string" calcext:value-type="string">
            <text:p>GradAz.x</text:p>
          </table:table-cell>
          <table:table-cell office:value-type="string" calcext:value-type="string">
            <text:p>comps</text:p>
          </table:table-cell>
          <table:table-cell/>
          <table:table-cell table:style-name="ce4" office:value-type="float" office:value="-0.000000197233278624517" calcext:value-type="float">
            <text:p>-1.97E-07</text:p>
          </table:table-cell>
          <table:table-cell table:style-name="ce4" office:value-type="float" office:value="-0.00000019722122494215" calcext:value-type="float">
            <text:p>-1.97E-07</text:p>
          </table:table-cell>
          <table:table-cell table:style-name="ce4" office:value-type="float" office:value="-0.000000197238382235609" calcext:value-type="float">
            <text:p>-1.97E-07</text:p>
          </table:table-cell>
          <table:table-cell table:style-name="ce4" office:value-type="float" office:value="-0.000000197242135846461" calcext:value-type="float">
            <text:p>-1.97E-07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2"/>
          <table:table-cell/>
          <table:table-cell table:style-name="ce4" table:number-columns-repeated="2"/>
        </table:table-row>
        <table:table-row table:style-name="ro1">
          <table:table-cell/>
          <table:table-cell table:style-name="ce4" office:value-type="float" office:value="0.00773282581938251" calcext:value-type="float">
            <text:p>7.73E-03</text:p>
          </table:table-cell>
          <table:table-cell office:value-type="float" office:value="-0.00308285347400528" calcext:value-type="float">
            <text:p>-3.08E-03</text:p>
          </table:table-cell>
          <table:table-cell office:value-type="float" office:value="-0.00773282581938251" calcext:value-type="float">
            <text:p>-7.73E-03</text:p>
          </table:table-cell>
          <table:table-cell table:style-name="ce4" office:value-type="float" office:value="0.00308285347400528" calcext:value-type="float">
            <text:p>3.08E-03</text:p>
          </table:table-cell>
          <table:table-cell/>
          <table:table-cell table:style-name="ce4"/>
          <table:table-cell table:number-columns-repeated="15"/>
        </table:table-row>
        <table:table-row table:style-name="ro1">
          <table:table-cell/>
          <table:table-cell office:value-type="float" office:value="86381" calcext:value-type="float">
            <text:p>86381</text:p>
          </table:table-cell>
          <table:table-cell office:value-type="string" calcext:value-type="string">
            <text:p>Az</text:p>
          </table:table-cell>
          <table:table-cell office:value-type="float" office:value="-0.000000197242135846461" calcext:value-type="float">
            <text:p>-1.97E-07</text:p>
          </table:table-cell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2"/>
          <table:table-cell/>
          <table:table-cell table:style-name="ce4" table:number-columns-repeated="2"/>
        </table:table-row>
        <table:table-row table:style-name="ro1">
          <table:table-cell/>
          <table:table-cell office:value-type="string" calcext:value-type="string">
            <text:p>ourdata.pos</text:p>
          </table:table-cell>
          <table:table-cell office:value-type="float" office:value="-0.283432271781894" calcext:value-type="float">
            <text:p>-2.83E-01</text:p>
          </table:table-cell>
          <table:table-cell office:value-type="float" office:value="3.49494452153134" calcext:value-type="float">
            <text:p>3.49E+00</text:p>
          </table:table-cell>
          <table:table-cell table:style-name="ce4" office:value-type="string" calcext:value-type="string">
            <text:p>oppdata.pos</text:p>
          </table:table-cell>
          <table:table-cell table:style-name="ce4" office:value-type="float" office:value="-0.283018981062191" calcext:value-type="float">
            <text:p>-2.83E-01</text:p>
          </table:table-cell>
          <table:table-cell table:style-name="ce4" office:value-type="float" office:value="3.48953847199968" calcext:value-type="float">
            <text:p>3.49E+00</text:p>
          </table:table-cell>
          <table:table-cell office:value-type="string" calcext:value-type="string">
            <text:p>gradAz</text:p>
          </table:table-cell>
          <table:table-cell table:style-name="ce4" office:value-type="float" office:value="-0.000000000464374600376774" calcext:value-type="float">
            <text:p>-4.64E-10</text:p>
          </table:table-cell>
          <table:table-cell table:style-name="ce4" office:value-type="float" office:value="0.00000000160288953707506" calcext:value-type="float">
            <text:p>1.60E-09</text:p>
          </table:table-cell>
          <table:table-cell office:value-type="string" calcext:value-type="string">
            <text:p>edge_normal</text:p>
          </table:table-cell>
          <table:table-cell table:style-name="ce4" office:value-type="float" office:value="0.000250489396998343" calcext:value-type="float">
            <text:p>2.50E-04</text:p>
          </table:table-cell>
          <table:table-cell table:style-name="ce4" office:value-type="float" office:value="-0.00308859573988596" calcext:value-type="float">
            <text:p>-3.09E-0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ontrib</text:p>
          </table:table-cell>
          <table:table-cell office:value-type="float" office:value="-0.00000000000506699870934753" calcext:value-type="float">
            <text:p>-5.07E-12</text:p>
          </table:table-cell>
          <table:table-cell office:value-type="string" calcext:value-type="string">
            <text:p>Area_quadrilateral</text:p>
          </table:table-cell>
          <table:table-cell table:style-name="ce4" office:value-type="float" office:value="0.000025200939744397" calcext:value-type="float">
            <text:p>2.52E-05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2"/>
          <table:table-cell/>
          <table:table-cell table:style-name="ce4" table:number-columns-repeated="2"/>
        </table:table-row>
        <table:table-row table:style-name="ro1">
          <table:table-cell/>
          <table:table-cell office:value-type="string" calcext:value-type="string">
            <text:p>GradAz.x</text:p>
          </table:table-cell>
          <table:table-cell office:value-type="string" calcext:value-type="string">
            <text:p>comps</text:p>
          </table:table-cell>
          <table:table-cell/>
          <table:table-cell table:style-name="ce4" office:value-type="float" office:value="-0.000000197233278624517" calcext:value-type="float">
            <text:p>-1.97E-07</text:p>
          </table:table-cell>
          <table:table-cell table:style-name="ce4" office:value-type="float" office:value="-0.000000197238382235609" calcext:value-type="float">
            <text:p>-1.97E-07</text:p>
          </table:table-cell>
          <table:table-cell table:style-name="ce4" office:value-type="float" office:value="-0.000000197242135846461" calcext:value-type="float">
            <text:p>-1.97E-07</text:p>
          </table:table-cell>
          <table:table-cell table:style-name="ce4" office:value-type="float" office:value="-0.000000197241480511345" calcext:value-type="float">
            <text:p>-1.97E-07</text:p>
          </table:table-cell>
          <table:table-cell table:number-columns-repeated="14"/>
        </table:table-row>
        <table:table-row table:style-name="ro1">
          <table:table-cell/>
          <table:table-cell table:style-name="ce4" office:value-type="float" office:value="-0.00075146819099281" calcext:value-type="float">
            <text:p>-7.51E-04</text:p>
          </table:table-cell>
          <table:table-cell office:value-type="float" office:value="-0.00540604953166124" calcext:value-type="float">
            <text:p>-5.41E-03</text:p>
          </table:table-cell>
          <table:table-cell office:value-type="float" office:value="0.00075146819099281" calcext:value-type="float">
            <text:p>7.51E-04</text:p>
          </table:table-cell>
          <table:table-cell table:style-name="ce4" office:value-type="float" office:value="0.00540604953166124" calcext:value-type="float">
            <text:p>5.41E-03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office:value-type="float" office:value="25455" calcext:value-type="float">
            <text:p>25455</text:p>
          </table:table-cell>
          <table:table-cell office:value-type="string" calcext:value-type="string">
            <text:p>Az</text:p>
          </table:table-cell>
          <table:table-cell office:value-type="float" office:value="-0.000000197241480511345" calcext:value-type="float">
            <text:p>-1.97E-07</text:p>
          </table:table-cell>
          <table:table-cell table:style-name="ce4"/>
          <table:table-cell/>
          <table:table-cell table:style-name="ce4"/>
          <table:table-cell table:number-columns-repeated="15"/>
        </table:table-row>
        <table:table-row table:style-name="ro1">
          <table:table-cell/>
          <table:table-cell office:value-type="string" calcext:value-type="string">
            <text:p>ourdata.pos</text:p>
          </table:table-cell>
          <table:table-cell office:value-type="float" office:value="-0.283432271781894" calcext:value-type="float">
            <text:p>-2.83E-01</text:p>
          </table:table-cell>
          <table:table-cell office:value-type="float" office:value="3.49494452153134" calcext:value-type="float">
            <text:p>3.49E+00</text:p>
          </table:table-cell>
          <table:table-cell office:value-type="string" calcext:value-type="string">
            <text:p>oppdata.pos</text:p>
          </table:table-cell>
          <table:table-cell table:style-name="ce4" office:value-type="float" office:value="-0.278592400718696" calcext:value-type="float">
            <text:p>-2.79E-01</text:p>
          </table:table-cell>
          <table:table-cell table:style-name="ce4" office:value-type="float" office:value="3.49261313624833" calcext:value-type="float">
            <text:p>3.49E+00</text:p>
          </table:table-cell>
          <table:table-cell table:style-name="ce4" office:value-type="string" calcext:value-type="string">
            <text:p>gradAz</text:p>
          </table:table-cell>
          <table:table-cell table:style-name="ce4" office:value-type="float" office:value="-0.000000000629206732740748" calcext:value-type="float">
            <text:p>-6.29E-10</text:p>
          </table:table-cell>
          <table:table-cell table:style-name="ce4" office:value-type="float" office:value="0.00000000221182118948413" calcext:value-type="float">
            <text:p>2.21E-09</text:p>
          </table:table-cell>
          <table:table-cell office:value-type="string" calcext:value-type="string">
            <text:p>edge_normal</text:p>
          </table:table-cell>
          <table:table-cell table:style-name="ce4" office:value-type="float" office:value="0.00282844092520085" calcext:value-type="float">
            <text:p>2.83E-03</text:p>
          </table:table-cell>
          <table:table-cell table:style-name="ce4" office:value-type="float" office:value="-0.00133990377560533" calcext:value-type="float">
            <text:p>-1.34E-0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ontrib</text:p>
          </table:table-cell>
          <table:table-cell office:value-type="float" office:value="-0.00000000000474330163604951" calcext:value-type="float">
            <text:p>-4.74E-12</text:p>
          </table:table-cell>
          <table:table-cell office:value-type="string" calcext:value-type="string">
            <text:p>Area_quadrilateral</text:p>
          </table:table-cell>
          <table:table-cell table:style-name="ce4" office:value-type="float" office:value="0.0000252196819964191" calcext:value-type="float">
            <text:p>2.52E-0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GradAz.x</text:p>
          </table:table-cell>
          <table:table-cell office:value-type="string" calcext:value-type="string">
            <text:p>comps</text:p>
          </table:table-cell>
          <table:table-cell/>
          <table:table-cell table:style-name="ce4" office:value-type="float" office:value="-0.000000197233278624517" calcext:value-type="float">
            <text:p>-1.97E-07</text:p>
          </table:table-cell>
          <table:table-cell table:style-name="ce4" office:value-type="float" office:value="-0.000000197242135846461" calcext:value-type="float">
            <text:p>-1.97E-07</text:p>
          </table:table-cell>
          <table:table-cell table:style-name="ce4" office:value-type="float" office:value="-0.000000197241480511345" calcext:value-type="float">
            <text:p>-1.97E-07</text:p>
          </table:table-cell>
          <table:table-cell table:style-name="ce4" office:value-type="float" office:value="-0.000000197225897059177" calcext:value-type="float">
            <text:p>-1.97E-07</text:p>
          </table:table-cell>
          <table:table-cell table:number-columns-repeated="14"/>
        </table:table-row>
        <table:table-row table:style-name="ro1">
          <table:table-cell/>
          <table:table-cell table:style-name="ce4" office:value-type="float" office:value="-0.00848532277560343" calcext:value-type="float">
            <text:p>-8.49E-03</text:p>
          </table:table-cell>
          <table:table-cell office:value-type="float" office:value="-0.00233138528301247" calcext:value-type="float">
            <text:p>-2.33E-03</text:p>
          </table:table-cell>
          <table:table-cell office:value-type="float" office:value="0.00848532277560343" calcext:value-type="float">
            <text:p>8.49E-03</text:p>
          </table:table-cell>
          <table:table-cell table:style-name="ce4" office:value-type="float" office:value="0.00233138528301247" calcext:value-type="float">
            <text:p>2.33E-0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86530" calcext:value-type="float">
            <text:p>86530</text:p>
          </table:table-cell>
          <table:table-cell office:value-type="string" calcext:value-type="string">
            <text:p>Az</text:p>
          </table:table-cell>
          <table:table-cell office:value-type="float" office:value="-0.000000197225897059177" calcext:value-type="float">
            <text:p>-1.97E-07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ourdata.pos</text:p>
          </table:table-cell>
          <table:table-cell office:value-type="float" office:value="-0.283432271781894" calcext:value-type="float">
            <text:p>-2.83E-01</text:p>
          </table:table-cell>
          <table:table-cell office:value-type="float" office:value="3.49494452153134" calcext:value-type="float">
            <text:p>3.49E+00</text:p>
          </table:table-cell>
          <table:table-cell office:value-type="string" calcext:value-type="string">
            <text:p>oppdata.pos</text:p>
          </table:table-cell>
          <table:table-cell table:style-name="ce4" office:value-type="float" office:value="-0.278999269735376" calcext:value-type="float">
            <text:p>-2.79E-01</text:p>
          </table:table-cell>
          <table:table-cell table:style-name="ce4" office:value-type="float" office:value="3.49802379477528" calcext:value-type="float">
            <text:p>3.50E+00</text:p>
          </table:table-cell>
          <table:table-cell office:value-type="string" calcext:value-type="string">
            <text:p>gradAz</text:p>
          </table:table-cell>
          <table:table-cell table:style-name="ce4" office:value-type="float" office:value="-0.000000000745866288634026" calcext:value-type="float">
            <text:p>-7.46E-10</text:p>
          </table:table-cell>
          <table:table-cell table:style-name="ce4" office:value-type="float" office:value="0.00000000347094631665695" calcext:value-type="float">
            <text:p>3.47E-09</text:p>
          </table:table-cell>
          <table:table-cell office:value-type="string" calcext:value-type="string">
            <text:p>edge_normal</text:p>
          </table:table-cell>
          <table:table-cell table:style-name="ce4" office:value-type="float" office:value="0.00257915287721566" calcext:value-type="float">
            <text:p>2.58E-03</text:p>
          </table:table-cell>
          <table:table-cell table:style-name="ce4" office:value-type="float" office:value="0.00175944352842289" calcext:value-type="float">
            <text:p>1.76E-0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ontrib</text:p>
          </table:table-cell>
          <table:table-cell office:value-type="float" office:value="0.00000000000418323084999671" calcext:value-type="float">
            <text:p>4.18E-12</text:p>
          </table:table-cell>
          <table:table-cell office:value-type="string" calcext:value-type="string">
            <text:p>Area_quadrilateral</text:p>
          </table:table-cell>
          <table:table-cell table:style-name="ce4" office:value-type="float" office:value="0.00002527679604642" calcext:value-type="float">
            <text:p>2.53E-0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GradAz.x</text:p>
          </table:table-cell>
          <table:table-cell office:value-type="string" calcext:value-type="string">
            <text:p>comps</text:p>
          </table:table-cell>
          <table:table-cell/>
          <table:table-cell table:style-name="ce4" office:value-type="float" office:value="-0.000000197233278624517" calcext:value-type="float">
            <text:p>-1.97E-07</text:p>
          </table:table-cell>
          <table:table-cell table:style-name="ce4" office:value-type="float" office:value="-0.000000197241480511345" calcext:value-type="float">
            <text:p>-1.97E-07</text:p>
          </table:table-cell>
          <table:table-cell table:style-name="ce4" office:value-type="float" office:value="-0.000000197225897059177" calcext:value-type="float">
            <text:p>-1.97E-07</text:p>
          </table:table-cell>
          <table:table-cell table:style-name="ce4" office:value-type="float" office:value="-0.000000197210687278964" calcext:value-type="float">
            <text:p>-1.97E-07</text:p>
          </table:table-cell>
          <table:table-cell table:number-columns-repeated="14"/>
        </table:table-row>
        <table:table-row table:style-name="ro1">
          <table:table-cell/>
          <table:table-cell table:style-name="ce4" office:value-type="float" office:value="-0.00773745863164654" calcext:value-type="float">
            <text:p>-7.74E-03</text:p>
          </table:table-cell>
          <table:table-cell office:value-type="float" office:value="0.00307927324394219" calcext:value-type="float">
            <text:p>3.08E-03</text:p>
          </table:table-cell>
          <table:table-cell office:value-type="float" office:value="0.00773745863164654" calcext:value-type="float">
            <text:p>7.74E-03</text:p>
          </table:table-cell>
          <table:table-cell table:style-name="ce4" office:value-type="float" office:value="-0.00307927324394219" calcext:value-type="float">
            <text:p>-3.08E-0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5750" calcext:value-type="float">
            <text:p>25750</text:p>
          </table:table-cell>
          <table:table-cell office:value-type="string" calcext:value-type="string">
            <text:p>Az</text:p>
          </table:table-cell>
          <table:table-cell office:value-type="float" office:value="-0.000000197210687278964" calcext:value-type="float">
            <text:p>-1.97E-07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ourdata.pos</text:p>
          </table:table-cell>
          <table:table-cell office:value-type="float" office:value="-0.283432271781894" calcext:value-type="float">
            <text:p>-2.83E-01</text:p>
          </table:table-cell>
          <table:table-cell office:value-type="float" office:value="3.49494452153134" calcext:value-type="float">
            <text:p>3.49E+00</text:p>
          </table:table-cell>
          <table:table-cell office:value-type="string" calcext:value-type="string">
            <text:p>oppdata.pos</text:p>
          </table:table-cell>
          <table:table-cell table:style-name="ce4" office:value-type="float" office:value="-0.283870731303964" calcext:value-type="float">
            <text:p>-2.84E-01</text:p>
          </table:table-cell>
          <table:table-cell table:style-name="ce4" office:value-type="float" office:value="3.50035059487997" calcext:value-type="float">
            <text:p>3.50E+00</text:p>
          </table:table-cell>
          <table:table-cell office:value-type="string" calcext:value-type="string">
            <text:p>gradAz</text:p>
          </table:table-cell>
          <table:table-cell table:style-name="ce4" office:value-type="float" office:value="-0.000000000836878002186142" calcext:value-type="float">
            <text:p>-8.37E-10</text:p>
          </table:table-cell>
          <table:table-cell table:style-name="ce4" office:value-type="float" office:value="0.00000000411100756335765" calcext:value-type="float">
            <text:p>4.11E-09</text:p>
          </table:table-cell>
          <table:table-cell office:value-type="string" calcext:value-type="string">
            <text:p>edge_normal</text:p>
          </table:table-cell>
          <table:table-cell table:style-name="ce4" office:value-type="float" office:value="-0.000250832318740457" calcext:value-type="float">
            <text:p>-2.51E-04</text:p>
          </table:table-cell>
          <table:table-cell table:style-name="ce4" office:value-type="float" office:value="0.00309309827091331" calcext:value-type="float">
            <text:p>3.09E-0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ontrib</text:p>
          </table:table-cell>
          <table:table-cell office:value-type="float" office:value="0.0000000000129256664357243" calcext:value-type="float">
            <text:p>1.29E-11</text:p>
          </table:table-cell>
          <table:table-cell office:value-type="string" calcext:value-type="string">
            <text:p>Area_quadrilateral</text:p>
          </table:table-cell>
          <table:table-cell table:style-name="ce4" office:value-type="float" office:value="0.0000252472439185277" calcext:value-type="float">
            <text:p>2.52E-0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GradAz.x</text:p>
          </table:table-cell>
          <table:table-cell office:value-type="string" calcext:value-type="string">
            <text:p>comps</text:p>
          </table:table-cell>
          <table:table-cell/>
          <table:table-cell table:style-name="ce4" office:value-type="float" office:value="-0.000000197233278624517" calcext:value-type="float">
            <text:p>-1.97E-07</text:p>
          </table:table-cell>
          <table:table-cell table:style-name="ce4" office:value-type="float" office:value="-0.000000197225897059177" calcext:value-type="float">
            <text:p>-1.97E-07</text:p>
          </table:table-cell>
          <table:table-cell table:style-name="ce4" office:value-type="float" office:value="-0.000000197210687278964" calcext:value-type="float">
            <text:p>-1.97E-07</text:p>
          </table:table-cell>
          <table:table-cell table:style-name="ce4" office:value-type="float" office:value="-0.00000019722122494215" calcext:value-type="float">
            <text:p>-1.97E-07</text:p>
          </table:table-cell>
          <table:table-cell table:number-columns-repeated="14"/>
        </table:table-row>
        <table:table-row table:style-name="ro1">
          <table:table-cell/>
          <table:table-cell table:style-name="ce4" office:value-type="float" office:value="0.000752496956220927" calcext:value-type="float">
            <text:p>7.52E-04</text:p>
          </table:table-cell>
          <table:table-cell office:value-type="float" office:value="0.00540607334863408" calcext:value-type="float">
            <text:p>5.41E-03</text:p>
          </table:table-cell>
          <table:table-cell office:value-type="float" office:value="-0.000752496956220927" calcext:value-type="float">
            <text:p>-7.52E-04</text:p>
          </table:table-cell>
          <table:table-cell table:style-name="ce4" office:value-type="float" office:value="-0.00540607334863408" calcext:value-type="float">
            <text:p>-5.41E-03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LapAz</text:p>
          </table:table-cell>
          <table:table-cell office:value-type="float" office:value="0.00000045019238079329" calcext:value-type="float">
            <text:p>4.50E-07</text:p>
          </table:table-cell>
          <table:table-cell office:value-type="string" calcext:value-type="string">
            <text:p>integralLap</text:p>
          </table:table-cell>
          <table:table-cell table:style-name="ce4" office:value-type="float" office:value="0.000000000011357842685931" calcext:value-type="float">
            <text:p>1.14E-11</text:p>
          </table:table-cell>
          <table:table-cell office:value-type="string" calcext:value-type="string">
            <text:p>AreaMinor</text:p>
          </table:table-cell>
          <table:table-cell table:style-name="ce4" office:value-type="float" office:value="0.0000252288647487041" calcext:value-type="float">
            <text:p>2.52E-05</text:p>
          </table:table-cell>
          <table:table-cell table:number-columns-repeated="15"/>
        </table:table-row>
        <table:table-row table:style-name="ro1" table:number-rows-repeated="185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  <table:database-ranges>
        <table:database-range table:name="__Anonymous_Sheet_DB__1" table:target-range-address="Sheet2.A1:Sheet2.D2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4">00/00/0000</text:date>, <text:time style:data-style-name="N2" text:time-value="16:06:29.4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10:54:43.201000000</meta:creation-date>
    <dc:date>2019-02-14T01:07:30.574000000</dc:date>
    <meta:editing-duration>P1DT8H51M10S</meta:editing-duration>
    <meta:editing-cycles>31</meta:editing-cycles>
    <meta:generator>LibreOffice/5.3.7.2$Windows_X86_64 LibreOffice_project/6b8ed514a9f8b44d37a1b96673cbbdd077e24059</meta:generator>
    <meta:document-statistic meta:table-count="4" meta:cell-count="1383" meta:object-count="2"/>
  </office:meta>
</office:document-meta>
</file>